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fo:font-weight="bold" style:font-weight-asian="bold" style:font-weight-complex="bold"/>
    </style:style>
    <style:style style:name="ce10"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hin solid #000000" style:vertical-align="top"/>
    </style:style>
    <style:style style:name="ce1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15" style:family="table-cell" style:parent-style-name="Default" style:data-style-name="N0">
      <style:text-properties fo:color="#FF0000"/>
    </style:style>
    <style:style style:name="ce16" style:family="table-cell" style:parent-style-name="Default" style:data-style-name="N0">
      <style:table-cell-properties fo:border="thin solid #000000" style:vertical-align="top" fo:wrap-option="wrap" style:repeat-content="false"/>
      <style:paragraph-properties fo:text-align="start" fo:margin-left="0cm"/>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top"/>
      <style:text-properties fo:font-weight="bold" style:font-weight-asian="bold" style:font-weight-complex="bold"/>
    </style:style>
    <style:style style:name="ce19"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23"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9"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fo:border="thin solid #000000"/>
      <style:text-properties fo:font-weight="bold" style:font-weight-asian="bold" style:font-weight-complex="bold"/>
    </style:style>
    <style:style style:name="ce32" style:family="table-cell" style:parent-style-name="Default" style:data-style-name="N0">
      <style:table-cell-properties fo:border="thin solid #000000"/>
    </style:style>
    <style:style style:name="ce3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34"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35" style:family="table-cell" style:parent-style-name="Default" style:data-style-name="N0">
      <style:table-cell-properties fo:border="thin solid #000000" style:vertical-align="top" fo:wrap-option="wrap"/>
      <style:text-properties fo:color="#111111"/>
    </style:style>
    <style:style style:name="ce36" style:family="table-cell" style:parent-style-name="Default" style:data-style-name="N0">
      <style:table-cell-properties fo:border-top="thin solid #000000" fo:border-bottom="thin solid #000000" fo:border-left="none" fo:border-right="thin solid #000000"/>
    </style:style>
    <style:style style:name="ce37" style:family="table-cell" style:parent-style-name="Default" style:data-style-name="N0">
      <style:table-cell-properties fo:border="thin solid #000000" style:vertical-align="top" style:repeat-content="false"/>
      <style:paragraph-properties fo:text-align="center"/>
    </style:style>
    <style:style style:name="ce38" style:family="table-cell" style:parent-style-name="Default" style:data-style-name="N0">
      <style:table-cell-properties style:vertical-align="top" style:repeat-content="false"/>
      <style:paragraph-properties fo:text-align="start" fo:margin-left="0cm"/>
    </style:style>
    <style:style style:name="ce39" style:family="table-cell" style:parent-style-name="Default" style:data-style-name="N0">
      <style:table-cell-properties style:vertical-align="top" fo:wrap-option="wrap"/>
      <style:text-properties fo:font-weight="bold" style:font-weight-asian="bold" style:font-weight-complex="bold"/>
    </style:style>
    <style:style style:name="ce40"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41" style:family="table-cell" style:parent-style-name="Default" style:data-style-name="N0">
      <style:table-cell-properties style:vertical-align="top" fo:wrap-option="wrap" style:repeat-content="false"/>
      <style:paragraph-properties fo:text-align="start" fo:margin-left="0cm"/>
    </style:style>
    <style:style style:name="ce42"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45" style:family="table-cell" style:parent-style-name="Default" style:data-style-name="N0">
      <style:table-cell-properties style:vertical-align="automatic" fo:wrap-option="wrap"/>
    </style:style>
    <style:style style:name="ce46"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51" style:family="table-cell" style:parent-style-name="Default" style:data-style-name="N0">
      <style:text-properties fo:font-weight="bold" style:font-weight-asian="bold" style:font-weight-complex="bold"/>
    </style:style>
    <style:style style:name="ce5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3" style:family="table-cell" style:parent-style-name="Default" style:data-style-name="N0">
      <style:table-cell-properties style:vertical-align="top"/>
      <style:text-properties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6"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style>
    <style:style style:name="ce59"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16.9756666666667cm"/>
    </style:style>
    <style:style style:name="co2" style:family="table-column">
      <style:table-column-properties fo:break-before="auto" style:column-width="25.908cm"/>
    </style:style>
    <style:style style:name="co3" style:family="table-column">
      <style:table-column-properties fo:break-before="auto" style:column-width="1.69333333333333cm"/>
    </style:style>
    <style:style style:name="co4" style:family="table-column">
      <style:table-column-properties fo:break-before="auto" style:column-width="20.447cm"/>
    </style:style>
    <style:style style:name="co5" style:family="table-column">
      <style:table-column-properties fo:break-before="auto" style:column-width="22.1191666666667cm"/>
    </style:style>
    <style:style style:name="co6" style:family="table-column">
      <style:table-column-properties fo:break-before="auto" style:column-width="19.177cm"/>
    </style:style>
    <style:style style:name="co7" style:family="table-column">
      <style:table-column-properties fo:break-before="auto" style:column-width="20.8703333333333cm"/>
    </style:style>
    <style:style style:name="co8" style:family="table-column">
      <style:table-column-properties fo:break-before="auto" style:column-width="21.082cm"/>
    </style:style>
    <style:style style:name="co9" style:family="table-column">
      <style:table-column-properties fo:break-before="auto" style:column-width="18.6055cm"/>
    </style:style>
    <style:style style:name="co10" style:family="table-column">
      <style:table-column-properties fo:break-before="auto" style:column-width="21.5265cm"/>
    </style:style>
    <style:style style:name="co11" style:family="table-column">
      <style:table-column-properties fo:break-before="auto" style:column-width="26.4371666666667cm"/>
    </style:style>
    <style:style style:name="co12" style:family="table-column">
      <style:table-column-properties fo:break-before="auto" style:column-width="5.6515cm"/>
    </style:style>
    <style:style style:name="co13" style:family="table-column">
      <style:table-column-properties fo:break-before="auto" style:column-width="30.8398333333333cm"/>
    </style:style>
    <style:style style:name="co14" style:family="table-column">
      <style:table-column-properties fo:break-before="auto" style:column-width="3.53483333333333cm"/>
    </style:style>
    <style:style style:name="co15" style:family="table-column">
      <style:table-column-properties fo:break-before="auto" style:column-width="15.4516666666667cm"/>
    </style:style>
    <style:style style:name="co16" style:family="table-column">
      <style:table-column-properties fo:break-before="auto" style:column-width="13.3138333333333cm"/>
    </style:style>
    <style:style style:name="co17" style:family="table-column">
      <style:table-column-properties fo:break-before="auto" style:column-width="1.79916666666667cm"/>
    </style:style>
    <style:style style:name="co18" style:family="table-column">
      <style:table-column-properties fo:break-before="auto" style:column-width="4.953cm"/>
    </style:style>
    <style:style style:name="co19" style:family="table-column">
      <style:table-column-properties fo:break-before="auto" style:column-width="29.2311666666667cm"/>
    </style:style>
    <style:style style:name="co20" style:family="table-column">
      <style:table-column-properties fo:break-before="auto" style:column-width="11.6416666666667cm"/>
    </style:style>
    <style:style style:name="co21" style:family="table-column">
      <style:table-column-properties fo:break-before="auto" style:column-width="11.5781666666667cm"/>
    </style:style>
    <style:style style:name="co22" style:family="table-column">
      <style:table-column-properties fo:break-before="auto" style:column-width="9.779cm"/>
    </style:style>
    <style:style style:name="co23" style:family="table-column">
      <style:table-column-properties fo:break-before="auto" style:column-width="13.462cm"/>
    </style:style>
    <style:style style:name="co24" style:family="table-column">
      <style:table-column-properties fo:break-before="auto" style:column-width="7.97983333333333cm"/>
    </style:style>
    <style:style style:name="co25" style:family="table-column">
      <style:table-column-properties fo:break-before="auto" style:column-width="7.493cm"/>
    </style:style>
    <style:style style:name="co26" style:family="table-column">
      <style:table-column-properties fo:break-before="auto" style:column-width="10.9431666666667cm"/>
    </style:style>
    <style:style style:name="co27" style:family="table-column">
      <style:table-column-properties fo:break-before="auto" style:column-width="11.4511666666667cm"/>
    </style:style>
    <style:style style:name="co28" style:family="table-column">
      <style:table-column-properties fo:break-before="auto" style:column-width="11.5146666666667cm"/>
    </style:style>
    <style:style style:name="co29" style:family="table-column">
      <style:table-column-properties fo:break-before="auto" style:column-width="3.1115cm"/>
    </style:style>
    <style:style style:name="co30" style:family="table-column">
      <style:table-column-properties fo:break-before="auto" style:column-width="10.4563333333333cm"/>
    </style:style>
    <style:style style:name="co31" style:family="table-column">
      <style:table-column-properties fo:break-before="auto" style:column-width="8.80533333333333cm"/>
    </style:style>
    <style:style style:name="co32" style:family="table-column">
      <style:table-column-properties fo:break-before="auto" style:column-width="2.26483333333333cm"/>
    </style:style>
    <style:style style:name="ro1" style:family="table-row">
      <style:table-row-properties style:row-height="14.4pt" style:use-optimal-row-height="true" fo:break-before="auto"/>
    </style:style>
    <style:style style:name="ro2" style:family="table-row">
      <style:table-row-properties style:row-height="72pt" style:use-optimal-row-height="true" fo:break-before="auto"/>
    </style:style>
    <style:style style:name="ro3" style:family="table-row">
      <style:table-row-properties style:row-height="58.8pt" style:use-optimal-row-height="false" fo:break-before="auto"/>
    </style:style>
    <style:style style:name="ro4" style:family="table-row">
      <style:table-row-properties style:row-height="19.2pt" style:use-optimal-row-height="false" fo:break-before="auto"/>
    </style:style>
    <style:style style:name="ro5" style:family="table-row">
      <style:table-row-properties style:row-height="57.6pt" style:use-optimal-row-height="true" fo:break-before="auto"/>
    </style:style>
    <style:style style:name="ro6" style:family="table-row">
      <style:table-row-properties style:row-height="28.8pt" style:use-optimal-row-height="true" fo:break-before="auto"/>
    </style:style>
    <style:style style:name="ro7" style:family="table-row">
      <style:table-row-properties style:row-height="30pt" style:use-optimal-row-height="false" fo:break-before="auto"/>
    </style:style>
    <style:style style:name="ro8" style:family="table-row">
      <style:table-row-properties style:row-height="19.8pt" style:use-optimal-row-height="false" fo:break-before="auto"/>
    </style:style>
    <style:style style:name="ro9" style:family="table-row">
      <style:table-row-properties style:row-height="80.4pt" style:use-optimal-row-height="false" fo:break-before="auto"/>
    </style:style>
    <style:style style:name="ro10" style:family="table-row">
      <style:table-row-properties style:row-height="64.2pt" style:use-optimal-row-height="false" fo:break-before="auto"/>
    </style:style>
    <style:style style:name="ro11" style:family="table-row">
      <style:table-row-properties style:row-height="90pt" style:use-optimal-row-height="false" fo:break-before="auto"/>
    </style:style>
    <style:style style:name="ro12" style:family="table-row">
      <style:table-row-properties style:row-height="54pt" style:use-optimal-row-height="false" fo:break-before="auto"/>
    </style:style>
    <style:style style:name="ro13" style:family="table-row">
      <style:table-row-properties style:row-height="21.6pt" style:use-optimal-row-height="false" fo:break-before="auto"/>
    </style:style>
    <style:style style:name="ro14" style:family="table-row">
      <style:table-row-properties style:row-height="29.4pt" style:use-optimal-row-height="false" fo:break-before="auto"/>
    </style:style>
    <style:style style:name="ro15" style:family="table-row">
      <style:table-row-properties style:row-height="26.4pt" style:use-optimal-row-height="false" fo:break-before="auto"/>
    </style:style>
    <style:style style:name="ro16" style:family="table-row">
      <style:table-row-properties style:row-height="27.6pt" style:use-optimal-row-height="false" fo:break-before="auto"/>
    </style:style>
    <style:style style:name="ro17" style:family="table-row">
      <style:table-row-properties style:row-height="18pt" style:use-optimal-row-height="false" fo:break-before="auto"/>
    </style:style>
    <style:style style:name="ro18" style:family="table-row">
      <style:table-row-properties style:row-height="21pt" style:use-optimal-row-height="false" fo:break-before="auto"/>
    </style:style>
    <style:style style:name="ro19" style:family="table-row">
      <style:table-row-properties style:row-height="24.6pt" style:use-optimal-row-height="false" fo:break-before="auto"/>
    </style:style>
    <style:style style:name="ro20" style:family="table-row">
      <style:table-row-properties style:row-height="17.4pt" style:use-optimal-row-height="false" fo:break-before="auto"/>
    </style:style>
    <style:style style:name="ro21" style:family="table-row">
      <style:table-row-properties style:row-height="25.8pt" style:use-optimal-row-height="false" fo:break-before="auto"/>
    </style:style>
    <style:style style:name="ro22" style:family="table-row">
      <style:table-row-properties style:row-height="27pt" style:use-optimal-row-height="false" fo:break-before="auto"/>
    </style:style>
    <style:style style:name="ro23" style:family="table-row">
      <style:table-row-properties style:row-height="14.4pt" style:use-optimal-row-height="false" fo:break-before="auto"/>
    </style:style>
    <style:style style:name="ro24" style:family="table-row">
      <style:table-row-properties style:row-height="43.2pt" style:use-optimal-row-height="true" fo:break-before="auto"/>
    </style:style>
    <style:style style:name="ro25" style:family="table-row">
      <style:table-row-properties style:row-height="25.2pt" style:use-optimal-row-height="false" fo:break-before="auto"/>
    </style:style>
    <style:style style:name="ro26" style:family="table-row">
      <style:table-row-properties style:row-height="33.75pt" style:use-optimal-row-height="false" fo:break-before="auto"/>
    </style:style>
    <style:style style:name="ro27" style:family="table-row">
      <style:table-row-properties style:row-height="43.8pt" style:use-optimal-row-height="false" fo:break-before="auto"/>
    </style:style>
    <style:style style:name="ro28" style:family="table-row">
      <style:table-row-properties style:row-height="36pt" style:use-optimal-row-height="false" fo:break-before="auto"/>
    </style:style>
    <style:style style:name="ro29" style:family="table-row">
      <style:table-row-properties style:row-height="88.8pt" style:use-optimal-row-height="false" fo:break-before="auto"/>
    </style:style>
    <style:style style:name="ro30" style:family="table-row">
      <style:table-row-properties style:row-height="33pt" style:use-optimal-row-height="false" fo:break-before="auto"/>
    </style:style>
    <style:style style:name="ro31" style:family="table-row">
      <style:table-row-properties style:row-height="49.8pt" style:use-optimal-row-height="false" fo:break-before="auto"/>
    </style:style>
    <style:style style:name="ro32" style:family="table-row">
      <style:table-row-properties style:row-height="76.2pt" style:use-optimal-row-height="false" fo:break-before="auto"/>
    </style:style>
    <style:style style:name="ro33" style:family="table-row">
      <style:table-row-properties style:row-height="209.4pt" style:use-optimal-row-height="false" fo:break-before="auto"/>
    </style:style>
    <style:style style:name="ro34" style:family="table-row">
      <style:table-row-properties style:row-height="61.8pt" style:use-optimal-row-height="false" fo:break-before="auto"/>
    </style:style>
    <style:style style:name="ro35" style:family="table-row">
      <style:table-row-properties style:row-height="20.4pt" style:use-optimal-row-height="false" fo:break-before="auto"/>
    </style:style>
    <style:style style:name="ro36" style:family="table-row">
      <style:table-row-properties style:row-height="45pt" style:use-optimal-row-height="false" fo:break-before="auto"/>
    </style:style>
    <style:style style:name="ro37" style:family="table-row">
      <style:table-row-properties style:row-height="63pt" style:use-optimal-row-height="false" fo:break-before="auto"/>
    </style:style>
    <style:style style:name="ro38" style:family="table-row">
      <style:table-row-properties style:row-height="36.6pt" style:use-optimal-row-height="false" fo:break-before="auto"/>
    </style:style>
    <style:style style:name="ro39" style:family="table-row">
      <style:table-row-properties style:row-height="22.8pt" style:use-optimal-row-height="false" fo:break-before="auto"/>
    </style:style>
    <style:style style:name="ro40" style:family="table-row">
      <style:table-row-properties style:row-height="22.2pt" style:use-optimal-row-height="false" fo:break-before="auto"/>
    </style:style>
    <style:style style:name="ro41" style:family="table-row">
      <style:table-row-properties style:row-height="31.8pt" style:use-optimal-row-height="false" fo:break-before="auto"/>
    </style:style>
    <style:style style:name="ro42" style:family="table-row">
      <style:table-row-properties style:row-height="24pt" style:use-optimal-row-height="false" fo:break-before="auto"/>
    </style:style>
    <style:style style:name="ro43" style:family="table-row">
      <style:table-row-properties style:row-height="18.6pt" style:use-optimal-row-height="false" fo:break-before="auto"/>
    </style:style>
    <style:style style:name="ro44" style:family="table-row">
      <style:table-row-properties style:row-height="34.2pt" style:use-optimal-row-height="false" fo:break-before="auto"/>
    </style:style>
    <style:style style:name="ro45" style:family="table-row">
      <style:table-row-properties style:row-height="15pt" style:use-optimal-row-height="true" fo:break-before="auto"/>
    </style:style>
    <style:style style:name="ro46" style:family="table-row">
      <style:table-row-properties style:row-height="105.6pt" style:use-optimal-row-height="false" fo:break-before="auto"/>
    </style:style>
    <style:style style:name="ro47" style:family="table-row">
      <style:table-row-properties style:row-height="39.75pt" style:use-optimal-row-height="false" fo:break-before="auto"/>
    </style:style>
    <style:style style:name="ro48" style:family="table-row">
      <style:table-row-properties style:row-height="35.25pt" style:use-optimal-row-height="false" fo:break-before="auto"/>
    </style:style>
    <style:style style:name="ro49" style:family="table-row">
      <style:table-row-properties style:row-height="88.5pt" style:use-optimal-row-height="false" fo:break-before="auto"/>
    </style:style>
    <style:style style:name="ro50" style:family="table-row">
      <style:table-row-properties style:row-height="55.8pt" style:use-optimal-row-height="false" fo:break-before="auto"/>
    </style:style>
    <style:style style:name="ro51" style:family="table-row">
      <style:table-row-properties style:row-height="29.25pt" style:use-optimal-row-height="false" fo:break-before="auto"/>
    </style:style>
    <style:style style:name="ro52" style:family="table-row">
      <style:table-row-properties style:row-height="46.5pt" style:use-optimal-row-height="false" fo:break-before="auto"/>
    </style:style>
    <style:style style:name="ro53" style:family="table-row">
      <style:table-row-properties style:row-height="63.75pt" style:use-optimal-row-height="false" fo:break-before="auto"/>
    </style:style>
    <style:style style:name="ro54" style:family="table-row">
      <style:table-row-properties style:row-height="61.5pt" style:use-optimal-row-height="false" fo:break-before="auto"/>
    </style:style>
    <style:style style:name="ro55" style:family="table-row">
      <style:table-row-properties style:row-height="16.8pt" style:use-optimal-row-height="false" fo:break-before="auto"/>
    </style:style>
    <style:style style:name="ro56" style:family="table-row">
      <style:table-row-properties style:row-height="109.5pt" style:use-optimal-row-height="false" fo:break-before="auto"/>
    </style:style>
    <style:style style:name="ro57" style:family="table-row">
      <style:table-row-properties style:row-height="66pt" style:use-optimal-row-height="false" fo:break-before="auto"/>
    </style:style>
    <style:style style:name="ro58" style:family="table-row">
      <style:table-row-properties style:row-height="115.2pt" style:use-optimal-row-height="true" fo:break-before="auto"/>
    </style:style>
    <style:style style:name="ro59" style:family="table-row">
      <style:table-row-properties style:row-height="86.4pt" style:use-optimal-row-height="true" fo:break-before="auto"/>
    </style:style>
    <style:style style:name="ro60" style:family="table-row">
      <style:table-row-properties style:row-height="12.75pt" style:use-optimal-row-height="false" fo:break-before="auto"/>
    </style:style>
    <style:style style:name="ro61" style:family="table-row">
      <style:table-row-properties style:row-height="14.1pt" style:use-optimal-row-height="true" fo:break-before="auto"/>
    </style:style>
    <style:style style:name="ro62" style:family="table-row">
      <style:table-row-properties style:row-height="194.25pt" style:use-optimal-row-height="false" fo:break-before="auto"/>
    </style:style>
    <style:style style:name="ro63" style:family="table-row">
      <style:table-row-properties style:row-height="35.7pt" style:use-optimal-row-height="false" fo:break-before="auto"/>
    </style:style>
    <style:style style:name="ro64" style:family="table-row">
      <style:table-row-properties style:row-height="144pt" style:use-optimal-row-height="true" fo:break-before="auto"/>
    </style:style>
    <style:style style:name="ro65" style:family="table-row">
      <style:table-row-properties style:row-height="187.2pt" style:use-optimal-row-height="false" fo:break-before="auto"/>
    </style:style>
    <style:style style:name="ro66" style:family="table-row">
      <style:table-row-properties style:row-height="100.8pt" style:use-optimal-row-height="true" fo:break-before="auto"/>
    </style:style>
    <style:style style:name="ro67" style:family="table-row">
      <style:table-row-properties style:row-height="158.4pt" style:use-optimal-row-height="true" fo:break-before="auto"/>
    </style:style>
    <style:style style:name="ro68" style:family="table-row">
      <style:table-row-properties style:row-height="190.65pt" style:use-optimal-row-height="false" fo:break-before="auto"/>
    </style:style>
    <style:style style:name="ro69" style:family="table-row">
      <style:table-row-properties style:row-height="42pt" style:use-optimal-row-height="true" fo:break-before="auto"/>
    </style:style>
    <style:style style:name="ro70" style:family="table-row">
      <style:table-row-properties style:row-height="102.45pt" style:use-optimal-row-height="false" fo:break-before="auto"/>
    </style:style>
    <style:style style:name="ro71" style:family="table-row">
      <style:table-row-properties style:row-height="22.95pt" style:use-optimal-row-height="false" fo:break-before="auto"/>
    </style:style>
    <style:style style:name="ro72" style:family="table-row">
      <style:table-row-properties style:row-height="170.7pt" style:use-optimal-row-height="false" fo:break-before="auto"/>
    </style:style>
    <style:style style:name="ro73" style:family="table-row">
      <style:table-row-properties style:row-height="151.35pt" style:use-optimal-row-height="false" fo:break-before="auto"/>
    </style:style>
    <style:style style:name="ro74" style:family="table-row">
      <style:table-row-properties style:row-height="46.95pt" style:use-optimal-row-height="false" fo:break-before="auto"/>
    </style:style>
    <style:style style:name="ro75" style:family="table-row">
      <style:table-row-properties style:row-height="126.75pt" style:use-optimal-row-height="false" fo:break-before="auto"/>
    </style:style>
    <style:style style:name="ro76"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2">
          <table:table-cell office:value-type="string" table:style-name="ce3">
            <text:p>Variables, objects, for each loop , while do loop, switch /case, Arrays/ Arrays de obiecte, Interfaces, Lists,</text:p>
            <text:p>getter /seters/ Encapsulare, memory models</text:p>
            <text:p/>
            <text:p>private &gt; getter /setter &gt; constructor &gt; obiect cu parametru cheama metode din alte clase</text:p>
          </table:table-cell>
          <table:table-cell table:style-name="ce2"/>
          <table:table-cell table:number-columns-repeated="16382"/>
        </table:table-row>
        <table:table-row table:style-name="ro3">
          <table:table-cell office:value-type="string" table:style-name="ce4">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3">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ext:p>Daca un for loop nu are acolade se executa prin loop doar primul statement din loop.<text:s/></text:p>
          </table:table-cell>
          <table:table-cell table:number-columns-repeated="16382"/>
        </table:table-row>
        <table:table-row table:style-name="ro4">
          <table:table-cell office:value-type="string" table:style-name="ce4">
            <text:p>if (i % 3 == 0 &amp;&amp; i % 5 == 0)</text:p>
          </table:table-cell>
          <table:table-cell office:value-type="string" table:style-name="ce5">
            <text:p>Semnul &amp;&amp; returnează TRUE dacă ambele afirmații sunt TRUE</text:p>
          </table:table-cell>
          <table:table-cell table:number-columns-repeated="16382"/>
        </table:table-row>
        <table:table-row table:style-name="ro4">
          <table:table-cell office:value-type="string" table:style-name="ce4">
            <text:p>||</text:p>
          </table:table-cell>
          <table:table-cell office:value-type="string" table:style-name="ce5">
            <text:p>Returnează TRUE dacă una dintre afirmații este TRUE</text:p>
          </table:table-cell>
          <table:table-cell table:number-columns-repeated="16382"/>
        </table:table-row>
        <table:table-row table:style-name="ro5">
          <table:table-cell office:value-type="string" table:style-name="ce6">
            <text:p>for (int i=0; i&lt;5; i++) {System.out.println ("Java is fun!");</text:p>
            <text:p>for (int i = litere.length - 1; i&gt;=0; <text:s/>i--)</text:p>
            <text:p>for (int i=0; i&lt;cars.lenght; i++)</text:p>
            <text:p>este echivalentul for (String i : cars)<text:s/></text:p>
          </table:table-cell>
          <table:table-cell office:value-type="string" table:style-name="ce6">
            <text:p>Printeaza de 5 ori mesajul.<text:s/></text:p>
            <text:p>Afiseaza elementele dintr-un Array <text:s/>in ordine inversa.<text:s/></text:p>
          </table:table-cell>
          <table:table-cell table:number-columns-repeated="16382" table:style-name="ce7"/>
        </table:table-row>
        <table:table-row table:style-name="ro6">
          <table:table-cell office:value-type="string" table:style-name="ce3">
            <text:p>String x = "5555555"; <text:s/>// In string trebuie sa fie un numar fara litere ,caractere, spatii</text:p>
            <text:p><text:s text:c="8"/>System.out.println(Integer.parseInt(x));</text:p>
          </table:table-cell>
          <table:table-cell office:value-type="string" table:style-name="ce3">
            <text:p>Converteste un string <text:s/>intr-un numar .<text:s/></text:p>
          </table:table-cell>
          <table:table-cell table:number-columns-repeated="16382" table:style-name="ce7"/>
        </table:table-row>
        <table:table-row table:style-name="ro1">
          <table:table-cell office:value-type="string" table:style-name="ce3">
            <text:p>String.valueOf()</text:p>
          </table:table-cell>
          <table:table-cell office:value-type="string" table:style-name="ce3">
            <text:p>Converteste orice valoare intr-un string</text:p>
          </table:table-cell>
          <table:table-cell table:number-columns-repeated="16382" table:style-name="ce7"/>
        </table:table-row>
        <table:table-row table:style-name="ro1">
          <table:table-cell office:value-type="string" table:style-name="ce3">
            <text:p>int [] ch = new int[5];</text:p>
          </table:table-cell>
          <table:table-cell office:value-type="string" table:style-name="ce3">
            <text:p>Defineste lenghtul maxim pe care il poate avea arrayul.</text:p>
          </table:table-cell>
          <table:table-cell table:number-columns-repeated="16382" table:style-name="ce7"/>
        </table:table-row>
        <table:table-row table:style-name="ro1">
          <table:table-cell office:value-type="string" table:style-name="ce5">
            <text:p>atributele clasei</text:p>
          </table:table-cell>
          <table:table-cell office:value-type="string" table:style-name="ce5">
            <text:p>atributele clasei pot fi accesate doar prin obiecte</text:p>
          </table:table-cell>
          <table:table-cell table:number-columns-repeated="16382" table:style-name="ce7"/>
        </table:table-row>
        <table:table-row table:style-name="ro1">
          <table:table-cell office:value-type="string" table:style-name="ce5">
            <text:p>variabilele functiei(metodei)</text:p>
          </table:table-cell>
          <table:table-cell office:value-type="string" table:style-name="ce5">
            <text:p>variabilele pot fi accesate fara obiecte</text:p>
          </table:table-cell>
          <table:table-cell table:number-columns-repeated="16382" table:style-name="ce7"/>
        </table:table-row>
        <table:table-row table:style-name="ro7">
          <table:table-cell office:value-type="string" table:style-name="ce6">
            <text:p>static<text:s/></text:p>
            <text:p>public<text:s/></text:p>
          </table:table-cell>
          <table:table-cell office:value-type="string" table:style-name="ce6">
            <text:p>variabila, functia, clasa poate fi accesata fara obiecte</text:p>
            <text:p>variabila, functia, clasa poate fi accesata doar prin obiecte</text:p>
          </table:table-cell>
          <table:table-cell table:number-columns-repeated="16382" table:style-name="ce7"/>
        </table:table-row>
        <table:table-row table:style-name="ro8">
          <table:table-cell office:value-type="string" table:style-name="ce6">
            <text:p>void</text:p>
          </table:table-cell>
          <table:table-cell office:value-type="string" table:style-name="ce6">
            <text:p>functia nu returneaza nici o valoare dar se poate printa in ea cu (System.out.println)</text:p>
          </table:table-cell>
          <table:table-cell table:number-columns-repeated="16382" table:style-name="ce7"/>
        </table:table-row>
        <table:table-row table:style-name="ro9">
          <table:table-cell office:value-type="string" table:style-name="ce6">
            <text:p>return (trebuie definita o functie fara void si cu datatype adica:</text:p>
            <text:p>int functienume () { }</text:p>
          </table:table-cell>
          <table:table-cell office:value-type="string" table:style-name="ce6">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style-name="ce7"/>
        </table:table-row>
        <table:table-row table:style-name="ro10">
          <table:table-cell office:value-type="string" table:style-name="ce6">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6">
            <text:p>//get si set // <text:s/>Cheama o variabila dintr-o functie a unei alte clase</text:p>
          </table:table-cell>
          <table:table-cell table:number-columns-repeated="16382" table:style-name="ce7"/>
        </table:table-row>
        <table:table-row table:style-name="ro5">
          <table:table-cell office:value-type="string" table:style-name="ce6">
            <text:p>String [] cars = {"Volvo", "Lambo"};</text:p>
            <text:p><text:s text:c="8"/>for (int i=0; i&lt;2; i++)</text:p>
            <text:p><text:s text:c="8"/>System.out.println (cars[i]);</text:p>
          </table:table-cell>
          <table:table-cell office:value-type="string" table:style-name="ce6">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style-name="ce7"/>
        </table:table-row>
        <table:table-row table:style-name="ro11">
          <table:table-cell office:value-type="string" table:style-name="ce6">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6">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style-name="ce7"/>
        </table:table-row>
        <table:table-row table:style-name="ro11">
          <table:table-cell office:value-type="string" table:style-name="ce6">
            <text:p>int[] array = {20, 30, 40};</text:p>
            <text:p>Arrays.toString(array);</text:p>
            <text:p>array[1] = 30</text:p>
          </table:table-cell>
          <table:table-cell office:value-type="string" table:style-name="ce6">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style-name="ce7"/>
        </table:table-row>
        <table:table-row table:style-name="ro12">
          <table:table-cell office:value-type="string" table:style-name="ce6">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6">
            <text:p>Formatare data in alt format</text:p>
          </table:table-cell>
          <table:table-cell table:number-columns-repeated="16382" table:style-name="ce7"/>
        </table:table-row>
        <table:table-row table:style-name="ro13">
          <table:table-cell office:value-type="string" table:style-name="ce6">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6">
            <text:p>Creeaza fisier nou</text:p>
          </table:table-cell>
          <table:table-cell table:number-columns-repeated="16382" table:style-name="ce7"/>
        </table:table-row>
        <table:table-row table:style-name="ro14">
          <table:table-cell office:value-type="string" table:style-name="ce6">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6">
            <text:p>Scrie intr-un fisier nou</text:p>
          </table:table-cell>
          <table:table-cell table:number-columns-repeated="16382"/>
        </table:table-row>
        <table:table-row table:style-name="ro14">
          <table:table-cell office:value-type="string" table:style-name="ce6">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6">
            <text:p>Scrie pe randul urmator fara sa faca overwrite la textul existent intr-un fisier.</text:p>
          </table:table-cell>
          <table:table-cell table:number-columns-repeated="16382"/>
        </table:table-row>
        <table:table-row table:style-name="ro15">
          <table:table-cell office:value-type="string" table:style-name="ce6">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6">
            <text:p>Citeste prima linie dintr-un fisier</text:p>
          </table:table-cell>
          <table:table-cell table:number-columns-repeated="16382"/>
        </table:table-row>
        <table:table-row table:style-name="ro16">
          <table:table-cell office:value-type="string" table:style-name="ce6">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Creeaza , scrie si citeste tot continutul unui fisier</text:p>
          </table:table-cell>
          <table:table-cell table:number-columns-repeated="16382"/>
        </table:table-row>
        <table:table-row table:style-name="ro16">
          <table:table-cell office:value-type="string" table:style-name="ce6">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Sterge fisier</text:p>
          </table:table-cell>
          <table:table-cell table:number-columns-repeated="16382"/>
        </table:table-row>
        <table:table-row table:style-name="ro17">
          <table:table-cell office:value-type="string" table:style-name="ce6">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6">
            <text:p>Creare director</text:p>
          </table:table-cell>
          <table:table-cell table:number-columns-repeated="16382"/>
        </table:table-row>
        <table:table-row table:style-name="ro18">
          <table:table-cell office:value-type="string" table:style-name="ce6">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6">
            <text:p>Stergere director</text:p>
          </table:table-cell>
          <table:table-cell table:number-columns-repeated="16382"/>
        </table:table-row>
        <table:table-row table:style-name="ro18">
          <table:table-cell office:value-type="string" table:style-name="ce6">
            <text:p>System.out.print<text:s/></text:p>
          </table:table-cell>
          <table:table-cell office:value-type="string" table:style-name="ce6">
            <text:p>Afiseaza outputul pe aceeasi linie</text:p>
          </table:table-cell>
          <table:table-cell table:number-columns-repeated="16382"/>
        </table:table-row>
        <table:table-row table:style-name="ro1">
          <table:table-cell office:value-type="string" table:style-name="ce6">
            <text:p>System.out.printf("%,d " , 300000);</text:p>
          </table:table-cell>
          <table:table-cell office:value-type="string" table:style-name="ce6">
            <text:p>Afiseaza numarul 300000 formatat astfel : 300, 000</text:p>
          </table:table-cell>
          <table:table-cell table:number-columns-repeated="16382"/>
        </table:table-row>
        <table:table-row table:style-name="ro1">
          <table:table-cell office:value-type="string" table:style-name="ce6">
            <text:p>System.out.prints("%s, %s %n" , x, x)<text:s/></text:p>
          </table:table-cell>
          <table:table-cell office:value-type="string" table:style-name="ce6">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6">
            <text:p>System.out.printf( "%.2f MB" , fisierlungime/ 1024 / 1024);</text:p>
          </table:table-cell>
          <table:table-cell office:value-type="string" table:style-name="ce6">
            <text:p>Afiseaza numarul de tip double cu 2 zecimale<text:s/></text:p>
          </table:table-cell>
          <table:table-cell table:number-columns-repeated="16382"/>
        </table:table-row>
        <table:table-row table:style-name="ro1">
          <table:table-cell office:value-type="string" table:style-name="ce6">
            <text:p>System.out.printf("Current Date time: %tc", System.currentTimeMillis());</text:p>
          </table:table-cell>
          <table:table-cell office:value-type="string" table:style-name="ce6">
            <text:p>Afiseaza data si ora curenta in milisecunde dar o convertim.<text:s/></text:p>
          </table:table-cell>
          <table:table-cell table:number-columns-repeated="16382"/>
        </table:table-row>
        <table:table-row table:style-name="ro8">
          <table:table-cell office:value-type="string" table:style-name="ce6">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6">
            <text:p>Converteste data in ce format vrem noi</text:p>
          </table:table-cell>
          <table:table-cell table:number-columns-repeated="16382"/>
        </table:table-row>
        <table:table-row table:style-name="ro1">
          <table:table-cell office:value-type="string" table:style-name="ce6">
            <text:p>123456 % 10</text:p>
          </table:table-cell>
          <table:table-cell office:value-type="string" table:style-name="ce6">
            <text:p>Extrage cifra 6 a numarului folosind modul de 10 <text:s/>adica rest 6.<text:s/></text:p>
          </table:table-cell>
          <table:table-cell table:number-columns-repeated="16382"/>
        </table:table-row>
        <table:table-row table:style-name="ro19">
          <table:table-cell office:value-type="string" table:style-name="ce6">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6">
            <text:p>Suma cifrelor unui sumar</text:p>
          </table:table-cell>
          <table:table-cell table:number-columns-repeated="16382"/>
        </table:table-row>
        <table:table-row table:style-name="ro1">
          <table:table-cell office:value-type="string" table:style-name="ce6">
            <text:p>if (i % 3 == 0)</text:p>
          </table:table-cell>
          <table:table-cell office:value-type="string" table:style-name="ce6">
            <text:p>Verifici daca un numar este divizibil cu 3</text:p>
          </table:table-cell>
          <table:table-cell table:number-columns-repeated="16382"/>
        </table:table-row>
        <table:table-row table:style-name="ro20">
          <table:table-cell office:value-type="string" table:style-name="ce6">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6">
            <text:p>Numarul de divizori al unui numar</text:p>
          </table:table-cell>
          <table:table-cell table:number-columns-repeated="16382"/>
        </table:table-row>
        <table:table-row table:style-name="ro1">
          <table:table-cell office:value-type="string" table:style-name="ce6">
            <text:p>scanner.nextLine()</text:p>
          </table:table-cell>
          <table:table-cell office:value-type="string" table:style-name="ce6">
            <text:p>Citeste user input (adica un string poti sa scrii in linie de comanda)</text:p>
          </table:table-cell>
          <table:table-cell table:number-columns-repeated="16382"/>
        </table:table-row>
        <table:table-row table:style-name="ro1">
          <table:table-cell office:value-type="string" table:style-name="ce6">
            <text:p>char[] letters = scanner.nextLine().toCharArray();</text:p>
          </table:table-cell>
          <table:table-cell office:value-type="string" table:style-name="ce6">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6">
            <text:p>char[] letters = {'A', 'B', 'C'}</text:p>
          </table:table-cell>
          <table:table-cell office:value-type="string" table:style-name="ce6">
            <text:p>Un char array cu 3 caractere</text:p>
          </table:table-cell>
          <table:table-cell table:number-columns-repeated="16382"/>
        </table:table-row>
        <table:table-row table:style-name="ro1">
          <table:table-cell office:value-type="string" table:style-name="ce6">
            <text:p>Character.isLetter(ch[i])</text:p>
          </table:table-cell>
          <table:table-cell office:value-type="string" table:style-name="ce6">
            <text:p>Determina daca caracterul respectiv este o litera. Se foloseste de obicei intr-un Array de caractere.</text:p>
          </table:table-cell>
          <table:table-cell table:number-columns-repeated="16382"/>
        </table:table-row>
        <table:table-row table:style-name="ro1">
          <table:table-cell office:value-type="string" table:style-name="ce6">
            <text:p>Character.getNumericValue(ch[i])</text:p>
          </table:table-cell>
          <table:table-cell office:value-type="string" table:style-name="ce6">
            <text:p>Converteste char in int intr-un Array de charactere</text:p>
          </table:table-cell>
          <table:table-cell table:number-columns-repeated="16382"/>
        </table:table-row>
        <table:table-row table:style-name="ro21">
          <table:table-cell office:value-type="string" table:style-name="ce6">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6">
            <text:p>Parola in consola care nu se vede scrisul</text:p>
          </table:table-cell>
          <table:table-cell table:number-columns-repeated="16382"/>
        </table:table-row>
        <table:table-row table:style-name="ro1">
          <table:table-cell office:value-type="string" table:style-name="ce6">
            <text:p>Arrays.fill()</text:p>
          </table:table-cell>
          <table:table-cell office:value-type="string" table:style-name="ce6">
            <text:p>Completeaza valorile din Array din indexul specificat.</text:p>
          </table:table-cell>
          <table:table-cell table:number-columns-repeated="16382"/>
        </table:table-row>
        <table:table-row table:style-name="ro22">
          <table:table-cell office:value-type="string" table:style-name="ce6">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6">
            <text:p>Size-ul unui fisier in bytes sau MB</text:p>
          </table:table-cell>
          <table:table-cell table:number-columns-repeated="16382"/>
        </table:table-row>
        <table:table-row table:style-name="ro23">
          <table:table-cell office:value-type="string" table:style-name="ce8">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9">
            <text:p>Converteste in litera mare fiecare cuvant dintr-un string</text:p>
          </table:table-cell>
          <table:table-cell table:number-columns-repeated="16382"/>
        </table:table-row>
        <table:table-row table:style-name="ro17">
          <table:table-cell office:value-type="string" table:style-name="ce6">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6">
            <text:p>Gaseste penultimul cuvant dintr-un string</text:p>
          </table:table-cell>
          <table:table-cell table:number-columns-repeated="16382"/>
        </table:table-row>
        <table:table-row table:style-name="ro5">
          <table:table-cell office:value-type="string" table:style-name="ce6">
            <text:p><text:s text:c="8"/>for (int i = ch.length - 1; i &gt;= 0; i--) {</text:p>
            <text:p>result += ch[i];</text:p>
            <text:p><text:s text:c="8"/>}</text:p>
            <text:p><text:s text:c="8"/>System.out.println(result.trim());</text:p>
          </table:table-cell>
          <table:table-cell office:value-type="string" table:style-name="ce6">
            <text:p>Caracterele din Array le salvam intr-o variabila si dupa aceea aplicam trim ca sa stearga spatiile goale din Array de la stanga si la dreapta.<text:s/></text:p>
          </table:table-cell>
          <table:table-cell table:number-columns-repeated="16382"/>
        </table:table-row>
        <table:table-row table:style-name="ro24">
          <table:table-cell office:value-type="string" table:style-name="ce6">
            <text:p>(a &gt; b) ? a : b;</text:p>
          </table:table-cell>
          <table:table-cell office:value-type="string" table:style-name="ce6">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6">
            <text:p>x - (x/y) * y</text:p>
          </table:table-cell>
          <table:table-cell office:value-type="string" table:style-name="ce6">
            <text:p>Modulul a doua numere intregi fara sa folosesti semnul de modul</text:p>
          </table:table-cell>
          <table:table-cell table:number-columns-repeated="16382"/>
        </table:table-row>
        <table:table-row table:style-name="ro6">
          <table:table-cell office:value-type="string" table:style-name="ce6">
            <text:p>String x = "Python 3.0";</text:p>
            <text:p>x.substring(0,7)<text:s/></text:p>
          </table:table-cell>
          <table:table-cell office:value-type="string" table:style-name="ce6">
            <text:p>Extrage stringul intre indexul respectiv<text:s/></text:p>
          </table:table-cell>
          <table:table-cell table:number-columns-repeated="16382"/>
        </table:table-row>
        <table:table-row table:style-name="ro8">
          <table:table-cell office:value-type="string" table:style-name="ce6">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6">
            <text:p>Gaseste valoarea cea mai mare dintr-un array</text:p>
          </table:table-cell>
          <table:table-cell table:number-columns-repeated="16382"/>
        </table:table-row>
        <table:table-row table:style-name="ro1">
          <table:table-cell office:value-type="string" table:style-name="ce6">
            <text:p>x.startsWith("Hello")</text:p>
          </table:table-cell>
          <table:table-cell office:value-type="string" table:style-name="ce6">
            <text:p>Verifica daca stringul nostru incepe cu cuvantul "Hello" si returneaza true sau false</text:p>
          </table:table-cell>
          <table:table-cell table:number-columns-repeated="16382"/>
        </table:table-row>
        <table:table-row table:style-name="ro8">
          <table:table-cell office:value-type="string" table:style-name="ce6">
            <text:p>import java.util.Arrays;</text:p>
            <text:p/>
            <text:p>public class Main {</text:p>
            <text:p><text:s text:c="4"/>public static void main(String[] args) {</text:p>
            <text:p>int n = 6;</text:p>
            <text:p/>
            <text:p>String [] ch = new String[n]; <text:s text:c="2"/>// Declaram lungimea maxima a unui Array de tip String</text:p>
            <text:p><text:s text:c="8"/>for (int i=0 ; i &lt; ch.length; i++) { <text:s text:c="2"/>// Valorile pe care le poate lua indexul arrayului</text:p>
            <text:p><text:s text:c="12"/>ch[i] = String.valueOf(i); <text:s text:c="7"/>// Populam indexul Arrayului cu valoarea lui "i" convertita in string</text:p>
            <text:p/>
            <text:p><text:s text:c="8"/>}</text:p>
            <text:p><text:s text:c="8"/>System.out.println(Arrays.toString(ch)); // Afisam array-ul de tip string<text:s/></text:p>
            <text:p/>
            <text:p><text:s text:c="8"/>}</text:p>
            <text:p>}</text:p>
          </table:table-cell>
          <table:table-cell office:value-type="string" table:style-name="ce6">
            <text:p>Populam un array de numere intregi<text:s/></text:p>
          </table:table-cell>
          <table:table-cell table:number-columns-repeated="16382"/>
        </table:table-row>
        <table:table-row table:style-name="ro25">
          <table:table-cell office:value-type="string" table:style-name="ce6">
            <text:p>package com.codewithseby;</text:p>
            <text:p>/*</text:p>
            <text:p>Write a Java program to check if there is a 10 in a given array of integers with a 20 somewhere later in the array</text:p>
            <text:p/>
            <text:p><text:s/>*/</text:p>
            <text:p>public class Verificarerezultatatreiifuri {</text:p>
            <text:p><text:s text:c="4"/>public static void main(String[] args) {</text:p>
            <text:p><text:s text:c="8"/>{</text:p>
            <text:p><text:s text:c="12"/>int[] ch = {10, 70, 80, 50, 20, 13, 50};</text:p>
            <text:p><text:s text:c="12"/>boolean foundt = false;</text:p>
            <text:p><text:s text:c="12"/>int result = 0;</text:p>
            <text:p><text:s text:c="12"/>// Trebuie sa verificam daca doua indexuri sunt adevarate in acelasi timp</text:p>
            <text:p/>
            <text:p><text:s text:c="12"/>for (int i = 0; i &lt; ch.length; i++) {</text:p>
            <text:p><text:s text:c="16"/>if (ch[i] == 10) {</text:p>
            <text:p><text:s text:c="20"/>foundt = true;</text:p>
            <text:p><text:s text:c="16"/>}</text:p>
            <text:p><text:s text:c="16"/>if (foundt &amp;&amp; ch[i] == 20) { <text:s text:c="3"/>// Adica valoare de la primul IF care era TRUE o aducem in al doilea IF. ca sa facem</text:p>
            <text:p><text:s text:c="20"/>// verificarea daca ambele statementuri sunt TRUE pentru indecsi diferiti</text:p>
            <text:p><text:s text:c="20"/>System.out.println("TRUE");</text:p>
            <text:p><text:s text:c="20"/>result = 1; <text:s text:c="4"/>// Rezultatul de aici daca este TRUe , result =1 daca este false result = 0 <text:s/>si il verificam mai jos</text:p>
            <text:p><text:s text:c="16"/>}</text:p>
            <text:p/>
            <text:p><text:s text:c="12"/>}</text:p>
            <text:p><text:s text:c="12"/>if (result == 0) { <text:s text:c="13"/>// Nu ajunge la statementul asta in cazul de fata</text:p>
            <text:p><text:s text:c="16"/>System.out.println("FALSE");</text:p>
            <text:p><text:s text:c="12"/>}</text:p>
            <text:p><text:s text:c="8"/>}</text:p>
            <text:p><text:s text:c="4"/>}</text:p>
            <text:p>}</text:p>
            <text:p/>
          </table:table-cell>
          <table:table-cell office:value-type="string" table:style-name="ce6">
            <text:p>Rezultatul dintr-un IF il verificam in alt IF si il verificam in alt IF .<text:s/></text:p>
          </table:table-cell>
          <table:table-cell table:number-columns-repeated="16382"/>
        </table:table-row>
        <table:table-row table:number-rows-repeated="1048521" table:style-name="ro1">
          <table:table-cell table:number-columns-repeated="16384"/>
        </table:table-row>
      </table:table>
      <table:table table:name="ORACLE" table:style-name="ta1">
        <table:table-column table:style-name="co4" table:default-cell-style-name="ce18"/>
        <table:table-column table:style-name="co5" table:default-cell-style-name="ce11"/>
        <table:table-column table:style-name="co3" table:number-columns-repeated="16382" table:default-cell-style-name="ce1"/>
        <table:table-row table:style-name="ro26">
          <table:table-cell office:value-type="string" table:style-name="ce10">
            <office:annotation draw:style-name="a0" svg:x="9.76666666666667in" svg:y="0.0166666666666667in" svg:width="8.56666666666667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table:style-name="ce11"/>
          <table:table-cell table:number-columns-repeated="16382"/>
        </table:table-row>
        <table:table-row table:style-name="ro27">
          <table:table-cell office:value-type="string" table:style-name="ce12">
            <text:p>Comanda</text:p>
            <text:p>T1 = tabela</text:p>
            <text:p>C1 = coloana</text:p>
          </table:table-cell>
          <table:table-cell office:value-type="string" table:style-name="ce10">
            <text:p>Descriere</text:p>
          </table:table-cell>
          <table:table-cell table:number-columns-repeated="16382" table:style-name="ce13"/>
        </table:table-row>
        <table:table-row table:style-name="ro28">
          <table:table-cell office:value-type="string" table:style-name="ce14">
            <text:p>select * from user_objects <text:s text:c="2"/>user_triggers <text:s/>user_tables<text:s/></text:p>
          </table:table-cell>
          <table:table-cell office:value-type="string" table:style-name="ce14">
            <text:p>Obiectele bazei de date</text:p>
          </table:table-cell>
          <table:table-cell table:number-columns-repeated="16382" table:style-name="ce15"/>
        </table:table-row>
        <table:table-row table:style-name="ro29">
          <table:table-cell office:value-type="string" table:style-name="ce6">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16">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13"/>
        </table:table-row>
        <table:table-row table:style-name="ro30">
          <table:table-cell office:value-type="string" table:style-name="ce6">
            <text:p>select ' zzzz' <text:s/>|| C1 || C2 || ';' from T1</text:p>
            <text:p>select to_char(C1,'dd-MM-yyyy HH24:MI:SS') || ' ;' <text:s/>from T1</text:p>
            <text:p/>
          </table:table-cell>
          <table:table-cell office:value-type="string" table:style-name="ce16">
            <text:p>Concateneaza 'zzzzz' cu valorile de pe coloana1 si coloana2</text:p>
            <text:p>Concateneaza data si ora de pe C1 in formatul pe care il dam noi cu ';'<text:s/></text:p>
          </table:table-cell>
          <table:table-cell table:number-columns-repeated="16382" table:style-name="ce7"/>
        </table:table-row>
        <table:table-row table:style-name="ro31">
          <table:table-cell office:value-type="string" table:style-name="ce6">
            <text:p>select * from T1 where lower(ltrim(rtrim(convert(C1,'US7ASCII')))) LIKE lower(ltrim(rtrim(convert('%test%','US7ASCII'))))</text:p>
            <text:p>'test%' <text:s/>, '%test'<text:s/></text:p>
          </table:table-cell>
          <table:table-cell office:value-type="string" table:style-name="ce16">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15"/>
        </table:table-row>
        <table:table-row table:style-name="ro28">
          <table:table-cell office:value-type="string" table:style-name="ce6">
            <text:p>select lower(C1) from T1</text:p>
          </table:table-cell>
          <table:table-cell office:value-type="string" table:style-name="ce17">
            <text:p>Converteste tot ce ai pe coloana in litere mici</text:p>
          </table:table-cell>
          <table:table-cell table:number-columns-repeated="16382" table:style-name="ce15"/>
        </table:table-row>
        <table:table-row table:style-name="ro28">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28">
          <table:table-cell office:value-type="string" table:style-name="ce6">
            <text:p>select INITCAP(C1) FROM T1</text:p>
            <text:p>select upper(substr(C1,1,1)) || lower(substr(C1,2,9999)) from T1<text:s text:c="2"/></text:p>
          </table:table-cell>
          <table:table-cell office:value-type="string" table:style-name="ce16">
            <text:p>Pune litera mare la inceputul fiecarui cuvant din celula adica Test Test Test<text:s/></text:p>
            <text:p>Pune litera mare la inceputul cuvantului din celula adica Test test</text:p>
          </table:table-cell>
          <table:table-cell table:number-columns-repeated="16382" table:style-name="ce15"/>
        </table:table-row>
        <table:table-row table:style-name="ro7">
          <table:table-cell office:value-type="string" table:style-name="ce6">
            <text:p>SELECT SUBSTR(C1, 0, LENGTH(C1) - 0) FROM T1; <text:s text:c="10"/>--0, -1,-2 ca sa stearga mai multe caractere</text:p>
            <text:p>SELECT SUBSTR( C1, 3 ) FROM <text:s text:c="2"/>T1; <text:s text:c="11"/>--3,4<text:s text:c="2"/></text:p>
          </table:table-cell>
          <table:table-cell office:value-type="string" table:style-name="ce16">
            <text:p>Sterge ultimele caractere de la sfarsitul unui string</text:p>
            <text:p>Sterge primele caractere de la inceputul unui string</text:p>
          </table:table-cell>
          <table:table-cell table:number-columns-repeated="16382" table:style-name="ce7"/>
        </table:table-row>
        <table:table-row table:style-name="ro32">
          <table:table-cell office:value-type="string" table:style-name="ce6">
            <text:p>select NVL (C1, 'test1') from T1 <text:s text:c="7"/>--in loc de NVL se poate pune si coalesce</text:p>
          </table:table-cell>
          <table:table-cell office:value-type="string" table:style-name="ce16">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7"/>
        </table:table-row>
        <table:table-row table:style-name="ro33">
          <table:table-cell office:value-type="string" table:style-name="ce6">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16">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7"/>
        </table:table-row>
        <table:table-row table:style-name="ro34">
          <table:table-cell office:value-type="string" table:style-name="ce6">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16">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7"/>
        </table:table-row>
        <table:table-row table:style-name="ro35">
          <table:table-cell office:value-type="string" table:style-name="ce6">
            <text:p>SELECT C1, DECODE(ID, 1, 'IBM',</text:p>
            <text:p><text:s text:c="22"/>2, 'Microsoft',<text:s/></text:p>
            <text:p><text:s text:c="22"/>3, 'Hewlett Packard',<text:s/></text:p>
            <text:p><text:s text:c="22"/>'Gateway') zzz FROM T1;</text:p>
          </table:table-cell>
          <table:table-cell office:value-type="string" table:style-name="ce16">
            <text:p>Daca ID=1 atunci rezultatul ='IBM'. 2 ='Microsoft' , 3='Hewlet Packcard' , pentru restul ID-urilor 'Gateway'</text:p>
          </table:table-cell>
          <table:table-cell table:number-columns-repeated="16382" table:style-name="ce7"/>
        </table:table-row>
        <table:table-row table:style-name="ro35">
          <table:table-cell office:value-type="string" table:style-name="ce6">
            <text:p>select CONVERT(C1, 'US7ASCII') from T1;</text:p>
            <text:p/>
          </table:table-cell>
          <table:table-cell office:value-type="string" table:style-name="ce16">
            <text:p>Elimina semnele diacritice</text:p>
          </table:table-cell>
          <table:table-cell table:number-columns-repeated="16382" table:style-name="ce7"/>
        </table:table-row>
        <table:table-row table:style-name="ro7">
          <table:table-cell office:value-type="string" table:style-name="ce18">
            <text:p>select id from directoare start with id_parinte = 267097 connect by prior id=id_parinte</text:p>
          </table:table-cell>
          <table:table-cell office:value-type="string" table:style-name="ce11">
            <text:p>Arata toate tree id-urile din directoare subdirectoare</text:p>
          </table:table-cell>
          <table:table-cell table:number-columns-repeated="16382"/>
        </table:table-row>
        <table:table-row table:style-name="ro7">
          <table:table-cell office:value-type="string" table:style-name="ce19">
            <text:p>select * from T1 where id !=1501</text:p>
          </table:table-cell>
          <table:table-cell office:value-type="string" table:style-name="ce17">
            <text:p>Valorile care sunt diferite de id 1501</text:p>
          </table:table-cell>
          <table:table-cell table:number-columns-repeated="16382" table:style-name="ce7"/>
        </table:table-row>
        <table:table-row table:style-name="ro7">
          <table:table-cell office:value-type="string" table:style-name="ce19">
            <text:p>select * from T1 where C1 not like '%expresie%'</text:p>
          </table:table-cell>
          <table:table-cell office:value-type="string" table:style-name="ce17">
            <text:p>Ce nu contine "expresie"</text:p>
          </table:table-cell>
          <table:table-cell table:number-columns-repeated="16382" table:style-name="ce7"/>
        </table:table-row>
        <table:table-row table:style-name="ro7">
          <table:table-cell office:value-type="string" table:style-name="ce6">
            <text:p>select * from T1 order by C1 desc <text:s text:c="14"/>--asc</text:p>
            <text:p>select * from T1 where rownum &lt;=5 order by id desc</text:p>
          </table:table-cell>
          <table:table-cell office:value-type="string" table:style-name="ce16">
            <text:p>Ordonare descendenta sau ascendenta. Se pune mereu la sfarsitul selectului , dupa conditii de where<text:s/></text:p>
            <text:p>Afiseaza primele 5 records dintr-un select</text:p>
          </table:table-cell>
          <table:table-cell table:number-columns-repeated="16382" table:style-name="ce7"/>
        </table:table-row>
        <table:table-row table:style-name="ro7">
          <table:table-cell office:value-type="string" table:style-name="ce19">
            <text:p>select distinct C1 from T1</text:p>
          </table:table-cell>
          <table:table-cell office:value-type="string" table:style-name="ce17">
            <text:p>Elimina valorile care sunt duplicate.</text:p>
          </table:table-cell>
          <table:table-cell table:number-columns-repeated="16382" table:style-name="ce7"/>
        </table:table-row>
        <table:table-row table:style-name="ro36">
          <table:table-cell office:value-type="string" table:style-name="ce6">
            <text:p>select C1 from T1 where C1 in (select C1 from T1 GROUP BY C1 HAVING COUNT(*)&gt;1)<text:s/></text:p>
            <text:p>select max(id), C1,C2, count(*) from T1 group by C1,C2 HAVING COUNT(*) &gt; 1</text:p>
            <text:p/>
          </table:table-cell>
          <table:table-cell office:value-type="string" table:style-name="ce16">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7"/>
        </table:table-row>
        <table:table-row table:style-name="ro37">
          <table:table-cell office:value-type="string" table:style-name="ce20">
            <text:p>select to_char (C1, 'YYYY-MM-DD HH24:mm:ss') from T1 where C1 BETWEEN TO_DATE('09/03/2020 3:03:00','dd/mm/yyyy HH24:MI:SS') AND TO_DATE('05/04/2020 18:03:00','dd/mm/yyyy HH24:MI:SS')</text:p>
          </table:table-cell>
          <table:table-cell office:value-type="string" table:style-name="ce21">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38">
          <table:table-cell office:value-type="string" table:style-name="ce20">
            <text:p>select trunc (C1) from T1</text:p>
            <text:p>select to_char (trunc(C1,'YEAR'), 'YYYY-MM-DD HH:mm:ss') from T1</text:p>
          </table:table-cell>
          <table:table-cell office:value-type="string" table:style-name="ce21">
            <text:p>Afiseaza doar data , da remove la ore, minute,secunde</text:p>
            <text:p>Trunc = rotunjeste dupa un anumit parametru pe care il dam ( YEAR, MM, DAY, Q (quarter)</text:p>
          </table:table-cell>
          <table:table-cell table:number-columns-repeated="16382"/>
        </table:table-row>
        <table:table-row table:style-name="ro18">
          <table:table-cell office:value-type="string" table:style-name="ce20">
            <text:p>select <text:s/>length(C1) from T1<text:s/></text:p>
          </table:table-cell>
          <table:table-cell office:value-type="string" table:style-name="ce21">
            <text:p>Numara cate caractere are un string dintr-o celula</text:p>
          </table:table-cell>
          <table:table-cell table:number-columns-repeated="16382"/>
        </table:table-row>
        <table:table-row table:style-name="ro7">
          <table:table-cell office:value-type="string" table:style-name="ce6">
            <text:p>select * from all_constraints where r_constraint_name in (select constraint_name<text:s/></text:p>
            <text:p>from all_constraints where table_name='YOUR_TABLE_NAME');</text:p>
          </table:table-cell>
          <table:table-cell office:value-type="string" table:style-name="ce17">
            <text:p>Arata toate constrangerile din alte tabele care fac referinta catre o alta tabela</text:p>
          </table:table-cell>
          <table:table-cell table:number-columns-repeated="16382" table:style-name="ce7"/>
        </table:table-row>
        <table:table-row table:style-name="ro7">
          <table:table-cell office:value-type="string" table:style-name="ce6">
            <text:p>select C1 from T1 minus select C1 from T2</text:p>
            <text:p/>
          </table:table-cell>
          <table:table-cell office:value-type="string" table:style-name="ce17">
            <text:p>Rows din T1 care nu sunt in T2</text:p>
          </table:table-cell>
          <table:table-cell table:number-columns-repeated="16382" table:style-name="ce7"/>
        </table:table-row>
        <table:table-row table:style-name="ro7">
          <table:table-cell table:style-name="ce6"/>
          <table:table-cell table:style-name="ce17"/>
          <table:table-cell table:number-columns-repeated="16382" table:style-name="ce7"/>
        </table:table-row>
        <table:table-row table:style-name="ro39">
          <table:table-cell office:value-type="string" table:style-name="ce20">
            <text:p>insert into T1 (id, Firstname,Lastname,Title,Age) values(T1_id.nextval, 'John','Weber', 'Programator', 45)</text:p>
            <text:p/>
          </table:table-cell>
          <table:table-cell office:value-type="string" table:style-name="ce21">
            <text:p>Introduce un RAND nou in tabela T1 in coloanele id,Firstname,Lastname,Title,Age valorile John, Weber, Programator,45</text:p>
            <text:p/>
          </table:table-cell>
          <table:table-cell table:number-columns-repeated="16382"/>
        </table:table-row>
        <table:table-row table:style-name="ro7">
          <table:table-cell office:value-type="string" table:style-name="ce20">
            <text:p>INSERT INTO T1undecopiem (ID) <text:s/>SELECT ID FROM T2bkdeundecopiem where ID between 500 and 600</text:p>
          </table:table-cell>
          <table:table-cell office:value-type="string" table:style-name="ce21">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7">
          <table:table-cell office:value-type="string" table:style-name="ce20">
            <text:p>insert into T1 (id, T1) values (1, TO_DATE('2003/05/03 21:02:44', 'yyyy/mm/dd hh24:mi:ss'));</text:p>
          </table:table-cell>
          <table:table-cell office:value-type="string" table:style-name="ce21">
            <text:p>Insereaza pe C1 data si timpul in formatul respectiv.</text:p>
          </table:table-cell>
          <table:table-cell table:number-columns-repeated="16382"/>
        </table:table-row>
        <table:table-row table:style-name="ro40">
          <table:table-cell table:style-name="ce20"/>
          <table:table-cell table:style-name="ce21"/>
          <table:table-cell table:number-columns-repeated="16382"/>
        </table:table-row>
        <table:table-row table:style-name="ro41">
          <table:table-cell office:value-type="string" table:style-name="ce14">
            <text:p>Update - copiaza primele valori de pe o coloana exact in ordinea aia si le copiaza pe alta coloana<text:s/></text:p>
            <text:p>!!Nu se poate face update intr-o tabela daca ai order by clause intr-un subquery select</text:p>
          </table:table-cell>
          <table:table-cell table:style-name="ce21"/>
          <table:table-cell table:number-columns-repeated="16382"/>
        </table:table-row>
        <table:table-row table:style-name="ro42">
          <table:table-cell office:value-type="string" table:style-name="ce20">
            <text:p>update T1 set C1='Test1', C2='Test2'</text:p>
          </table:table-cell>
          <table:table-cell office:value-type="string" table:style-name="ce21">
            <text:p>Actualizeaza mai multe coloane intr-un singur update</text:p>
          </table:table-cell>
          <table:table-cell table:number-columns-repeated="16382"/>
        </table:table-row>
        <table:table-row table:style-name="ro40">
          <table:table-cell office:value-type="string" table:style-name="ce20">
            <text:p>update T1 a set a.C1 = (select b.C1 from T2BK b where b.id = a.id)</text:p>
            <text:p/>
          </table:table-cell>
          <table:table-cell office:value-type="string" table:style-name="ce21">
            <text:p>Actualizeaza C1 din T1 cu valorile din C2 T2<text:s/><text:span text:style-name="T4">care au aceleasi id-uri.<text:s/></text:span></text:p>
          </table:table-cell>
          <table:table-cell table:number-columns-repeated="16382"/>
        </table:table-row>
        <table:table-row table:style-name="ro40">
          <table:table-cell office:value-type="string" table:style-name="ce20">
            <text:p>update T1 set C1=C2</text:p>
          </table:table-cell>
          <table:table-cell office:value-type="string" table:style-name="ce21">
            <text:p>Valorile din C1 vor fi actualizate cu cele din C2</text:p>
          </table:table-cell>
          <table:table-cell table:number-columns-repeated="16382"/>
        </table:table-row>
        <table:table-row table:style-name="ro7">
          <table:table-cell office:value-type="string" table:style-name="ce18">
            <text:p>update T1 set C1=' ' where id=2</text:p>
          </table:table-cell>
          <table:table-cell office:value-type="string" table:style-name="ce11">
            <text:p>Inlocuieste celula care are id=2 cu nimic.<text:s/></text:p>
          </table:table-cell>
          <table:table-cell table:number-columns-repeated="16382"/>
        </table:table-row>
        <table:table-row table:style-name="ro7">
          <table:table-cell office:value-type="string" table:style-name="ce19">
            <text:p>UPDATE T1 SET C1=TRIM(C1);</text:p>
          </table:table-cell>
          <table:table-cell office:value-type="string" table:style-name="ce17">
            <text:p>Sterge spatiile goale de la stanga si dreapta a stringului din celula.<text:s/></text:p>
          </table:table-cell>
          <table:table-cell table:number-columns-repeated="16382" table:style-name="ce7"/>
        </table:table-row>
        <table:table-row table:style-name="ro7">
          <table:table-cell office:value-type="string" table:style-name="ce6">
            <text:p>UPDATE flux_pas SET flux_pas.status='F' from flux f WHERE <text:s/>f.id_flux_def='7900' and flux_pas.id_flux = f.id;</text:p>
            <text:p/>
          </table:table-cell>
          <table:table-cell office:value-type="string" table:style-name="ce17">
            <text:p>Update intr-un join pe o anumita valoare.<text:s/></text:p>
          </table:table-cell>
          <table:table-cell table:number-columns-repeated="16382" table:style-name="ce7"/>
        </table:table-row>
        <table:table-row table:style-name="ro40">
          <table:table-cell table:style-name="ce14"/>
          <table:table-cell table:style-name="ce21"/>
          <table:table-cell table:number-columns-repeated="16382"/>
        </table:table-row>
        <table:table-row table:style-name="ro40">
          <table:table-cell office:value-type="string" table:style-name="ce19">
            <text:p>delete from T1 where ID not between 1 and 8<text:s/></text:p>
          </table:table-cell>
          <table:table-cell office:value-type="string" table:style-name="ce21">
            <text:p>Sterge toate randurile care nu sunt cuprinse intre 1 si 8<text:s/></text:p>
          </table:table-cell>
          <table:table-cell table:number-columns-repeated="16382"/>
        </table:table-row>
        <table:table-row table:style-name="ro40">
          <table:table-cell table:style-name="ce14"/>
          <table:table-cell table:style-name="ce21"/>
          <table:table-cell table:number-columns-repeated="16382"/>
        </table:table-row>
        <table:table-row table:style-name="ro43">
          <table:table-cell office:value-type="string" table:style-name="ce20">
            <text:p>create table T1 (Firstname varchar(20), Lastname varchar(30), Title varchar(25), Dataz date, Age number(8))</text:p>
          </table:table-cell>
          <table:table-cell office:value-type="string" table:style-name="ce11">
            <text:p>Creeaza tabela T1 cu coloanele Firstname, Lastname,Title, Dataz,Age<text:s/></text:p>
          </table:table-cell>
          <table:table-cell table:number-columns-repeated="16382"/>
        </table:table-row>
        <table:table-row table:style-name="ro35">
          <table:table-cell office:value-type="string" table:style-name="ce20">
            <text:p>alter table T1 add C1 varchar2(4000)<text:s text:c="4"/></text:p>
            <text:p/>
          </table:table-cell>
          <table:table-cell office:value-type="string" table:style-name="ce11">
            <text:p>Adaugam coloana in tabela.</text:p>
          </table:table-cell>
          <table:table-cell table:number-columns-repeated="16382"/>
        </table:table-row>
        <table:table-row table:style-name="ro4">
          <table:table-cell office:value-type="string" table:style-name="ce20">
            <text:p>alter table T1 modify (C1 varchar2(4000));</text:p>
          </table:table-cell>
          <table:table-cell office:value-type="string" table:style-name="ce11">
            <text:p>Modificat datacolumntype a unei coloane dintr-o tabela</text:p>
          </table:table-cell>
          <table:table-cell table:number-columns-repeated="16382"/>
        </table:table-row>
        <table:table-row table:style-name="ro1">
          <table:table-cell table:style-name="ce18"/>
          <table:table-cell table:style-name="ce11"/>
          <table:table-cell table:number-columns-repeated="16382"/>
        </table:table-row>
        <table:table-row table:style-name="ro5">
          <table:table-cell office:value-type="string" table:style-name="ce18">
            <office:annotation draw:style-name="a1" svg:x="3.51666666666667in" svg:y="14.725in" svg:width="8.075in" svg:height="11.7666666666667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21">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4">
          <table:table-cell office:value-type="string" table:style-name="ce20">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11"/>
          <table:table-cell table:number-columns-repeated="16382"/>
        </table:table-row>
        <table:table-row table:style-name="ro1">
          <table:table-cell table:style-name="ce18"/>
          <table:table-cell table:style-name="ce11"/>
          <table:table-cell table:number-columns-repeated="16382"/>
        </table:table-row>
        <table:table-row table:number-rows-repeated="254" table:style-name="ro7">
          <table:table-cell table:number-columns-repeated="16384"/>
        </table:table-row>
        <table:table-row table:number-rows-repeated="1048274" table:style-name="ro45">
          <table:table-cell table:number-columns-repeated="16384"/>
        </table:table-row>
      </table:table>
      <table:table table:name="SQL" table:style-name="ta1">
        <table:table-column table:style-name="co6" table:default-cell-style-name="ce18"/>
        <table:table-column table:style-name="co7" table:default-cell-style-name="ce11"/>
        <table:table-column table:style-name="co3" table:number-columns-repeated="16382" table:default-cell-style-name="ce1"/>
        <table:table-row table:style-name="ro7">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7">
          <table:table-cell office:value-type="string" table:style-name="ce22">
            <text:p>select * from sys.objects <text:s text:c="9"/>sys.views</text:p>
          </table:table-cell>
          <table:table-cell office:value-type="string" table:style-name="ce22">
            <text:p>Obiectele bazei de date</text:p>
          </table:table-cell>
          <table:table-cell table:number-columns-repeated="16382" table:style-name="ce13"/>
        </table:table-row>
        <table:table-row table:style-name="ro7">
          <table:table-cell office:value-type="string" table:style-name="ce6">
            <text:p>select C1 from T1 where upper(ltrim(rtrim(C1 collate SQL_Latin1_General_CP1_CS_AS)))<text:s/></text:p>
            <text:p><text:s text:c="3"/></text:p>
          </table:table-cell>
          <table:table-cell office:value-type="string" table:style-name="ce19">
            <text:p>Gaseste toate valorile case insensitive si sterge si spatiile goale la stanga si la dreapta si afiseaza si randurile care au diacritice</text:p>
          </table:table-cell>
          <table:table-cell table:number-columns-repeated="16382" table:style-name="ce13"/>
        </table:table-row>
        <table:table-row table:style-name="ro46">
          <table:table-cell office:value-type="string" table:style-name="ce6">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9">
            <text:p>Daca C1 nu este null si este diferit de '' atunci sa returneze valorile de pe C1 , daca nu atunci sa returneze valorile de pe C2.<text:s/></text:p>
          </table:table-cell>
          <table:table-cell table:number-columns-repeated="16382" table:style-name="ce13"/>
        </table:table-row>
        <table:table-row table:style-name="ro7">
          <table:table-cell office:value-type="string" table:style-name="ce19">
            <text:p>select top 3 * from T1</text:p>
          </table:table-cell>
          <table:table-cell office:value-type="string" table:style-name="ce17">
            <text:p>Afiseaza primele 3 randuri dintr-un select</text:p>
          </table:table-cell>
          <table:table-cell table:number-columns-repeated="16382" table:style-name="ce13"/>
        </table:table-row>
        <table:table-row table:style-name="ro7">
          <table:table-cell office:value-type="string" table:style-name="ce6">
            <text:p>select concat( 'test' , C1, ' ; ' <text:s/>) from T1</text:p>
            <text:p>select concat_ws('-', 'SQL', ' is', ' fun!')<text:s/></text:p>
          </table:table-cell>
          <table:table-cell office:value-type="string" table:style-name="ce16">
            <text:p>Concateneaza 'test' cu valorile de pe C1 cu ';'<text:s/></text:p>
            <text:p>Pune separatorul '-' intre toate valorile din select<text:s/></text:p>
          </table:table-cell>
          <table:table-cell table:number-columns-repeated="16382" table:style-name="ce13"/>
        </table:table-row>
        <table:table-row table:style-name="ro28">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7">
          <table:table-cell office:value-type="string" table:style-name="ce20">
            <text:p>select * into T1_backup from T1</text:p>
          </table:table-cell>
          <table:table-cell office:value-type="string" table:style-name="ce11">
            <text:p>Backup tabela . <text:s/>In oracle INTO se foloseste pentru a prelua un row dintr-o tabela in variables.<text:s/></text:p>
          </table:table-cell>
          <table:table-cell table:number-columns-repeated="16382"/>
        </table:table-row>
        <table:table-row table:style-name="ro7">
          <table:table-cell office:value-type="string" table:style-name="ce20">
            <text:p>select convert(varchar, C1, 120) from T1 where C1 between '2020-01-10 06:00:11' and '2020-01-10 15:00:33'</text:p>
            <text:p/>
            <text:p/>
          </table:table-cell>
          <table:table-cell office:value-type="string" table:style-name="ce11">
            <text:p>Converte data si timpul de pe C1 in formatul respectiv yyyy-mm-dd hh:mi:ss si afiseaza randurile din perioada respectiva.<text:s/></text:p>
          </table:table-cell>
          <table:table-cell table:number-columns-repeated="16382"/>
        </table:table-row>
        <table:table-row table:style-name="ro7">
          <table:table-cell office:value-type="string" table:style-name="ce20">
            <text:p>select UPPER(LEFT(C1,1))+LOWER(SUBSTRING(C1,2,LEN(C1))) from T1</text:p>
          </table:table-cell>
          <table:table-cell office:value-type="string" table:style-name="ce11">
            <text:p>Pune litera mare la inceputul primului cuvant din celula iar restul le face mici</text:p>
          </table:table-cell>
          <table:table-cell table:number-columns-repeated="16382"/>
        </table:table-row>
        <table:table-row table:style-name="ro7">
          <table:table-cell office:value-type="string" table:style-name="ce19">
            <text:p>select * from sys.foreign_keys where name ='numeconstrangere'<text:s/></text:p>
          </table:table-cell>
          <table:table-cell office:value-type="string" table:style-name="ce17">
            <text:p>Tabela care aparatine constrangerii respective</text:p>
          </table:table-cell>
          <table:table-cell table:number-columns-repeated="16382" table:style-name="ce13"/>
        </table:table-row>
        <table:table-row table:style-name="ro47">
          <table:table-cell office:value-type="string" table:style-name="ce20">
            <text:p>select * from sys.columns <text:s/>where object_id=object_id ('Numeletabelei')</text:p>
            <text:p>alter table Numeletabelei ALTER COLUMN cod nvarchar(250) collate SQL_Latin1_General_CP1_CS_AS</text:p>
          </table:table-cell>
          <table:table-cell office:value-type="string" table:style-name="ce21">
            <text:p>Vedem colatia pe o tabela</text:p>
            <text:p>Schimba colatia unei tabele</text:p>
          </table:table-cell>
          <table:table-cell table:number-columns-repeated="16382"/>
        </table:table-row>
        <table:table-row table:style-name="ro7">
          <table:table-cell office:value-type="string" table:style-name="ce20">
            <text:p>SELECT NEXT VALUE FOR T1 _ID;</text:p>
            <text:p>insert into T1 (id,nume,descriere,id_unitate) values (NEXT VALUE FOR T1_ID,'nutyme','test263',14454)</text:p>
          </table:table-cell>
          <table:table-cell office:value-type="string" table:style-name="ce21">
            <text:p>Generam urmatorul valoare pentru ID pentru secventa</text:p>
            <text:p>Insert in tabela<text:s/></text:p>
          </table:table-cell>
          <table:table-cell table:number-columns-repeated="16382"/>
        </table:table-row>
        <table:table-row table:style-name="ro48">
          <table:table-cell office:value-type="string" table:style-name="ce20">
            <text:p>select max(id) from T1</text:p>
            <text:p>alter sequence dms.T1_ID restart with ultimul ID + 1</text:p>
            <text:p/>
          </table:table-cell>
          <table:table-cell office:value-type="string" table:style-name="ce21">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style-name="ce18"/>
          <table:table-cell table:style-name="ce11"/>
          <table:table-cell table:number-columns-repeated="16382"/>
        </table:table-row>
        <table:table-row table:style-name="ro7">
          <table:table-cell office:value-type="string" table:style-name="ce20">
            <text:p>insert into T1 (C1) values (convert(datetime,'30/2040/11',104))<text:s text:c="9"/></text:p>
          </table:table-cell>
          <table:table-cell office:value-type="string" table:style-name="ce21">
            <text:p>Insert valorii care este convertita in formatul <text:s text:c="2"/>(104 <text:s text:c="2"/>inseamna formatul dd.mm.yyyy )<text:s/></text:p>
          </table:table-cell>
          <table:table-cell table:number-columns-repeated="16382"/>
        </table:table-row>
        <table:table-row table:style-name="ro49">
          <table:table-cell office:value-type="string" table:style-name="ce6">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able:table-cell>
          <table:table-cell office:value-type="string" table:style-name="ce16">
            <text:p>Insereaza in tabela tabela coloana</text:p>
            <text:p/>
            <text:p/>
            <text:p>Pentru verificare unde trebuie adaugata coloana.</text:p>
          </table:table-cell>
          <table:table-cell table:number-columns-repeated="16382" table:style-name="ce13"/>
        </table:table-row>
        <table:table-row table:style-name="ro1">
          <table:table-cell table:style-name="ce18"/>
          <table:table-cell table:style-name="ce11"/>
          <table:table-cell table:number-columns-repeated="16382"/>
        </table:table-row>
        <table:table-row table:style-name="ro20">
          <table:table-cell office:value-type="string" table:style-name="ce20">
            <text:p>UPDATE T1 SET C1 = replace(C1, 'Valoareaveche', 'VALOAREcarevreausafie')</text:p>
          </table:table-cell>
          <table:table-cell office:value-type="string" table:style-name="ce11">
            <text:p>Inlocuieste valoarea veche cu <text:s/>o valoare noua pe o coloana dintr-o tabela<text:s/></text:p>
          </table:table-cell>
          <table:table-cell table:number-columns-repeated="16382"/>
        </table:table-row>
        <table:table-row table:style-name="ro1">
          <table:table-cell table:style-name="ce18"/>
          <table:table-cell table:style-name="ce11"/>
          <table:table-cell table:number-columns-repeated="16382"/>
        </table:table-row>
        <table:table-row table:style-name="ro7">
          <table:table-cell office:value-type="string" table:style-name="ce18">
            <text:p><text:s/>sp_helpdb dms<text:s/></text:p>
          </table:table-cell>
          <table:table-cell office:value-type="string" table:style-name="ce11">
            <text:p>Logul si cat spatiu mai este pe baza</text:p>
          </table:table-cell>
          <table:table-cell table:number-columns-repeated="16382"/>
        </table:table-row>
        <table:table-row table:number-rows-repeated="2" table:style-name="ro1">
          <table:table-cell table:style-name="ce18"/>
          <table:table-cell table:style-name="ce11"/>
          <table:table-cell table:number-columns-repeated="16382"/>
        </table:table-row>
        <table:table-row table:number-rows-repeated="9" table:style-name="ro7">
          <table:table-cell table:style-name="ce18"/>
          <table:table-cell table:style-name="ce11"/>
          <table:table-cell table:number-columns-repeated="16382"/>
        </table:table-row>
        <table:table-row table:number-rows-repeated="318" table:style-name="ro7">
          <table:table-cell table:number-columns-repeated="16384"/>
        </table:table-row>
        <table:table-row table:number-rows-repeated="1048226" table:style-name="ro45">
          <table:table-cell table:number-columns-repeated="16384"/>
        </table:table-row>
      </table:table>
      <table:table table:name="ORACLE_DBA" table:style-name="ta1">
        <table:table-column table:style-name="co8" table:default-cell-style-name="ce19"/>
        <table:table-column table:style-name="co9" table:default-cell-style-name="ce19"/>
        <table:table-column table:style-name="co3" table:number-columns-repeated="16382" table:default-cell-style-name="ce1"/>
        <table:table-row table:style-name="ro1">
          <table:table-cell office:value-type="string" table:style-name="ce19">
            <text:p>COMANDA</text:p>
          </table:table-cell>
          <table:table-cell office:value-type="string" table:style-name="ce19">
            <text:p>Descriere</text:p>
          </table:table-cell>
          <table:table-cell table:number-columns-repeated="16382" table:style-name="ce13"/>
        </table:table-row>
        <table:table-row table:style-name="ro1">
          <table:table-cell office:value-type="string" table:style-name="ce19">
            <text:p>lsnrctl status</text:p>
          </table:table-cell>
          <table:table-cell office:value-type="string" table:style-name="ce19">
            <text:p>Oracle listener status / start/ stop/ reload</text:p>
          </table:table-cell>
          <table:table-cell table:number-columns-repeated="16382" table:style-name="ce13"/>
        </table:table-row>
        <table:table-row table:style-name="ro2">
          <table:table-cell office:value-type="string" table:style-name="ce6">
            <text:p>startup nomount</text:p>
            <text:p>startup mount</text:p>
            <text:p>startup</text:p>
            <text:p>shutdown immediate</text:p>
          </table:table-cell>
          <table:table-cell office:value-type="string" table:style-name="ce6">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13"/>
        </table:table-row>
        <table:table-row table:style-name="ro1">
          <table:table-cell office:value-type="string" table:style-name="ce6">
            <text:p>sqlplus / as sysdba</text:p>
          </table:table-cell>
          <table:table-cell office:value-type="string" table:style-name="ce6">
            <text:p>Conectam ca admin la baza de date locala</text:p>
          </table:table-cell>
          <table:table-cell table:number-columns-repeated="16382" table:style-name="ce13"/>
        </table:table-row>
        <table:table-row table:style-name="ro1">
          <table:table-cell office:value-type="string" table:style-name="ce23">
            <text:p>sqlplus dms/dms@111.111.111.111/XE</text:p>
          </table:table-cell>
          <table:table-cell office:value-type="string" table:style-name="ce6">
            <text:p>Conectat remote la o alta baza de date. XE este SID-ul</text:p>
          </table:table-cell>
          <table:table-cell table:number-columns-repeated="16382" table:style-name="ce13"/>
        </table:table-row>
        <table:table-row table:style-name="ro50">
          <table:table-cell office:value-type="string" table:style-name="ce24">
            <text:p>SET SERVEROUTPUT ON ;</text:p>
            <text:p>SET LONG 1000000000;</text:p>
            <text:p>SET LONGCHUNKSIZE 1000000000;</text:p>
            <text:p>SET LINESIZE 250;</text:p>
          </table:table-cell>
          <table:table-cell office:value-type="string" table:style-name="ce6">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13"/>
        </table:table-row>
        <table:table-row table:style-name="ro7">
          <table:table-cell office:value-type="string" table:style-name="ce25">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25">
            <text:p>Sesiuni blocate/ruleaza mult monitorizare</text:p>
            <text:p>ALTER SYSTEM KILL SESSION 'sid,serial' immediate;<text:s/></text:p>
            <text:p/>
          </table:table-cell>
          <table:table-cell table:number-columns-repeated="16382"/>
        </table:table-row>
        <table:table-row table:style-name="ro35">
          <table:table-cell office:value-type="string" table:style-name="ce26">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6">
            <text:p>Update, inserturi, queriuri cat timp mai au de rulat<text:s/></text:p>
          </table:table-cell>
          <table:table-cell table:number-columns-repeated="16382"/>
        </table:table-row>
        <table:table-row table:style-name="ro7">
          <table:table-cell office:value-type="string" table:style-name="ce6">
            <text:p>select sid,serial# from v$session where username = 'DMS';<text:s text:c="2"/></text:p>
          </table:table-cell>
          <table:table-cell office:value-type="string" table:style-name="ce6">
            <text:p>Sesiunile userului coneectat</text:p>
          </table:table-cell>
          <table:table-cell table:number-columns-repeated="16382"/>
        </table:table-row>
        <table:table-row table:style-name="ro1">
          <table:table-cell office:value-type="string" table:style-name="ce27">
            <text:p>select user from dual;<text:s text:c="4"/></text:p>
          </table:table-cell>
          <table:table-cell office:value-type="string" table:style-name="ce23">
            <text:p>Userul cu care suntem conectat<text:s/></text:p>
          </table:table-cell>
          <table:table-cell table:number-columns-repeated="16382"/>
        </table:table-row>
        <table:table-row table:style-name="ro1">
          <table:table-cell office:value-type="string" table:style-name="ce20">
            <text:p>select * from user_sys_privs;</text:p>
          </table:table-cell>
          <table:table-cell office:value-type="string" table:style-name="ce20">
            <text:p>Privilegiile userilor</text:p>
          </table:table-cell>
          <table:table-cell table:number-columns-repeated="16382"/>
        </table:table-row>
        <table:table-row table:style-name="ro1">
          <table:table-cell office:value-type="string" table:style-name="ce27">
            <text:p>select name from v$datafile;<text:s text:c="10"/></text:p>
          </table:table-cell>
          <table:table-cell office:value-type="string" table:style-name="ce27">
            <text:p>Calea unde este oradata /XE (SID) instanta instalata<text:s/></text:p>
          </table:table-cell>
          <table:table-cell table:number-columns-repeated="16382"/>
        </table:table-row>
        <table:table-row table:style-name="ro1">
          <table:table-cell office:value-type="string" table:style-name="ce27">
            <text:p>select sys_context('userenv','instance_name') from dual;<text:s text:c="4"/></text:p>
          </table:table-cell>
          <table:table-cell office:value-type="string" table:style-name="ce27">
            <text:p>SID sau instance_name aflam</text:p>
          </table:table-cell>
          <table:table-cell table:number-columns-repeated="16382"/>
        </table:table-row>
        <table:table-row table:style-name="ro1">
          <table:table-cell office:value-type="string" table:style-name="ce27">
            <text:p>select sys_context('userenv', 'server_host') from dual;<text:s text:c="4"/></text:p>
          </table:table-cell>
          <table:table-cell office:value-type="string" table:style-name="ce27">
            <text:p>Server host aflam. Pe local este localhost</text:p>
          </table:table-cell>
          <table:table-cell table:number-columns-repeated="16382"/>
        </table:table-row>
        <table:table-row table:style-name="ro1">
          <table:table-cell office:value-type="string" table:style-name="ce19">
            <text:p>select * from user_tables;</text:p>
          </table:table-cell>
          <table:table-cell office:value-type="string" table:style-name="ce19">
            <text:p>Arata tabela pe ce tablespace este</text:p>
          </table:table-cell>
          <table:table-cell table:number-columns-repeated="16382"/>
        </table:table-row>
        <table:table-row table:style-name="ro1">
          <table:table-cell office:value-type="string" table:style-name="ce23">
            <text:p>select tablespace_name from user_tablespaces;</text:p>
          </table:table-cell>
          <table:table-cell office:value-type="string" table:style-name="ce19">
            <text:p>Tablespaceurile afisate</text:p>
          </table:table-cell>
          <table:table-cell table:number-columns-repeated="16382"/>
        </table:table-row>
        <table:table-row table:style-name="ro1">
          <table:table-cell office:value-type="string" table:style-name="ce23">
            <text:p>select * from all_directories<text:s/></text:p>
          </table:table-cell>
          <table:table-cell office:value-type="string" table:style-name="ce19">
            <text:p>Directoarele virtuala catre ce directoare fizice pointeaza</text:p>
          </table:table-cell>
          <table:table-cell table:number-columns-repeated="16382"/>
        </table:table-row>
        <table:table-row table:style-name="ro1">
          <table:table-cell office:value-type="string" table:style-name="ce18">
            <text:p>SELECT version FROM V$INSTANCE;</text:p>
          </table:table-cell>
          <table:table-cell office:value-type="string" table:style-name="ce18">
            <text:p>Cum sa vezi versiunea de Oracle JDBC driver.</text:p>
          </table:table-cell>
          <table:table-cell table:number-columns-repeated="16382"/>
        </table:table-row>
        <table:table-row table:style-name="ro51">
          <table:table-cell office:value-type="string" table:style-name="ce28">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8">
            <text:p>Tablespaceuri spatiu cat ocupa<text:s/></text:p>
            <text:p>select * from dba_data_files</text:p>
          </table:table-cell>
          <table:table-cell table:number-columns-repeated="16382"/>
        </table:table-row>
        <table:table-row table:style-name="ro52">
          <table:table-cell office:value-type="string" table:style-name="ce28">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8">
            <text:p>Tabele care ocupa cel mai mult spatiu<text:s/></text:p>
          </table:table-cell>
          <table:table-cell table:number-columns-repeated="16382"/>
        </table:table-row>
        <table:table-row table:style-name="ro53">
          <table:table-cell office:value-type="string" table:style-name="ce28">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8">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4">
          <table:table-cell office:value-type="string" table:style-name="ce28">
            <text:p>select * from DBA_RECYCLEBIN order by droptime desc</text:p>
            <text:p>flashback table numetabela TO BEFORE DROP;</text:p>
            <text:p>purge table numetabela</text:p>
            <text:p>purge recyclebin</text:p>
          </table:table-cell>
          <table:table-cell office:value-type="string" table:style-name="ce28">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8">
            <text:p>sqlplus / as sysdba <text:s text:c="12"/>alter user dms account unlock;</text:p>
          </table:table-cell>
          <table:table-cell office:value-type="string" table:style-name="ce18">
            <text:p>Unlock user dms pentru baza de date</text:p>
          </table:table-cell>
          <table:table-cell table:number-columns-repeated="16382"/>
        </table:table-row>
        <table:table-row table:style-name="ro1">
          <table:table-cell office:value-type="string" table:style-name="ce18">
            <text:p>cmd - dbca</text:p>
          </table:table-cell>
          <table:table-cell office:value-type="string" table:style-name="ce18">
            <text:p>GUI instalare / creare baza de date</text:p>
          </table:table-cell>
          <table:table-cell table:number-columns-repeated="16382"/>
        </table:table-row>
        <table:table-row table:style-name="ro24">
          <table:table-cell office:value-type="string" table:style-name="ce18">
            <text:p>exp userid=dms/dms@ owner=DMS file=exp2711.dmp log=exp2711.log STATISTICS=NONE ROWS=Y</text:p>
          </table:table-cell>
          <table:table-cell office:value-type="string" table:style-name="ce20">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24">
          <table:table-cell office:value-type="string" table:style-name="ce20">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20">
            <text:p>Compilat obiecte invalide din sqlplus</text:p>
            <text:p/>
            <text:p>Rulat 501.sql</text:p>
          </table:table-cell>
          <table:table-cell table:number-columns-repeated="16382"/>
        </table:table-row>
        <table:table-row table:style-name="ro1">
          <table:table-cell office:value-type="string" table:style-name="ce19">
            <text:p>alter system set open_cursors = 10000 scope=both;</text:p>
          </table:table-cell>
          <table:table-cell office:value-type="string" table:style-name="ce18">
            <text:p>Marit maximul de cursori pe o baza de date</text:p>
          </table:table-cell>
          <table:table-cell table:number-columns-repeated="16382"/>
        </table:table-row>
        <table:table-row table:number-rows-repeated="1048549" table:style-name="ro1">
          <table:table-cell table:number-columns-repeated="16384"/>
        </table:table-row>
      </table:table>
      <table:table table:name="MYSQL" table:style-name="ta1">
        <table:table-column table:style-name="co10" table:default-cell-style-name="ce18"/>
        <table:table-column table:style-name="co10" table:default-cell-style-name="ce11"/>
        <table:table-column table:style-name="co3" table:number-columns-repeated="16382" table:default-cell-style-name="ce1"/>
        <table:table-row table:style-name="ro7">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55">
          <table:table-cell office:value-type="string" table:style-name="ce6">
            <text:p>UPDATE ws_tokens set expires = STR_TO_DATE('14-11-2025 11:29:11', '%d-%m-%Y %H:%i:%s')</text:p>
          </table:table-cell>
          <table:table-cell office:value-type="string" table:style-name="ce16">
            <text:p>Actualizeaza coloana cu valorile de data si ora minuta an.<text:s/></text:p>
          </table:table-cell>
          <table:table-cell table:number-columns-repeated="16382" table:style-name="ce13"/>
        </table:table-row>
        <table:table-row table:style-name="ro56">
          <table:table-cell office:value-type="string" table:style-name="ce20">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21">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7">
          <table:table-cell office:value-type="string" table:style-name="ce20">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11">
            <text:p>Eroare de primary key de fixat<text:s/></text:p>
          </table:table-cell>
          <table:table-cell table:number-columns-repeated="16382"/>
        </table:table-row>
        <table:table-row table:style-name="ro35">
          <table:table-cell office:value-type="string" table:style-name="ce20">
            <text:p>DROP TRIGGER IF EXISTS <text:s/>zzzzzzzzz</text:p>
          </table:table-cell>
          <table:table-cell office:value-type="string" table:style-name="ce11">
            <text:p>Dezactivat trigger pe MYSQL. Trebuie recompilat dupa</text:p>
          </table:table-cell>
          <table:table-cell table:number-columns-repeated="16382"/>
        </table:table-row>
        <table:table-row table:style-name="ro7">
          <table:table-cell office:value-type="string" table:style-name="ce18">
            <text:p>linux - mysql - show full processlist;</text:p>
          </table:table-cell>
          <table:table-cell office:value-type="string" table:style-name="ce11">
            <text:p>Vedem sesiunile care ruleaza greu<text:s/></text:p>
          </table:table-cell>
          <table:table-cell table:number-columns-repeated="16382"/>
        </table:table-row>
        <table:table-row table:style-name="ro7">
          <table:table-cell office:value-type="string" table:style-name="ce18">
            <text:p>call sys_init_unitate2( idnoude unitate de exemplu 1525);</text:p>
          </table:table-cell>
          <table:table-cell office:value-type="string" table:style-name="ce11">
            <text:p>Cand stricam un server asa se <text:s/>genereaza unitatea noua din baza de date.<text:s/></text:p>
          </table:table-cell>
          <table:table-cell table:number-columns-repeated="16382"/>
        </table:table-row>
        <table:table-row table:number-rows-repeated="9" table:style-name="ro7">
          <table:table-cell table:style-name="ce18"/>
          <table:table-cell table:style-name="ce11"/>
          <table:table-cell table:number-columns-repeated="16382"/>
        </table:table-row>
        <table:table-row table:number-rows-repeated="384" table:style-name="ro7">
          <table:table-cell table:number-columns-repeated="16384"/>
        </table:table-row>
        <table:table-row table:number-rows-repeated="1048176" table:style-name="ro45">
          <table:table-cell table:number-columns-repeated="16384"/>
        </table:table-row>
      </table:table>
      <table:table table:name="POSTGRESS" table:style-name="ta2">
        <table:table-column table:style-name="co11" table:default-cell-style-name="ce31"/>
        <table:table-column table:style-name="co7" table:default-cell-style-name="ce32"/>
        <table:table-column table:style-name="co3" table:number-columns-repeated="16382" table:default-cell-style-name="ce1"/>
        <table:table-row table:style-name="ro1">
          <table:table-cell office:value-type="string" table:style-name="ce10">
            <text:p>Comanda</text:p>
          </table:table-cell>
          <table:table-cell office:value-type="string" table:style-name="ce10">
            <text:p>Descriere</text:p>
          </table:table-cell>
          <table:table-cell table:number-columns-repeated="16382"/>
        </table:table-row>
        <table:table-row table:style-name="ro6">
          <table:table-cell office:value-type="string" table:style-name="ce29">
            <text:p>SELECT nextval('FISIERE_TESTING1_ID')</text:p>
            <text:p>INSERT INTO FISIERE_TESTING1 (id,stare, nume,block_trigger) VALUES (nextval('FISIERE_TESTING1_ID'), '1', 'test1', '2');</text:p>
          </table:table-cell>
          <table:table-cell table:style-name="ce30"/>
          <table:table-cell table:number-columns-repeated="16382"/>
        </table:table-row>
        <table:table-row table:style-name="ro1">
          <table:table-cell office:value-type="string" table:style-name="ce31">
            <text:p>sys_get_id_unitate()::bigint</text:p>
          </table:table-cell>
          <table:table-cell office:value-type="string" table:style-name="ce32">
            <text:p>O functie daca nu recunoaste ii punem ()::bigint dupa .<text:s/></text:p>
          </table:table-cell>
          <table:table-cell table:number-columns-repeated="16382"/>
        </table:table-row>
        <table:table-row table:number-rows-repeated="1048573" table:style-name="ro45">
          <table:table-cell table:number-columns-repeated="16384"/>
        </table:table-row>
      </table:table>
      <table:table table:name="TEORIE" table:style-name="ta3">
        <table:table-column table:style-name="co12" table:default-cell-style-name="ce19"/>
        <table:table-column table:style-name="co13" table:default-cell-style-name="ce11"/>
        <table:table-column table:style-name="co3" table:number-columns-repeated="16382" table:default-cell-style-name="ce1"/>
        <table:table-row table:style-name="ro1">
          <table:table-cell office:value-type="string" table:style-name="ce10">
            <text:p>Serviciu</text:p>
          </table:table-cell>
          <table:table-cell office:value-type="string" table:style-name="ce10">
            <text:p>Descriere</text:p>
          </table:table-cell>
          <table:table-cell table:number-columns-repeated="16382" table:style-name="ce13"/>
        </table:table-row>
        <table:table-row table:style-name="ro1">
          <table:table-cell office:value-type="string" table:style-name="ce27">
            <text:p>TNS Listener<text:span text:style-name="T9"><text:s/></text:span></text:p>
          </table:table-cell>
          <table:table-cell office:value-type="string" table:style-name="ce33">
            <text:p>stabilește o conexiune între client și instanța bazei de date.</text:p>
          </table:table-cell>
          <table:table-cell table:number-columns-repeated="16382" table:style-name="ce13"/>
        </table:table-row>
        <table:table-row table:style-name="ro1">
          <table:table-cell office:value-type="string" table:style-name="ce27">
            <text:p>Tnsnames.ora<text:s/></text:p>
          </table:table-cell>
          <table:table-cell office:value-type="string" table:style-name="ce34">
            <text:p>fisier care contine adresele de conectare la baza de date la care se pot conecta clienti.</text:p>
          </table:table-cell>
          <table:table-cell table:number-columns-repeated="16382" table:style-name="ce13"/>
        </table:table-row>
        <table:table-row table:style-name="ro1">
          <table:table-cell office:value-type="string" table:style-name="ce27">
            <text:p>Listener.ora<text:span text:style-name="T9"><text:s/></text:span></text:p>
          </table:table-cell>
          <table:table-cell office:value-type="string" table:style-name="ce33">
            <text:p>fisier care contine parametri pentru configuratia retelei de server.</text:p>
          </table:table-cell>
          <table:table-cell table:number-columns-repeated="16382" table:style-name="ce13"/>
        </table:table-row>
        <table:table-row table:style-name="ro1">
          <table:table-cell office:value-type="string" table:style-name="ce27">
            <text:p>Instance<text:s/></text:p>
          </table:table-cell>
          <table:table-cell office:value-type="string" table:style-name="ce33">
            <text:p>is server ORACLE processes are running, which contains SGA.</text:p>
          </table:table-cell>
          <table:table-cell table:number-columns-repeated="16382" table:style-name="ce13"/>
        </table:table-row>
        <table:table-row table:style-name="ro1">
          <table:table-cell office:value-type="string" table:style-name="ce27">
            <text:p>SID (XE)<text:s/></text:p>
          </table:table-cell>
          <table:table-cell office:value-type="string" table:style-name="ce33">
            <text:p>identifica instanta dupa nume unic<text:span text:style-name="T8">.<text:s/></text:span></text:p>
          </table:table-cell>
          <table:table-cell table:number-columns-repeated="16382" table:style-name="ce13"/>
        </table:table-row>
        <table:table-row table:style-name="ro1">
          <table:table-cell office:value-type="string" table:style-name="ce27">
            <text:p>Service name<text:s/></text:p>
          </table:table-cell>
          <table:table-cell office:value-type="string" table:style-name="ce33">
            <text:p>este un ALIAS al SID-ului , adica un altfel de nume.<text:s/></text:p>
          </table:table-cell>
          <table:table-cell table:number-columns-repeated="16382" table:style-name="ce13"/>
        </table:table-row>
        <table:table-row table:style-name="ro1">
          <table:table-cell office:value-type="string" table:style-name="ce27">
            <text:p>Connect descriptor (SEBY_ORA)<text:s/></text:p>
          </table:table-cell>
          <table:table-cell office:value-type="string" table:style-name="ce33">
            <text:p>numele unei configurari intregi din tnsnames.ora<text:span text:style-name="T8"><text:s/></text:span></text:p>
          </table:table-cell>
          <table:table-cell table:number-columns-repeated="16382" table:style-name="ce13"/>
        </table:table-row>
        <table:table-row table:style-name="ro1">
          <table:table-cell office:value-type="string" table:style-name="ce27">
            <text:p>Database</text:p>
          </table:table-cell>
          <table:table-cell office:value-type="string" table:style-name="ce33">
            <text:p>depozit de fisiere (datafile, controlfile, redo log, tempfile, block change tracking file, etc.) pe disc</text:p>
          </table:table-cell>
          <table:table-cell table:number-columns-repeated="16382" table:style-name="ce13"/>
        </table:table-row>
        <table:table-row table:style-name="ro1">
          <table:table-cell office:value-type="string" table:style-name="ce27">
            <text:p>Schema si userul<text:s/></text:p>
          </table:table-cell>
          <table:table-cell office:value-type="string" table:style-name="ce34">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13"/>
        </table:table-row>
        <table:table-row table:style-name="ro1">
          <table:table-cell office:value-type="string" table:style-name="ce27">
            <text:p>Tablespace<text:span text:style-name="T9"><text:s/></text:span></text:p>
          </table:table-cell>
          <table:table-cell office:value-type="string" table:style-name="ce34">
            <text:p>este un spatiu unde sunt stocate logic obiectele bazei de date iar fizic ele sunt stocare in<text:s/><text:span text:style-name="T8">datafiles.</text:span></text:p>
          </table:table-cell>
          <table:table-cell table:number-columns-repeated="16382" table:style-name="ce13"/>
        </table:table-row>
        <table:table-row table:style-name="ro1">
          <table:table-cell office:value-type="string" table:style-name="ce27">
            <text:p>Spatiu baza impartit</text:p>
          </table:table-cell>
          <table:table-cell office:value-type="string" table:style-name="ce34">
            <text:p>Tablespace &gt; Segments &gt; Extents &gt; Data blocks<text:s/></text:p>
          </table:table-cell>
          <table:table-cell table:number-columns-repeated="16382" table:style-name="ce13"/>
        </table:table-row>
        <table:table-row table:style-name="ro1">
          <table:table-cell table:style-name="ce27"/>
          <table:table-cell table:style-name="ce34"/>
          <table:table-cell table:number-columns-repeated="16382" table:style-name="ce13"/>
        </table:table-row>
        <table:table-row table:style-name="ro58">
          <table:table-cell office:value-type="string" table:style-name="ce19">
            <text:p>DNS explained Zona</text:p>
          </table:table-cell>
          <table:table-cell office:value-type="string" table:style-name="ce20">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6">
          <table:table-cell office:value-type="string" table:style-name="ce19">
            <text:p>DNS (Domain Name System)</text:p>
          </table:table-cell>
          <table:table-cell office:value-type="string" table:style-name="ce21">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9">
            <text:p>Name server</text:p>
          </table:table-cell>
          <table:table-cell office:value-type="string" table:style-name="ce21">
            <text:p>Face legatura intre adresa IP a unui dispozitiv si un nume de domeniu .</text:p>
          </table:table-cell>
          <table:table-cell table:number-columns-repeated="16382"/>
        </table:table-row>
        <table:table-row table:style-name="ro6">
          <table:table-cell office:value-type="string" table:style-name="ce6">
            <text:p>Gateway (adresa routerului</text:p>
            <text:p>implicit)</text:p>
          </table:table-cell>
          <table:table-cell office:value-type="string" table:style-name="ce21">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6">
          <table:table-cell office:value-type="string" table:style-name="ce19">
            <text:p>Netmask</text:p>
          </table:table-cell>
          <table:table-cell office:value-type="string" table:style-name="ce21">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9">
            <text:p>Broadcast</text:p>
          </table:table-cell>
          <table:table-cell office:value-type="string" table:style-name="ce21">
            <text:p>Procesul de trimitere a pachetelor la mai multe recipiente toate deodata.</text:p>
          </table:table-cell>
          <table:table-cell table:number-columns-repeated="16382"/>
        </table:table-row>
        <table:table-row table:style-name="ro1">
          <table:table-cell office:value-type="string" table:style-name="ce19">
            <text:p>MAC Adress</text:p>
          </table:table-cell>
          <table:table-cell office:value-type="string" table:style-name="ce21">
            <text:p>Adresa fizica a placii de retea</text:p>
          </table:table-cell>
          <table:table-cell table:number-columns-repeated="16382"/>
        </table:table-row>
        <table:table-row table:style-name="ro1">
          <table:table-cell office:value-type="string" table:style-name="ce19">
            <text:p>DHCP</text:p>
          </table:table-cell>
          <table:table-cell office:value-type="string" table:style-name="ce21">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24">
          <table:table-cell office:value-type="string" table:style-name="ce19">
            <office:annotation draw:style-name="a2" svg:x="2.225in" svg:y="5.59166666666667in" svg:width="17.75in" svg:height="5.2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35">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6">
          <table:table-cell office:value-type="string" table:style-name="ce6">
            <text:p>NAT (Network Adress</text:p>
            <text:p>Translation)</text:p>
          </table:table-cell>
          <table:table-cell office:value-type="string" table:style-name="ce21">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9">
            <text:p>IP</text:p>
          </table:table-cell>
          <table:table-cell office:value-type="string" table:style-name="ce11">
            <text:p>Internet Protocol este un protocol prin care datele sunt trimise de la un calculator la altul prin intermediu Internetului.</text:p>
          </table:table-cell>
          <table:table-cell table:number-columns-repeated="16382"/>
        </table:table-row>
        <table:table-row table:style-name="ro6">
          <table:table-cell office:value-type="string" table:style-name="ce19">
            <text:p>IP Adress</text:p>
          </table:table-cell>
          <table:table-cell office:value-type="string" table:style-name="ce21">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6">
          <table:table-cell office:value-type="string" table:style-name="ce19">
            <text:p>PORT</text:p>
          </table:table-cell>
          <table:table-cell office:value-type="string" table:style-name="ce21">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9">
            <text:p>Socket</text:p>
          </table:table-cell>
          <table:table-cell office:value-type="string" table:style-name="ce30">
            <text:p>Punct final definit de o adresă IP și un port în contextul fie unei conexiuni TCP speciale fie a unei stări de ascultare.</text:p>
          </table:table-cell>
          <table:table-cell table:number-columns-repeated="16382"/>
        </table:table-row>
        <table:table-row table:style-name="ro24">
          <table:table-cell office:value-type="string" table:style-name="ce19">
            <text:p>PROTOCOL</text:p>
          </table:table-cell>
          <table:table-cell office:value-type="string" table:style-name="ce21">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24">
          <table:table-cell office:value-type="string" table:style-name="ce19">
            <text:p>TCP</text:p>
          </table:table-cell>
          <table:table-cell office:value-type="string" table:style-name="ce21">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1">
          <table:table-cell office:value-type="string" table:style-name="ce19">
            <text:p>UDP</text:p>
          </table:table-cell>
          <table:table-cell office:value-type="string" table:style-name="ce21">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5">
          <table:table-cell office:value-type="string" table:style-name="ce19">
            <text:p>ICMP</text:p>
          </table:table-cell>
          <table:table-cell office:value-type="string" table:style-name="ce21">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6">
          <table:table-cell office:value-type="string" table:style-name="ce6">
            <text:p>HTTP (Hypertext Transfer</text:p>
            <text:p>Protocol)</text:p>
          </table:table-cell>
          <table:table-cell office:value-type="string" table:style-name="ce21">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5">
          <table:table-cell office:value-type="string" table:style-name="ce19">
            <text:p>WWW</text:p>
          </table:table-cell>
          <table:table-cell office:value-type="string" table:style-name="ce21">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9">
            <text:p>Apache</text:p>
          </table:table-cell>
          <table:table-cell office:value-type="string" table:style-name="ce21">
            <text:p>HTTP server web care serveste continut static, dinamic, HTML, imagini <text:s/>care este localizat intr-un server.</text:p>
          </table:table-cell>
          <table:table-cell table:number-columns-repeated="16382"/>
        </table:table-row>
        <table:table-row table:style-name="ro1">
          <table:table-cell office:value-type="string" table:style-name="ce19">
            <text:p>nginx</text:p>
          </table:table-cell>
          <table:table-cell office:value-type="string" table:style-name="ce11">
            <text:p>Reverse proxy server, HTTP server si load balancer care serveste fisiere statice si index, iar Apache ca backend server procesand fisiere dinamice</text:p>
          </table:table-cell>
          <table:table-cell table:number-columns-repeated="16382"/>
        </table:table-row>
        <table:table-row table:style-name="ro6">
          <table:table-cell office:value-type="string" table:style-name="ce18">
            <text:p>LVM</text:p>
          </table:table-cell>
          <table:table-cell office:value-type="string" table:style-name="ce30">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59">
          <table:table-cell office:value-type="string" table:style-name="ce6">
            <text:p>RAID (Redundant Array of</text:p>
            <text:p>Independent Disks)</text:p>
          </table:table-cell>
          <table:table-cell office:value-type="string" table:style-name="ce21">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6">
            <text:p>Snapshot, recovery point</text:p>
          </table:table-cell>
          <table:table-cell office:value-type="string" table:style-name="ce21">
            <text:p>Copie de rezerva a serverului intr-un anumit punct in timp</text:p>
          </table:table-cell>
          <table:table-cell table:number-columns-repeated="16382"/>
        </table:table-row>
        <table:table-row table:style-name="ro1">
          <table:table-cell office:value-type="string" table:style-name="ce6">
            <text:p>Disk Safe</text:p>
          </table:table-cell>
          <table:table-cell office:value-type="string" table:style-name="ce21">
            <text:p>Totalitatea recovery point-urilor</text:p>
          </table:table-cell>
          <table:table-cell table:number-columns-repeated="16382"/>
        </table:table-row>
        <table:table-row table:style-name="ro1">
          <table:table-cell office:value-type="string" table:style-name="ce6">
            <text:p>Volum</text:p>
          </table:table-cell>
          <table:table-cell office:value-type="string" table:style-name="ce21">
            <text:p>Totalitatea disksafe-urilor</text:p>
          </table:table-cell>
          <table:table-cell table:number-columns-repeated="16382"/>
        </table:table-row>
        <table:table-row table:style-name="ro1">
          <table:table-cell office:value-type="string" table:style-name="ce19">
            <text:p>Load balancer</text:p>
          </table:table-cell>
          <table:table-cell office:value-type="string" table:style-name="ce11">
            <text:p>Imbunătățește distribuția încărcărilor de lucru pe mai multe resurse de calcul</text:p>
          </table:table-cell>
          <table:table-cell table:number-columns-repeated="16382"/>
        </table:table-row>
        <table:table-row table:style-name="ro1">
          <table:table-cell office:value-type="string" table:style-name="ce19">
            <text:p>Loopback 127.0.0.1</text:p>
          </table:table-cell>
          <table:table-cell office:value-type="string" table:style-name="ce11">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9">
            <text:p>NIC</text:p>
          </table:table-cell>
          <table:table-cell office:value-type="string" table:style-name="ce11">
            <text:p>Network Interface Card - este o componentă hardware a calculatorului care conectează un computer la o rețea de calculatoare.</text:p>
          </table:table-cell>
          <table:table-cell table:number-columns-repeated="16382"/>
        </table:table-row>
        <table:table-row table:style-name="ro2">
          <table:table-cell office:value-type="string" table:style-name="ce19">
            <text:p>VLAN</text:p>
          </table:table-cell>
          <table:table-cell office:value-type="string" table:style-name="ce21">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9">
            <text:p>WAN</text:p>
          </table:table-cell>
          <table:table-cell office:value-type="string" table:style-name="ce30">
            <text:p>Orice rețea care conectează mai multe LAN-uri.</text:p>
          </table:table-cell>
          <table:table-cell table:number-columns-repeated="16382"/>
        </table:table-row>
        <table:table-row table:style-name="ro1">
          <table:table-cell office:value-type="string" table:style-name="ce19">
            <text:p>Router</text:p>
          </table:table-cell>
          <table:table-cell office:value-type="string" table:style-name="ce11">
            <text:p>Interconecteaza PC-urile dar ofera pe langa acest lucru si acces la internet prin intermediul unui port aditional la care se conecteaza un modem.</text:p>
          </table:table-cell>
          <table:table-cell table:number-columns-repeated="16382"/>
        </table:table-row>
        <table:table-row table:style-name="ro60">
          <table:table-cell office:value-type="string" table:style-name="ce19">
            <text:p>Switch</text:p>
          </table:table-cell>
          <table:table-cell office:value-type="string" table:style-name="ce11">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6">
          <table:table-cell office:value-type="string" table:style-name="ce19">
            <text:p>Acces Point ( transceiver)</text:p>
          </table:table-cell>
          <table:table-cell office:value-type="string" table:style-name="ce30">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31">
            <text:p>Bandwith</text:p>
          </table:table-cell>
          <table:table-cell office:value-type="string" table:style-name="ce11">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9">
            <text:p>BGP</text:p>
          </table:table-cell>
          <table:table-cell office:value-type="string" table:style-name="ce11">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9">
            <text:p>Node</text:p>
          </table:table-cell>
          <table:table-cell office:value-type="string" table:style-name="ce30">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9">
            <text:p>Ppoe</text:p>
          </table:table-cell>
          <table:table-cell table:style-name="ce30"/>
          <table:table-cell table:style-name="ce36"/>
          <table:table-cell table:number-columns-repeated="16381" table:style-name="ce32"/>
        </table:table-row>
        <table:table-row table:style-name="ro1">
          <table:table-cell table:style-name="ce19"/>
          <table:table-cell table:style-name="ce30"/>
          <table:table-cell table:number-columns-repeated="16382" table:style-name="ce1"/>
        </table:table-row>
        <table:table-row table:style-name="ro1">
          <table:table-cell office:value-type="string" table:style-name="ce19">
            <text:p>1 MB/s <text:s text:c="2"/>= <text:s/>8 Mbps<text:s text:c="2"/></text:p>
          </table:table-cell>
          <table:table-cell table:style-name="ce11"/>
          <table:table-cell table:number-columns-repeated="16382" table:style-name="ce1"/>
        </table:table-row>
        <table:table-row table:style-name="ro1">
          <table:table-cell table:style-name="ce19"/>
          <table:table-cell table:style-name="ce11"/>
          <table:table-cell table:number-columns-repeated="16382" table:style-name="ce1"/>
        </table:table-row>
        <table:table-row table:style-name="ro1">
          <table:table-cell office:value-type="string" table:style-name="ce19">
            <text:p>CTRL+ ENTER pentru ENTER</text:p>
          </table:table-cell>
          <table:table-cell table:style-name="ce11"/>
          <table:table-cell table:number-columns-repeated="16382" table:style-name="ce1"/>
        </table:table-row>
        <table:table-row table:number-rows-repeated="1048520" table:style-name="ro61">
          <table:table-cell table:number-columns-repeated="16384"/>
        </table:table-row>
      </table:table>
      <table:table table:name="LINUX" table:style-name="ta4">
        <table:table-column table:style-name="co14" table:default-cell-style-name="ce19"/>
        <table:table-column table:style-name="co15" table:default-cell-style-name="ce17"/>
        <table:table-column table:style-name="co16"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9">
            <text:p>Comanda</text:p>
          </table:table-cell>
          <table:table-cell office:value-type="string" table:style-name="ce37">
            <text:p>Comanda</text:p>
          </table:table-cell>
          <table:table-cell office:value-type="string" table:style-name="ce37">
            <text:p>Descriere</text:p>
          </table:table-cell>
          <table:table-cell table:number-columns-repeated="1021" table:style-name="ce38"/>
          <table:table-cell table:number-columns-repeated="15360"/>
        </table:table-row>
        <table:table-row table:style-name="ro62">
          <table:table-cell office:value-type="string" table:style-name="ce19">
            <text:p>find</text:p>
          </table:table-cell>
          <table:table-cell office:value-type="string" table:style-name="ce16">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16">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8"/>
          <table:table-cell table:number-columns-repeated="15360"/>
        </table:table-row>
        <table:table-row table:style-name="ro63">
          <table:table-cell office:value-type="string" table:style-name="ce19">
            <text:p>locate</text:p>
          </table:table-cell>
          <table:table-cell office:value-type="string" table:style-name="ce16">
            <text:p>yum install mlocate<text:s text:c="2"/></text:p>
            <text:p>updatedb</text:p>
          </table:table-cell>
          <table:table-cell office:value-type="string" table:style-name="ce16">
            <text:p>Gaseste un fisier pe server.</text:p>
            <text:p>Actualizeaza locatiile fisierelor pentru comanda locate.</text:p>
          </table:table-cell>
          <table:table-cell table:number-columns-repeated="1021" table:style-name="ce38"/>
          <table:table-cell table:number-columns-repeated="15360"/>
        </table:table-row>
        <table:table-row table:style-name="ro6">
          <table:table-cell office:value-type="string" table:style-name="ce19">
            <text:p>du -sh (spatiul total)</text:p>
          </table:table-cell>
          <table:table-cell office:value-type="string" table:style-name="ce16">
            <text:p>du -sh ./* | sort -h</text:p>
            <text:p>du -sh .[^.]*</text:p>
          </table:table-cell>
          <table:table-cell office:value-type="string" table:style-name="ce16">
            <text:p>Arata spatiul per folder si sorteaza in ordinea marimii</text:p>
            <text:p>Arata hidden files spatiu si folders</text:p>
          </table:table-cell>
          <table:table-cell table:number-columns-repeated="1021" table:style-name="ce38"/>
          <table:table-cell table:number-columns-repeated="15360"/>
        </table:table-row>
        <table:table-row table:style-name="ro24">
          <table:table-cell office:value-type="string" table:style-name="ce19">
            <text:p>df</text:p>
          </table:table-cell>
          <table:table-cell office:value-type="string" table:style-name="ce16">
            <text:p>df -TH</text:p>
            <text:p>df -I</text:p>
            <text:p>df /pathoffileordirectory</text:p>
          </table:table-cell>
          <table:table-cell office:value-type="string" table:style-name="ce16">
            <text:p>Arata spatiul de pe fiecare disk in parte si pe ce sunt montate</text:p>
            <text:p>Numarul de inodes folosit si liberi pe partitii</text:p>
            <text:p>Arata pe ce partitie se afla fisierul sau directorul</text:p>
          </table:table-cell>
          <table:table-cell office:value-type="string" table:style-name="ce38">
            <text:p><text:s/></text:p>
          </table:table-cell>
          <table:table-cell table:number-columns-repeated="16380"/>
        </table:table-row>
        <table:table-row table:style-name="ro24">
          <table:table-cell office:value-type="string" table:style-name="ce19">
            <text:p>CageFS Skeleton</text:p>
          </table:table-cell>
          <table:table-cell office:value-type="string" table:style-name="ce16">
            <text:p>cagefs --force-update</text:p>
            <text:p>cagefs --remount-all<text:s text:c="2"/></text:p>
            <text:p>cagefsctl --cl-selector-reset-modules username</text:p>
          </table:table-cell>
          <table:table-cell office:value-type="string" table:style-name="ce6">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8"/>
          <table:table-cell table:number-columns-repeated="15360"/>
        </table:table-row>
        <table:table-row table:style-name="ro6">
          <table:table-cell office:value-type="string" table:style-name="ce19">
            <text:p>CSF</text:p>
          </table:table-cell>
          <table:table-cell office:value-type="string" table:style-name="ce16">
            <text:p>csf -g <text:s text:c="5"/>csf -d <text:s text:c="7"/>csf -a <text:s text:c="5"/>csf -dr <text:s text:c="6"/>csf -r<text:s text:c="9"/></text:p>
            <text:p>WHM - ConfigServer Security &amp; Firewall - Quick Allow/Deny - 0.0.0.0/0</text:p>
          </table:table-cell>
          <table:table-cell office:value-type="string" table:style-name="ce16">
            <text:p>Cauta Blocheaza Adauga Deblocheaza Restarteaza</text:p>
            <text:p>Permite sau blocheaza accesul la toate adresele IP</text:p>
          </table:table-cell>
          <table:table-cell table:number-columns-repeated="1021" table:style-name="ce38"/>
          <table:table-cell table:number-columns-repeated="15360"/>
        </table:table-row>
        <table:table-row table:style-name="ro64">
          <table:table-cell office:value-type="string" table:style-name="ce39">
            <text:p>Diverse statistici</text:p>
          </table:table-cell>
          <table:table-cell office:value-type="string" table:style-name="ce40">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41">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8"/>
          <table:table-cell table:number-columns-repeated="15360"/>
        </table:table-row>
        <table:table-row table:style-name="ro1">
          <table:table-cell office:value-type="string" table:style-name="ce39">
            <text:p>/root/scan.sh</text:p>
          </table:table-cell>
          <table:table-cell office:value-type="string" table:style-name="ce40">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8"/>
          <table:table-cell table:number-columns-repeated="15360"/>
        </table:table-row>
        <table:table-row table:style-name="ro6">
          <table:table-cell office:value-type="string" table:style-name="ce19">
            <text:p>inodes</text:p>
          </table:table-cell>
          <table:table-cell office:value-type="string" table:style-name="ce16">
            <text:p>find . | cut -d"/" -f2 | sort | uniq -c | sort -rn</text:p>
            <text:p>Edquota -u username</text:p>
          </table:table-cell>
          <table:table-cell office:value-type="string" table:style-name="ce16">
            <text:p>Numara inodes dintr-un folder</text:p>
            <text:p>Afiseaza numarul de inodes din contul unui user</text:p>
          </table:table-cell>
          <table:table-cell table:number-columns-repeated="1021" table:style-name="ce38"/>
          <table:table-cell table:number-columns-repeated="15360"/>
        </table:table-row>
        <table:table-row table:style-name="ro24">
          <table:table-cell office:value-type="string" table:style-name="ce19">
            <text:p>tune2fs</text:p>
          </table:table-cell>
          <table:table-cell office:value-type="string" table:style-name="ce16">
            <text:p>tune2fs -l /dev/mapper/vg_centos6-lv_root</text:p>
            <text:p>tune2fs -m 0 /dev/mapper/vg_centos6-lv_root ( -m 5 este default rezervat pt un server)</text:p>
          </table:table-cell>
          <table:table-cell office:value-type="string" table:style-name="ce16">
            <text:p>Afiseasa informatii despre reserved blocks despre partitia respectiva</text:p>
            <text:p>Seteaza reserved blocks to 0%, temporar pentru a elibera spatiul pe partitia respectiva.</text:p>
          </table:table-cell>
          <table:table-cell table:number-columns-repeated="1021" table:style-name="ce38"/>
          <table:table-cell table:number-columns-repeated="15360"/>
        </table:table-row>
        <table:table-row table:style-name="ro6">
          <table:table-cell office:value-type="string" table:style-name="ce19">
            <text:p>mv</text:p>
          </table:table-cell>
          <table:table-cell office:value-type="string" table:style-name="ce16">
            <text:p>mv * targetdestination</text:p>
            <text:p>mv * .[^.]* .. sau mv * ../</text:p>
          </table:table-cell>
          <table:table-cell office:value-type="string" table:style-name="ce16">
            <text:p>Muta din folderul curent in targetdestination</text:p>
            <text:p>Move all files from current directory one upper directory</text:p>
          </table:table-cell>
          <table:table-cell table:number-columns-repeated="1021" table:style-name="ce38"/>
          <table:table-cell table:number-columns-repeated="15360"/>
        </table:table-row>
        <table:table-row table:style-name="ro1">
          <table:table-cell office:value-type="string" table:style-name="ce19">
            <text:p>shopt</text:p>
          </table:table-cell>
          <table:table-cell office:value-type="string" table:style-name="ce17">
            <text:p>shopt -s dotglob<text:s text:c="3"/></text:p>
          </table:table-cell>
          <table:table-cell office:value-type="string" table:style-name="ce17">
            <text:p>Move hidden files</text:p>
          </table:table-cell>
          <table:table-cell table:number-columns-repeated="1021" table:style-name="ce38"/>
          <table:table-cell table:number-columns-repeated="15360"/>
        </table:table-row>
        <table:table-row table:style-name="ro1">
          <table:table-cell office:value-type="string" table:style-name="ce19">
            <text:p>cp</text:p>
          </table:table-cell>
          <table:table-cell office:value-type="string" table:style-name="ce17">
            <text:p>cp -Rpv<text:s text:c="5"/></text:p>
          </table:table-cell>
          <table:table-cell office:value-type="string" table:style-name="ce17">
            <text:p>Copiaza recursiv si pastreaza permisiunile si timestamp</text:p>
          </table:table-cell>
          <table:table-cell table:number-columns-repeated="1021" table:style-name="ce38"/>
          <table:table-cell table:number-columns-repeated="15360"/>
        </table:table-row>
        <table:table-row table:style-name="ro1">
          <table:table-cell office:value-type="string" table:style-name="ce19">
            <text:p>rm</text:p>
          </table:table-cell>
          <table:table-cell office:value-type="string" table:style-name="ce17">
            <text:p>rm -rf cuvant*</text:p>
          </table:table-cell>
          <table:table-cell office:value-type="string" table:style-name="ce17">
            <text:p>Sterge toate cuvintele care incep cu cuvant</text:p>
          </table:table-cell>
          <table:table-cell table:number-columns-repeated="1021" table:style-name="ce38"/>
          <table:table-cell table:number-columns-repeated="15360"/>
        </table:table-row>
        <table:table-row table:style-name="ro6">
          <table:table-cell office:value-type="string" table:style-name="ce19">
            <text:p>mkdir</text:p>
          </table:table-cell>
          <table:table-cell office:value-type="string" table:style-name="ce17">
            <text:p>mkdir –p –m 400 /home</text:p>
          </table:table-cell>
          <table:table-cell office:value-type="string" table:style-name="ce16">
            <text:p>p – create a directory and subdirectories in the same time , m from permisions</text:p>
            <text:p>400 is the number of permisions)</text:p>
          </table:table-cell>
          <table:table-cell table:number-columns-repeated="1021" table:style-name="ce38"/>
          <table:table-cell table:number-columns-repeated="15360"/>
        </table:table-row>
        <table:table-row table:style-name="ro2">
          <table:table-cell office:value-type="string" table:style-name="ce19">
            <text:p>ln</text:p>
            <text:p/>
            <text:p>Arhivarea unui</text:p>
            <text:p>Simbolic link nu merge</text:p>
          </table:table-cell>
          <table:table-cell office:value-type="string" table:style-name="ce16">
            <text:p>ln file1 file2<text:s text:c="2"/></text:p>
            <text:p/>
            <text:p>ln -s file1 file2<text:s text:c="7"/></text:p>
            <text:p>unlink numelesymboluluilinkului</text:p>
            <text:p>chown -h user:user<text:s text:c="2"/></text:p>
          </table:table-cell>
          <table:table-cell office:value-type="string" table:style-name="ce16">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9">
            <text:p>diff</text:p>
          </table:table-cell>
          <table:table-cell office:value-type="string" table:style-name="ce16">
            <text:p>diff &lt;filename1&gt; &lt;filename2&gt;<text:s text:c="2"/></text:p>
          </table:table-cell>
          <table:table-cell office:value-type="string" table:style-name="ce16">
            <text:p>Compara diferentele dintre 2 fisiere</text:p>
          </table:table-cell>
          <table:table-cell table:number-columns-repeated="16381"/>
        </table:table-row>
        <table:table-row table:style-name="ro65">
          <table:table-cell office:value-type="string" table:style-name="ce19">
            <text:p>exim</text:p>
          </table:table-cell>
          <table:table-cell office:value-type="string" table:style-name="ce16">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16">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6">
          <table:table-cell office:value-type="string" table:style-name="ce19">
            <office:annotation draw:style-name="a3" svg:x="1.01666666666667in" svg:y="10.6666666666667in" svg:width="6.54166666666667in" svg:height="5.21666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16">
            <text:p>postconf -n</text:p>
            <text:p>postqueue -p sau mailq</text:p>
            <text:p>postcat -q ID</text:p>
            <text:p>postqueue -f</text:p>
            <text:p>postsuper -d ALL</text:p>
            <text:p>postmap -q user@domeniu.ro hash:/etc/postfix/mailbox_maps</text:p>
            <text:p/>
          </table:table-cell>
          <table:table-cell office:value-type="string" table:style-name="ce16">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6">
          <table:table-cell office:value-type="string" table:style-name="ce19">
            <text:p>SPAM</text:p>
          </table:table-cell>
          <table:table-cell office:value-type="string" table:style-name="ce16">
            <text:p>grep cwd /var/log/exim_mainlog | grep -v /var/spool | awk -F"cwd=" '{print $2}' | awk '{print $1}' | sort | uniq -c | sort -nh</text:p>
          </table:table-cell>
          <table:table-cell office:value-type="string" table:style-name="ce16">
            <text:p>Check SPAM</text:p>
          </table:table-cell>
          <table:table-cell table:number-columns-repeated="16381"/>
        </table:table-row>
        <table:table-row table:style-name="ro2">
          <table:table-cell office:value-type="string" table:style-name="ce19">
            <office:annotation draw:style-name="a4" svg:x="1.6in" svg:y="13.7666666666667in" svg:width="8.91666666666667in" svg:height="24.59166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16">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16">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9">
            <text:p>iotop</text:p>
          </table:table-cell>
          <table:table-cell office:value-type="string" table:style-name="ce16">
            <text:p>iotop</text:p>
          </table:table-cell>
          <table:table-cell office:value-type="string" table:style-name="ce16">
            <text:p>Afiseaza procesele I/O</text:p>
          </table:table-cell>
          <table:table-cell table:number-columns-repeated="16381"/>
        </table:table-row>
        <table:table-row table:style-name="ro1">
          <table:table-cell office:value-type="string" table:style-name="ce19">
            <text:p>iftop</text:p>
          </table:table-cell>
          <table:table-cell office:value-type="string" table:style-name="ce16">
            <text:p>iftop</text:p>
          </table:table-cell>
          <table:table-cell office:value-type="string" table:style-name="ce16">
            <text:p>Afiseaza latimea de banda pe o interfata</text:p>
          </table:table-cell>
          <table:table-cell table:number-columns-repeated="16381"/>
        </table:table-row>
        <table:table-row table:style-name="ro1">
          <table:table-cell office:value-type="string" table:style-name="ce19">
            <text:p>iostat</text:p>
          </table:table-cell>
          <table:table-cell office:value-type="string" table:style-name="ce16">
            <text:p>iostat</text:p>
          </table:table-cell>
          <table:table-cell office:value-type="string" table:style-name="ce16">
            <text:p>Afiseaza statistici despre CPU si input/output despre devices, partitii si NFS</text:p>
          </table:table-cell>
          <table:table-cell table:number-columns-repeated="16381"/>
        </table:table-row>
        <table:table-row table:style-name="ro24">
          <table:table-cell office:value-type="string" table:style-name="ce19">
            <text:p>scp</text:p>
          </table:table-cell>
          <table:table-cell office:value-type="string" table:style-name="ce16">
            <text:p>scp -P 24 zzzfisier <text:s/>root@sacred.ml:/home</text:p>
            <text:p>scp -rvCpP 24 zzzfisier root@sacred.ml:/home facem mai intai arhiva cu tar ca sa pastram</text:p>
            <text:p>permisiunile</text:p>
          </table:table-cell>
          <table:table-cell office:value-type="string" table:style-name="ce16">
            <text:p>Copiaza fisierul zzzfisier pe serverul sacred.ml in /home</text:p>
            <text:p>Copiaza fisierul zzzfisier pe serverul sacred.ml in /home</text:p>
          </table:table-cell>
          <table:table-cell table:number-columns-repeated="16381"/>
        </table:table-row>
        <table:table-row table:style-name="ro2">
          <table:table-cell office:value-type="string" table:style-name="ce19">
            <text:p>rsync</text:p>
            <text:p>-a – arhiva</text:p>
            <text:p>-z – compresie</text:p>
            <text:p>-h – human readable</text:p>
            <text:p>-e – alternate</text:p>
            <text:p>remote shell</text:p>
            <text:p>-v – verbose</text:p>
            <text:p>-n dry – run</text:p>
          </table:table-cell>
          <table:table-cell office:value-type="string" table:style-name="ce16">
            <text:p>rsync -azhe "ssh -p 652" --info=progress2 /home/sursa root@zzzzzz.ro:/destinatie</text:p>
            <text:p>rsync -avzhe "ssh -p 652" /home/sursa root@zzzzzz.ro:/destinatie</text:p>
            <text:p/>
            <text:p/>
            <text:p>rsync –aP /fromdirectory/ /destinationdirectory/</text:p>
          </table:table-cell>
          <table:table-cell office:value-type="string" table:style-name="ce16">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6">
          <table:table-cell office:value-type="string" table:style-name="ce19">
            <text:p>curl</text:p>
          </table:table-cell>
          <table:table-cell office:value-type="string" table:style-name="ce16">
            <text:p>curl -I domain.ro</text:p>
            <text:p>curl -T /home/numelearhivei.tar.gz ftp://22.22.22.22 --user zzzzz:parola</text:p>
          </table:table-cell>
          <table:table-cell office:value-type="string" table:style-name="ce16">
            <text:p>Afiseaza statusul siteului cu eroarea. HTTP/1.1 200 OK</text:p>
            <text:p>Copiaza arhiva prin ftp cu userul</text:p>
          </table:table-cell>
          <table:table-cell table:number-columns-repeated="16381"/>
        </table:table-row>
        <table:table-row table:style-name="ro5">
          <table:table-cell office:value-type="string" table:style-name="ce19">
            <text:p>TAR</text:p>
          </table:table-cell>
          <table:table-cell office:value-type="string" table:style-name="ce16">
            <text:p>tar -cvzpf arhivasalvat.tar.gz file</text:p>
            <text:p>tar -tvf</text:p>
            <text:p>tar -zxpvf</text:p>
            <text:p>tar -jxpvf</text:p>
          </table:table-cell>
          <table:table-cell office:value-type="string" table:style-name="ce16">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6">
          <table:table-cell office:value-type="string" table:style-name="ce19">
            <text:p>zip</text:p>
          </table:table-cell>
          <table:table-cell office:value-type="string" table:style-name="ce16">
            <text:p>zip numenou fisiervechi</text:p>
            <text:p>unzip file.zip unzip -l file.zip</text:p>
          </table:table-cell>
          <table:table-cell office:value-type="string" table:style-name="ce16">
            <text:p>Compreseaza fisiervechi si il pune in numenou.zip</text:p>
            <text:p>Extrage toate fisierele din file.zip Vede in interiorul file.zip</text:p>
          </table:table-cell>
          <table:table-cell table:number-columns-repeated="16381"/>
        </table:table-row>
        <table:table-row table:style-name="ro6">
          <table:table-cell office:value-type="string" table:style-name="ce19">
            <text:p>gunzip</text:p>
          </table:table-cell>
          <table:table-cell office:value-type="string" table:style-name="ce16">
            <text:p>gunzip file.gz</text:p>
            <text:p>zcat file.gz</text:p>
          </table:table-cell>
          <table:table-cell office:value-type="string" table:style-name="ce16">
            <text:p>Extrage fisierele</text:p>
            <text:p>Afiseaza continutul arhivei</text:p>
          </table:table-cell>
          <table:table-cell table:number-columns-repeated="16381"/>
        </table:table-row>
        <table:table-row table:style-name="ro59">
          <table:table-cell office:value-type="string" table:style-name="ce19">
            <text:p>grep</text:p>
          </table:table-cell>
          <table:table-cell office:value-type="string" table:style-name="ce16">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16">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9">
            <text:p>ls</text:p>
          </table:table-cell>
          <table:table-cell office:value-type="string" table:style-name="ce16">
            <text:p>ls -last <text:s text:c="2"/>ls -lah</text:p>
          </table:table-cell>
          <table:table-cell office:value-type="string" table:style-name="ce16">
            <text:p>Afiseaza fisierele in ordinea cand au fost modificate ultima data</text:p>
          </table:table-cell>
          <table:table-cell table:number-columns-repeated="16381"/>
        </table:table-row>
        <table:table-row table:style-name="ro1">
          <table:table-cell office:value-type="string" table:style-name="ce19">
            <text:p>whereis</text:p>
          </table:table-cell>
          <table:table-cell office:value-type="string" table:style-name="ce16">
            <text:p>whereis numelecomenzii</text:p>
          </table:table-cell>
          <table:table-cell office:value-type="string" table:style-name="ce16">
            <text:p>Gaseste locatia binara a comenzii unde este instalat si man pages</text:p>
          </table:table-cell>
          <table:table-cell table:number-columns-repeated="16381"/>
        </table:table-row>
        <table:table-row table:style-name="ro6">
          <table:table-cell office:value-type="string" table:style-name="ce19">
            <text:p>cut</text:p>
          </table:table-cell>
          <table:table-cell office:value-type="string" table:style-name="ce16">
            <text:p>cat /etc/userdomains | cut -d":" -f1</text:p>
            <text:p>cat /etc/userdomains | cut -d":" --complement -f1</text:p>
          </table:table-cell>
          <table:table-cell office:value-type="string" table:style-name="ce16">
            <text:p>Desparte dupa delimitatorul ":" si afiseaza doar primul element</text:p>
            <text:p>Desparte dupa delimitatorul ":" si afiseaza tot mai putin primul element</text:p>
          </table:table-cell>
          <table:table-cell table:number-columns-repeated="16381"/>
        </table:table-row>
        <table:table-row table:style-name="ro5">
          <table:table-cell office:value-type="string" table:style-name="ce19">
            <text:p>.htaccess</text:p>
          </table:table-cell>
          <table:table-cell office:value-type="string" table:style-name="ce16">
            <text:p>deny from all <text:s text:c="11"/>deny from adresaip</text:p>
            <text:p>allow from 22.22.22.22</text:p>
            <text:p>require all denied require not adresaip</text:p>
            <text:p>require ip 22.22.22.22</text:p>
          </table:table-cell>
          <table:table-cell office:value-type="string" table:style-name="ce16">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9">
            <text:p>chattr</text:p>
          </table:table-cell>
          <table:table-cell office:value-type="string" table:style-name="ce16">
            <text:p>chattr -i <text:s text:c="2"/>sau +i <text:s text:c="4"/>lsattr numelefisierului (listeaza atributele fisierului)</text:p>
          </table:table-cell>
          <table:table-cell office:value-type="string" table:style-name="ce16">
            <text:p>Face un fisier accesibil sau neaccesibil nici de root</text:p>
          </table:table-cell>
          <table:table-cell table:number-columns-repeated="16381"/>
        </table:table-row>
        <table:table-row table:style-name="ro1">
          <table:table-cell office:value-type="string" table:style-name="ce19">
            <text:p>telnet</text:p>
          </table:table-cell>
          <table:table-cell office:value-type="string" table:style-name="ce17">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7">
            <text:p>Verifica daca portul acela este deschis si daca se poate conecta la el</text:p>
          </table:table-cell>
          <table:table-cell table:number-columns-repeated="16381"/>
        </table:table-row>
        <table:table-row table:style-name="ro2">
          <table:table-cell office:value-type="string" table:style-name="ce19">
            <text:p>nmap</text:p>
          </table:table-cell>
          <table:table-cell office:value-type="string" table:style-name="ce16">
            <text:p>nmap --allports domeniu.ro<text:s text:c="2"/></text:p>
            <text:p>nmap -A domeniu.ro</text:p>
            <text:p>nmap -v domeniu.ro nmap -v 22.22.22.22</text:p>
            <text:p>Nmap 22.22.22.15-25</text:p>
            <text:p>Nmap 22.22.22.0/24</text:p>
          </table:table-cell>
          <table:table-cell office:value-type="string" table:style-name="ce16">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67">
          <table:table-cell office:value-type="string" table:style-name="ce19">
            <text:p>Iptables</text:p>
          </table:table-cell>
          <table:table-cell office:value-type="string" table:style-name="ce16">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16">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24">
          <table:table-cell office:value-type="string" table:style-name="ce19">
            <text:p>firewalld (Centos 7)</text:p>
          </table:table-cell>
          <table:table-cell office:value-type="string" table:style-name="ce16">
            <text:p>firewall-cmd --permanent --zone=public --add-port=24/tcp</text:p>
            <text:p>firewall-cmd --list-ports</text:p>
            <text:p>firewall-cmd --reload</text:p>
          </table:table-cell>
          <table:table-cell office:value-type="string" table:style-name="ce16">
            <text:p>Deschide portul 24</text:p>
            <text:p>Listeaza toate porturile deschise</text:p>
            <text:p>Restarteaza firewalld</text:p>
          </table:table-cell>
          <table:table-cell table:number-columns-repeated="16381"/>
        </table:table-row>
        <table:table-row table:style-name="ro1">
          <table:table-cell office:value-type="string" table:style-name="ce19">
            <text:p>cPHulk</text:p>
          </table:table-cell>
          <table:table-cell office:value-type="string" table:style-name="ce16">
            <text:p>WHM - cPHulk Brute Force Protection - History Reports - Remove Blocks and Clear</text:p>
          </table:table-cell>
          <table:table-cell office:value-type="string" table:style-name="ce16">
            <text:p>Elimina toate filtrele</text:p>
          </table:table-cell>
          <table:table-cell table:number-columns-repeated="16381"/>
        </table:table-row>
        <table:table-row table:style-name="ro1">
          <table:table-cell office:value-type="string" table:style-name="ce19">
            <text:p>ufw Ubuntu</text:p>
          </table:table-cell>
          <table:table-cell office:value-type="string" table:style-name="ce16">
            <text:p>ufw enable ufw disable <text:s text:c="3"/>daca nu merge netu dam disable si clear la iptables</text:p>
          </table:table-cell>
          <table:table-cell office:value-type="string" table:style-name="ce16">
            <text:p>Opreste firewall iptables</text:p>
          </table:table-cell>
          <table:table-cell table:number-columns-repeated="16381"/>
        </table:table-row>
        <table:table-row table:style-name="ro2">
          <table:table-cell office:value-type="string" table:style-name="ce19">
            <text:p>dig</text:p>
          </table:table-cell>
          <table:table-cell office:value-type="string" table:style-name="ce16">
            <text:p>dig domeniu.ro</text:p>
            <text:p>dig +short TXT _dmarc.sacred.ml.</text:p>
            <text:p>dig domeniu.ro @ipadresullui</text:p>
            <text:p>dig +trace domeniu.ro</text:p>
            <text:p>dig @a.root-servers.net domeniu.ro</text:p>
          </table:table-cell>
          <table:table-cell office:value-type="string" table:style-name="ce16">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5">
          <table:table-cell office:value-type="string" table:style-name="ce19">
            <text:p>netstat</text:p>
          </table:table-cell>
          <table:table-cell office:value-type="string" table:style-name="ce42">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16">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5">
          <table:table-cell office:value-type="string" table:style-name="ce19">
            <text:p>tcpdump</text:p>
          </table:table-cell>
          <table:table-cell office:value-type="string" table:style-name="ce16">
            <text:p>tcpdump -nni eth0 host 22.22.22.22 -vv (pentru verbose debuging) <text:s text:c="8"/>iptraf-ng</text:p>
            <text:p>tcpdump -nni eth0 port numarulportului</text:p>
            <text:p>tcpdump -nni ens160 icmp</text:p>
            <text:p>tcpdump -c 1000</text:p>
          </table:table-cell>
          <table:table-cell office:value-type="string" table:style-name="ce16">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9">
            <text:p>tshark</text:p>
          </table:table-cell>
          <table:table-cell office:value-type="string" table:style-name="ce16">
            <text:p>yum install wireshark</text:p>
          </table:table-cell>
          <table:table-cell office:value-type="string" table:style-name="ce16">
            <text:p>Verifica pachetele care intra dintr-o retea pe server</text:p>
          </table:table-cell>
          <table:table-cell table:number-columns-repeated="16381"/>
        </table:table-row>
        <table:table-row table:style-name="ro24">
          <table:table-cell office:value-type="string" table:style-name="ce19">
            <text:p>strace</text:p>
          </table:table-cell>
          <table:table-cell office:value-type="string" table:style-name="ce16">
            <text:p>sudo -u sslt HTTP_HOST=www.sslt.ml REQUEST_URI=/ strace -tt -e trace=sendto,connect,open,write,read php /home/sslt/public_html/index.php</text:p>
            <text:p>strace php /caleaindexului.php</text:p>
          </table:table-cell>
          <table:table-cell office:value-type="string" table:style-name="ce16">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9">
            <office:annotation draw:style-name="a5" svg:x="1.6in" svg:y="32.1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16">
            <text:p>traceroute -d domeniu.ro <text:s text:c="2"/>CMD – tracert (pentru windows)</text:p>
          </table:table-cell>
          <table:table-cell office:value-type="string" table:style-name="ce16">
            <text:p>Afiseaza calea prin toate routerele adresele IP pana la domeniul nostru</text:p>
          </table:table-cell>
          <table:table-cell table:number-columns-repeated="16381"/>
        </table:table-row>
        <table:table-row table:style-name="ro6">
          <table:table-cell office:value-type="string" table:style-name="ce19">
            <text:p>ping</text:p>
          </table:table-cell>
          <table:table-cell office:value-type="string" table:style-name="ce16">
            <text:p>ping domeniu.ro</text:p>
          </table:table-cell>
          <table:table-cell office:value-type="string" table:style-name="ce16">
            <text:p>Verificarea conectivitatii si a timpului dus-intors intre dous statii afla in in</text:p>
            <text:p>aceeasi retea sau retele diferite (inclusiv internet).</text:p>
          </table:table-cell>
          <table:table-cell table:number-columns-repeated="16381"/>
        </table:table-row>
        <table:table-row table:style-name="ro24">
          <table:table-cell office:value-type="string" table:style-name="ce19">
            <text:p>ifconfig</text:p>
          </table:table-cell>
          <table:table-cell office:value-type="string" table:style-name="ce16">
            <text:p>ifconfig eth0 zzzzadresaipzzzz netmask zzzzz broadcast zzzzzz <text:s text:c="3"/>Verificat Gatewayu dupa</text:p>
            <text:p>ifconfig -a</text:p>
            <text:p>ifconfig eth0 up/down</text:p>
          </table:table-cell>
          <table:table-cell office:value-type="string" table:style-name="ce16">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9">
            <text:p>ethtool</text:p>
          </table:table-cell>
          <table:table-cell office:value-type="string" table:style-name="ce16">
            <text:p>ethtool eth0</text:p>
          </table:table-cell>
          <table:table-cell office:value-type="string" table:style-name="ce16">
            <text:p>Afiseaza date fizice despre placa de retea cum ar fi viteza, duplex</text:p>
          </table:table-cell>
          <table:table-cell table:number-columns-repeated="16381"/>
        </table:table-row>
        <table:table-row table:style-name="ro1">
          <table:table-cell table:style-name="ce19"/>
          <table:table-cell office:value-type="string" table:style-name="ce16">
            <text:p>iwconfig wlan0</text:p>
          </table:table-cell>
          <table:table-cell office:value-type="string" table:style-name="ce16">
            <text:p>Afiseaza date fizice despre place de retea wireless</text:p>
          </table:table-cell>
          <table:table-cell table:number-columns-repeated="16381"/>
        </table:table-row>
        <table:table-row table:style-name="ro24">
          <table:table-cell office:value-type="string" table:style-name="ce19">
            <text:p>route</text:p>
          </table:table-cell>
          <table:table-cell office:value-type="string" table:style-name="ce16">
            <text:p>route -n</text:p>
            <text:p>route add default gw 22.22.22.22</text:p>
            <text:p>route del default gw 22.22.22.22</text:p>
          </table:table-cell>
          <table:table-cell office:value-type="string" table:style-name="ce16">
            <text:p>Show route table</text:p>
            <text:p>Add another default gateway 22.22.22.2</text:p>
            <text:p>Sterge default gatewayul 22.22.22.2</text:p>
          </table:table-cell>
          <table:table-cell table:number-columns-repeated="16381"/>
        </table:table-row>
        <table:table-row table:style-name="ro6">
          <table:table-cell office:value-type="string" table:style-name="ce19">
            <text:p>IP Route</text:p>
          </table:table-cell>
          <table:table-cell office:value-type="string" table:style-name="ce16">
            <text:p>ip route show all</text:p>
            <text:p>ip route</text:p>
          </table:table-cell>
          <table:table-cell office:value-type="string" table:style-name="ce16">
            <text:p>Show route table with IP command</text:p>
            <text:p>Show route table with IP command</text:p>
          </table:table-cell>
          <table:table-cell table:number-columns-repeated="16381"/>
        </table:table-row>
        <table:table-row table:style-name="ro1">
          <table:table-cell office:value-type="string" table:style-name="ce19">
            <text:p>nc</text:p>
          </table:table-cell>
          <table:table-cell office:value-type="string" table:style-name="ce16">
            <text:p>nc -z domain.ro portnumber</text:p>
          </table:table-cell>
          <table:table-cell office:value-type="string" table:style-name="ce16">
            <text:p>Verifica conexiunea daca este succes la adresa IP prin portul respectiv</text:p>
          </table:table-cell>
          <table:table-cell table:number-columns-repeated="16381"/>
        </table:table-row>
        <table:table-row table:style-name="ro6">
          <table:table-cell office:value-type="string" table:style-name="ce19">
            <text:p>host</text:p>
          </table:table-cell>
          <table:table-cell office:value-type="string" table:style-name="ce16">
            <text:p>host domeniu.ro</text:p>
            <text:p>host IP adress</text:p>
          </table:table-cell>
          <table:table-cell office:value-type="string" table:style-name="ce16">
            <text:p>Afiseaza IP-ul domeniul si serverul de mail</text:p>
            <text:p>Arata Reverse DNS daca este facut in ARPA</text:p>
          </table:table-cell>
          <table:table-cell table:number-columns-repeated="16381"/>
        </table:table-row>
        <table:table-row table:style-name="ro2">
          <table:table-cell office:value-type="string" table:style-name="ce19">
            <text:p>ssh</text:p>
          </table:table-cell>
          <table:table-cell office:value-type="string" table:style-name="ce16">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16">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2">
          <table:table-cell office:value-type="string" table:style-name="ce19">
            <text:p>Open SSL</text:p>
          </table:table-cell>
          <table:table-cell office:value-type="string" table:style-name="ce16">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16">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8">
          <table:table-cell office:value-type="string" table:style-name="ce19">
            <office:annotation draw:style-name="a6" svg:x="1.54166666666667in" svg:y="48.0166666666667in" svg:width="7.04166666666667in" svg:height="21.675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16">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16">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9">
            <text:p>lsof</text:p>
          </table:table-cell>
          <table:table-cell office:value-type="string" table:style-name="ce16">
            <text:p>lsof -p 5201 <text:s text:c="7"/>(-p de la pid si 5201 numarul pidului)</text:p>
          </table:table-cell>
          <table:table-cell office:value-type="string" table:style-name="ce16">
            <text:p>Afiseaza informatii despre fisiere care sunt deschise de anumite procese</text:p>
          </table:table-cell>
          <table:table-cell table:number-columns-repeated="16381"/>
        </table:table-row>
        <table:table-row table:style-name="ro69">
          <table:table-cell office:value-type="string" table:style-name="ce19">
            <text:p>ps</text:p>
          </table:table-cell>
          <table:table-cell office:value-type="string" table:style-name="ce42">
            <text:p>ps auxf <text:s text:c="2"/>sau ps tree</text:p>
            <text:p>ps -o ppid= -p 200<text:s text:c="2"/></text:p>
            <text:p>ps -eo comm,etime,user | grep httpd<text:s text:c="6"/></text:p>
          </table:table-cell>
          <table:table-cell office:value-type="string" table:style-name="ce16">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24">
          <table:table-cell office:value-type="string" table:style-name="ce19">
            <text:p>kill</text:p>
          </table:table-cell>
          <table:table-cell office:value-type="string" table:style-name="ce16">
            <text:p>kill -9 pidid</text:p>
            <text:p>kiall php</text:p>
            <text:p>pkill -kill –u nameoftheuser(example seby)</text:p>
          </table:table-cell>
          <table:table-cell office:value-type="string" table:style-name="ce16">
            <text:p>Omoara un proces</text:p>
            <text:p>Omoara toate procesele php</text:p>
            <text:p>Kick user seby de pe server</text:p>
          </table:table-cell>
          <table:table-cell table:number-columns-repeated="16381"/>
        </table:table-row>
        <table:table-row table:style-name="ro1">
          <table:table-cell office:value-type="string" table:style-name="ce19">
            <text:p>last</text:p>
          </table:table-cell>
          <table:table-cell office:value-type="string" table:style-name="ce16">
            <text:p>last -1x shutdown <text:s text:c="2"/>last -x <text:s text:c="3"/>last -x shutdown</text:p>
          </table:table-cell>
          <table:table-cell office:value-type="string" table:style-name="ce16">
            <text:p>Arata cand a fost oprit serverul si ce kernel version rula</text:p>
          </table:table-cell>
          <table:table-cell table:number-columns-repeated="16381"/>
        </table:table-row>
        <table:table-row table:style-name="ro1">
          <table:table-cell office:value-type="string" table:style-name="ce19">
            <text:p>sar</text:p>
          </table:table-cell>
          <table:table-cell office:value-type="string" table:style-name="ce16">
            <text:p>sar -q</text:p>
          </table:table-cell>
          <table:table-cell office:value-type="string" table:style-name="ce16">
            <text:p>Arata informatii despre sistem logurile de log, consum de resurse</text:p>
          </table:table-cell>
          <table:table-cell table:number-columns-repeated="16381"/>
        </table:table-row>
        <table:table-row table:style-name="ro70">
          <table:table-cell office:value-type="string" table:style-name="ce19">
            <office:annotation draw:style-name="a7" svg:x="1.6in" svg:y="40.1666666666667in" svg:width="8.84166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16">
            <text:p>*/2 * * * *</text:p>
            <text:p>* /24 * * *</text:p>
            <text:p>2 * * * *</text:p>
            <text:p>0 4 * * * /usr/sbin/tmpwatch -am 1 /tmp/nginx_client</text:p>
            <text:p/>
            <text:p>0 3 * * * /usr/sbin/tmpwatch -mtime --all 12 /tmp/</text:p>
            <text:p>crontab -l crontab -e</text:p>
          </table:table-cell>
          <table:table-cell office:value-type="string" table:style-name="ce16">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71">
          <table:table-cell office:value-type="string" table:style-name="ce19">
            <text:p>watch</text:p>
          </table:table-cell>
          <table:table-cell office:value-type="string" table:style-name="ce16">
            <text:p>watch -n 0 php /var/www/html/test.php</text:p>
          </table:table-cell>
          <table:table-cell office:value-type="string" table:style-name="ce16">
            <text:p>Ruleaza scriptul la fiecare 0 secunde</text:p>
          </table:table-cell>
          <table:table-cell table:number-columns-repeated="16381"/>
        </table:table-row>
        <table:table-row table:style-name="ro1">
          <table:table-cell office:value-type="string" table:style-name="ce19">
            <text:p>date</text:p>
          </table:table-cell>
          <table:table-cell office:value-type="string" table:style-name="ce16">
            <text:p>date --set='14 may 2013 13:57'</text:p>
          </table:table-cell>
          <table:table-cell office:value-type="string" table:style-name="ce16">
            <text:p>Seteaza data si ora</text:p>
          </table:table-cell>
          <table:table-cell table:number-columns-repeated="16381"/>
        </table:table-row>
        <table:table-row table:style-name="ro72">
          <table:table-cell office:value-type="string" table:style-name="ce19">
            <text:p>cPanel comenzi</text:p>
          </table:table-cell>
          <table:table-cell office:value-type="string" table:style-name="ce43">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16">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4">
          <table:table-cell office:value-type="string" table:style-name="ce19">
            <text:p>Virtualmin</text:p>
          </table:table-cell>
          <table:table-cell office:value-type="string" table:style-name="ce16">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16">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9">
            <text:p>sudo</text:p>
          </table:table-cell>
          <table:table-cell office:value-type="string" table:style-name="ce17">
            <text:p>echo "seby ALL=(ALL) ALL" &gt; /etc/sudoers.d/seby<text:s text:c="4"/></text:p>
          </table:table-cell>
          <table:table-cell office:value-type="string" table:style-name="ce17">
            <text:p>Sa ii dam drepturi de root userului seby</text:p>
          </table:table-cell>
          <table:table-cell table:number-columns-repeated="16381"/>
        </table:table-row>
        <table:table-row table:style-name="ro1">
          <table:table-cell office:value-type="string" table:style-name="ce19">
            <text:p>ldconfig</text:p>
          </table:table-cell>
          <table:table-cell office:value-type="string" table:style-name="ce17">
            <text:p>ldconfig -p</text:p>
          </table:table-cell>
          <table:table-cell office:value-type="string" table:style-name="ce44">
            <text:p>Ca sa verificam ce librarii sunt instalate</text:p>
          </table:table-cell>
          <table:table-cell table:number-columns-repeated="16381"/>
        </table:table-row>
        <table:table-row table:style-name="ro73">
          <table:table-cell office:value-type="string" table:style-name="ce19">
            <text:p>yum(CentOS)</text:p>
          </table:table-cell>
          <table:table-cell office:value-type="string" table:style-name="ce16">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16">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5">
          <table:table-cell office:value-type="string" table:style-name="ce19">
            <text:p>RPM</text:p>
          </table:table-cell>
          <table:table-cell office:value-type="string" table:style-name="ce16">
            <text:p>rpm -qa | grep -i packagename<text:s text:c="2"/></text:p>
            <text:p>rpm -e packagename</text:p>
            <text:p>rpm -ivh pidgin-2.7.9-5.el6.2.i686.rpm</text:p>
            <text:p>rpm -qpR BitTorrent-5.2.2-1-Python2.4.noarch.rpm</text:p>
          </table:table-cell>
          <table:table-cell office:value-type="string" table:style-name="ce16">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6">
          <table:table-cell office:value-type="string" table:style-name="ce19">
            <text:p>dpkg (Debian)</text:p>
          </table:table-cell>
          <table:table-cell office:value-type="string" table:style-name="ce16">
            <text:p>dpkg -l</text:p>
            <text:p>dpkg -r</text:p>
          </table:table-cell>
          <table:table-cell office:value-type="string" table:style-name="ce16">
            <text:p>Afiseaza pachetele instalate</text:p>
            <text:p>Sterge un anumit pachet</text:p>
          </table:table-cell>
          <table:table-cell table:number-columns-repeated="16381"/>
        </table:table-row>
        <table:table-row table:style-name="ro24">
          <table:table-cell office:value-type="string" table:style-name="ce19">
            <text:p>apt(Ubuntu)</text:p>
          </table:table-cell>
          <table:table-cell office:value-type="string" table:style-name="ce16">
            <text:p>apt-get install numelepachetului</text:p>
            <text:p>apt-cache policy numelepachetului</text:p>
            <text:p>apt-get upgrade</text:p>
          </table:table-cell>
          <table:table-cell office:value-type="string" table:style-name="ce16">
            <text:p>Instaleaza pachetul respectiv</text:p>
            <text:p>Afiseaza daca pachetul este instalat sau nu</text:p>
          </table:table-cell>
          <table:table-cell table:number-columns-repeated="16381"/>
        </table:table-row>
        <table:table-row table:style-name="ro6">
          <table:table-cell office:value-type="string" table:style-name="ce19">
            <text:p>mkfs</text:p>
          </table:table-cell>
          <table:table-cell office:value-type="string" table:style-name="ce16">
            <text:p>mkfs.ext4 /dev/vghome/homepartition</text:p>
            <text:p>mkfs.ext4 /dev/sda1</text:p>
          </table:table-cell>
          <table:table-cell office:value-type="string" table:style-name="ce16">
            <text:p>Formateaza partitia</text:p>
            <text:p>Formateaza diskul</text:p>
          </table:table-cell>
          <table:table-cell table:number-columns-repeated="16381"/>
        </table:table-row>
        <table:table-row table:style-name="ro5">
          <table:table-cell office:value-type="string" table:style-name="ce19">
            <text:p>mount</text:p>
          </table:table-cell>
          <table:table-cell office:value-type="string" table:style-name="ce16">
            <text:p>mount –t ext4 /dev/sdb1 /media/USB<text:s text:c="2"/></text:p>
            <text:p>mount -rt ext4 /dev/sr0 /mnt/cdrom (blkid sr0 )</text:p>
            <text:p>mount -n -o remount,rw /</text:p>
          </table:table-cell>
          <table:table-cell office:value-type="string" table:style-name="ce16">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6">
          <table:table-cell office:value-type="string" table:style-name="ce19">
            <text:p>fsck</text:p>
          </table:table-cell>
          <table:table-cell office:value-type="string" table:style-name="ce16">
            <text:p>fsck <text:s text:c="8"/>fsck /dev/sda</text:p>
            <text:p>fsck -n <text:s text:c="3"/>fsck -n /dev/sda</text:p>
          </table:table-cell>
          <table:table-cell office:value-type="string" table:style-name="ce16">
            <text:p>Verifica si repara filesistemul daca este nemontat doar</text:p>
            <text:p>Verifica filesistemul sau o partitie anume</text:p>
          </table:table-cell>
          <table:table-cell table:number-columns-repeated="16381"/>
        </table:table-row>
        <table:table-row table:style-name="ro66">
          <table:table-cell office:value-type="string" table:style-name="ce19">
            <text:p>LVM</text:p>
          </table:table-cell>
          <table:table-cell office:value-type="string" table:style-name="ce16">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16">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5">
          <table:table-cell office:value-type="string" table:style-name="ce19">
            <text:p>mdadm</text:p>
          </table:table-cell>
          <table:table-cell office:value-type="string" table:style-name="ce16">
            <text:p>mdadm --create --verbose /dev/md0 --level=1 /dev/sda1 /dev/sdb2</text:p>
            <text:p>mdadm --detail --scan &gt;&gt; /etc/mdadm.conf</text:p>
            <text:p>mdadm --examine /dev/sda</text:p>
            <text:p>cat /proc/mdstat</text:p>
          </table:table-cell>
          <table:table-cell office:value-type="string" table:style-name="ce16">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24">
          <table:table-cell office:value-type="string" table:style-name="ce6">
            <text:p>smartctl</text:p>
            <text:p>hdparm</text:p>
            <text:p>Inxi</text:p>
          </table:table-cell>
          <table:table-cell office:value-type="string" table:style-name="ce16">
            <text:p>smartctl -i /dev/vda <text:s text:c="11"/>yum install smartmontools</text:p>
            <text:p>hdparm -I /dev/vd?|grep -E "Number|/dev"</text:p>
            <text:p>inxi -Dplxx</text:p>
          </table:table-cell>
          <table:table-cell office:value-type="string" table:style-name="ce16">
            <text:p>Afiseaza informatii despre Serial si model number al harddiskurilor din</text:p>
            <text:p>Sistem</text:p>
          </table:table-cell>
          <table:table-cell table:number-columns-repeated="16381"/>
        </table:table-row>
        <table:table-row table:style-name="ro74">
          <table:table-cell office:value-type="string" table:style-name="ce19">
            <text:p>systemctl</text:p>
          </table:table-cell>
          <table:table-cell office:value-type="string" table:style-name="ce16">
            <text:p>systemctl status numeleserviciului.service</text:p>
            <text:p>systemctl list-units --all --type service <text:s text:c="3"/>systemctl list-unit-files</text:p>
            <text:p>systemctl cat numeleserviciului</text:p>
          </table:table-cell>
          <table:table-cell office:value-type="string" table:style-name="ce16">
            <text:p>Afiseaza statusul serviciului in Centos 7</text:p>
            <text:p>Afiseaza toate serviciile</text:p>
            <text:p>Arata fisierul unit al serviciului si ce trebuie configurat</text:p>
          </table:table-cell>
          <table:table-cell table:number-columns-repeated="16381"/>
        </table:table-row>
        <table:table-row table:style-name="ro6">
          <table:table-cell office:value-type="string" table:style-name="ce19">
            <text:p>proc</text:p>
          </table:table-cell>
          <table:table-cell office:value-type="string" table:style-name="ce16">
            <text:p>/proc/cpuinfo <text:s text:c="5"/>/proc/interrupts <text:s text:c="2"/>/proc/meminfo <text:s text:c="2"/>/proc/mounts <text:s text:c="2"/>/proc/partitions<text:s text:c="3"/></text:p>
            <text:p>/proc/version /proc/issue (Centos Version) /proc/sys</text:p>
          </table:table-cell>
          <table:table-cell office:value-type="string" table:style-name="ce17">
            <text:p>Informatii despre system memory, devices mounted, hardware configuration</text:p>
          </table:table-cell>
          <table:table-cell table:number-columns-repeated="16381"/>
        </table:table-row>
        <table:table-row table:style-name="ro1">
          <table:table-cell office:value-type="string" table:style-name="ce8">
            <text:p>lshw</text:p>
          </table:table-cell>
          <table:table-cell office:value-type="string" table:style-name="ce45">
            <text:p>lshw -short</text:p>
          </table:table-cell>
          <table:table-cell office:value-type="string" table:style-name="ce17">
            <text:p>Informatii despre system</text:p>
          </table:table-cell>
          <table:table-cell table:number-columns-repeated="16381"/>
        </table:table-row>
        <table:table-row table:style-name="ro1">
          <table:table-cell office:value-type="string" table:style-name="ce29">
            <text:p>lspci</text:p>
          </table:table-cell>
          <table:table-cell office:value-type="string" table:style-name="ce30">
            <text:p>lspci -vv</text:p>
          </table:table-cell>
          <table:table-cell office:value-type="string" table:style-name="ce17">
            <text:p>Listeaza PCI buses si dispozitivele care sunt atasate lor (periferiale)</text:p>
          </table:table-cell>
          <table:table-cell table:number-columns-repeated="16381" table:style-name="ce17"/>
        </table:table-row>
        <table:table-row table:style-name="ro1">
          <table:table-cell office:value-type="string" table:style-name="ce29">
            <text:p>lsusb</text:p>
          </table:table-cell>
          <table:table-cell office:value-type="string" table:style-name="ce30">
            <text:p>lsusb -vv</text:p>
          </table:table-cell>
          <table:table-cell office:value-type="string" table:style-name="ce17">
            <text:p>Listeaza informatii despre USB buses</text:p>
          </table:table-cell>
          <table:table-cell table:number-columns-repeated="16381" table:style-name="ce17"/>
        </table:table-row>
        <table:table-row table:style-name="ro1">
          <table:table-cell office:value-type="string" table:style-name="ce29">
            <text:p>lscpu</text:p>
          </table:table-cell>
          <table:table-cell office:value-type="string" table:style-name="ce30">
            <text:p>lscpu</text:p>
          </table:table-cell>
          <table:table-cell office:value-type="string" table:style-name="ce17">
            <text:p>Listeaza informatii despre CPU</text:p>
          </table:table-cell>
          <table:table-cell table:number-columns-repeated="16381" table:style-name="ce17"/>
        </table:table-row>
        <table:table-row table:style-name="ro1">
          <table:table-cell office:value-type="string" table:style-name="ce19">
            <text:p>lsmod</text:p>
          </table:table-cell>
          <table:table-cell office:value-type="string" table:style-name="ce16">
            <text:p>lsmod</text:p>
          </table:table-cell>
          <table:table-cell office:value-type="string" table:style-name="ce16">
            <text:p>Afiseaza modulele kernelului</text:p>
          </table:table-cell>
          <table:table-cell table:number-columns-repeated="16381"/>
        </table:table-row>
        <table:table-row table:style-name="ro1">
          <table:table-cell office:value-type="string" table:style-name="ce19">
            <text:p>modinfo</text:p>
          </table:table-cell>
          <table:table-cell office:value-type="string" table:style-name="ce16">
            <text:p>modinfo numelemodulului</text:p>
          </table:table-cell>
          <table:table-cell office:value-type="string" table:style-name="ce16">
            <text:p>Afiseaza informatii despre un modul kernel Linux</text:p>
          </table:table-cell>
          <table:table-cell table:number-columns-repeated="16381"/>
        </table:table-row>
        <table:table-row table:style-name="ro1">
          <table:table-cell office:value-type="string" table:style-name="ce19">
            <text:p>service chkconfig</text:p>
          </table:table-cell>
          <table:table-cell office:value-type="string" table:style-name="ce17">
            <text:p>service --status-all <text:s text:c="7"/>chkconfig --list <text:s text:c="2"/>cd /etc/init.d (aici sunt toate serviciile)</text:p>
          </table:table-cell>
          <table:table-cell office:value-type="string" table:style-name="ce17">
            <text:p>Listeaza toate serviciile care ruleaza in momentul asta si care la start</text:p>
          </table:table-cell>
          <table:table-cell table:number-columns-repeated="16381"/>
        </table:table-row>
        <table:table-row table:style-name="ro1">
          <table:table-cell office:value-type="string" table:style-name="ce19">
            <text:p>sed</text:p>
          </table:table-cell>
          <table:table-cell office:value-type="string" table:style-name="ce17">
            <text:p>sed -i s/pattern/replace_string/g file <text:s text:c="4"/>la Ipuri punem in ghilimele “zz.zz.zz.zzz”</text:p>
          </table:table-cell>
          <table:table-cell office:value-type="string" table:style-name="ce17">
            <text:p>Inlocuieste toate cuvintele cu pattern cu replace_string in file</text:p>
          </table:table-cell>
          <table:table-cell table:number-columns-repeated="16381"/>
        </table:table-row>
        <table:table-row table:style-name="ro1">
          <table:table-cell office:value-type="string" table:style-name="ce19">
            <text:p>awk</text:p>
          </table:table-cell>
          <table:table-cell office:value-type="string" table:style-name="ce17">
            <text:p>awk -F: '{ print $1 }' /etc/passwd<text:s text:c="2"/></text:p>
          </table:table-cell>
          <table:table-cell office:value-type="string" table:style-name="ce17">
            <text:p>Printeaza prima coloana din fisierul /etc/passwd</text:p>
          </table:table-cell>
          <table:table-cell table:number-columns-repeated="16381"/>
        </table:table-row>
        <table:table-row table:style-name="ro1">
          <table:table-cell office:value-type="string" table:style-name="ce19">
            <text:p>wc</text:p>
          </table:table-cell>
          <table:table-cell office:value-type="string" table:style-name="ce17">
            <text:p>wc -l file</text:p>
          </table:table-cell>
          <table:table-cell office:value-type="string" table:style-name="ce17">
            <text:p>Numara toate liniile din fisier</text:p>
          </table:table-cell>
          <table:table-cell table:number-columns-repeated="16381"/>
        </table:table-row>
        <table:table-row table:style-name="ro1">
          <table:table-cell office:value-type="string" table:style-name="ce19">
            <text:p>sort | uniq -c</text:p>
          </table:table-cell>
          <table:table-cell office:value-type="string" table:style-name="ce17">
            <text:p>sort | uniq -c file</text:p>
          </table:table-cell>
          <table:table-cell office:value-type="string" table:style-name="ce17">
            <text:p>Sorteaza fisierul si da remove la duplicates si nr numarul de duplicate</text:p>
          </table:table-cell>
          <table:table-cell table:number-columns-repeated="16381"/>
        </table:table-row>
        <table:table-row table:style-name="ro24">
          <table:table-cell office:value-type="string" table:style-name="ce19">
            <text:p>CATALINA_HOME</text:p>
          </table:table-cell>
          <table:table-cell office:value-type="string" table:style-name="ce16">
            <text:p>grep DOCUMENTA_HOME /etc/* <text:s text:c="2"/>si adaugat acolo<text:s/></text:p>
            <text:p>CATALINA_HOME="/usr/tomcat8/"</text:p>
            <text:p>export CATALINA_HOME</text:p>
          </table:table-cell>
          <table:table-cell table:style-name="ce17"/>
          <table:table-cell table:number-columns-repeated="16381"/>
        </table:table-row>
        <table:table-row table:style-name="ro2">
          <table:table-cell office:value-type="string" table:style-name="ce19">
            <text:p>nginx</text:p>
          </table:table-cell>
          <table:table-cell office:value-type="string" table:style-name="ce16">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16">
            <text:p>Ca sa putem edita PHP versions si alte optiuni in Virtualmin cu nginx</text:p>
            <text:p/>
            <text:p/>
            <text:p>Instaleaza Engintron pentru cPanel</text:p>
          </table:table-cell>
          <table:table-cell table:number-columns-repeated="1021" table:style-name="ce38"/>
          <table:table-cell table:number-columns-repeated="15360"/>
        </table:table-row>
        <table:table-row table:style-name="ro2">
          <table:table-cell office:value-type="string" table:style-name="ce19">
            <office:annotation draw:style-name="a8" svg:x="1.54166666666667in" svg:y="75.7in" svg:width="7.41666666666667in" svg:height="0.291666666666667in">
              <dc:creator/>
              <text:p><text:span text:style-name="T12">https://www.virtualmin.com/documentation/web/multiplephp</text:span></text:p>
            </office:annotation>
            <text:p>php</text:p>
          </table:table-cell>
          <table:table-cell office:value-type="string" table:style-name="ce16">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16">
            <text:p>Afiseaza informatii php despre domeniu</text:p>
            <text:p>Afiseaza parametrii php , modulele php</text:p>
            <text:p/>
            <text:p/>
            <text:p>Afiseaza highest version installed php 7.0</text:p>
          </table:table-cell>
          <table:table-cell table:number-columns-repeated="1021" table:style-name="ce38"/>
          <table:table-cell table:number-columns-repeated="15360"/>
        </table:table-row>
        <table:table-row table:style-name="ro6">
          <table:table-cell office:value-type="string" table:style-name="ce19">
            <text:p>maldet</text:p>
          </table:table-cell>
          <table:table-cell office:value-type="string" table:style-name="ce16">
            <text:p>maldet --report list</text:p>
            <text:p>maldet –report unuldintrescanID</text:p>
          </table:table-cell>
          <table:table-cell office:value-type="string" table:style-name="ce16">
            <text:p>Afiseaza lista cu fisiere virusate</text:p>
          </table:table-cell>
          <table:table-cell table:number-columns-repeated="1021" table:style-name="ce38"/>
          <table:table-cell table:number-columns-repeated="15360"/>
        </table:table-row>
        <table:table-row table:style-name="ro24">
          <table:table-cell office:value-type="string" table:style-name="ce6">
            <office:annotation draw:style-name="a9" svg:x="1.6in" svg:y="8.95in" svg:width="10.1916666666667in" svg:height="39.4166666666667in">
              <dc:creator/>
              <text:p>cPanel apare ca Virus Scanner</text:p>
            </office:annotation>
            <text:p>ClamAV Scanner</text:p>
            <text:p>clamd</text:p>
            <text:p>clamscan</text:p>
          </table:table-cell>
          <table:table-cell office:value-type="string" table:style-name="ce16">
            <text:p>clamscan -ri /folder</text:p>
            <text:p>freshclam</text:p>
          </table:table-cell>
          <table:table-cell office:value-type="string" table:style-name="ce16">
            <text:p>Afiseaza numai fisierele infectate</text:p>
            <text:p>Actualizeaza baza de date cu virusi a antivirusului</text:p>
          </table:table-cell>
          <table:table-cell table:number-columns-repeated="1021" table:style-name="ce38"/>
          <table:table-cell table:number-columns-repeated="15360"/>
        </table:table-row>
        <table:table-row table:style-name="ro2">
          <table:table-cell office:value-type="string" table:style-name="ce19">
            <text:p>dd</text:p>
          </table:table-cell>
          <table:table-cell office:value-type="string" table:style-name="ce16">
            <text:p>dd if=/dev/sda of=/dev/sdb</text:p>
            <text:p/>
            <text:p>dd if=/home/user/Downloads/debian.iso of=/dev/sdb1 bs=512M; sync</text:p>
          </table:table-cell>
          <table:table-cell office:value-type="string" table:style-name="ce16">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8"/>
          <table:table-cell table:number-columns-repeated="15360"/>
        </table:table-row>
        <table:table-row table:style-name="ro6">
          <table:table-cell office:value-type="string" table:style-name="ce19">
            <text:p>lpr</text:p>
          </table:table-cell>
          <table:table-cell office:value-type="string" table:style-name="ce16">
            <text:p>lpr -P deskjet-4620-series 1-final.pdf</text:p>
            <text:p>lpq</text:p>
          </table:table-cell>
          <table:table-cell office:value-type="string" table:style-name="ce16">
            <text:p>Printeaza fisierul final.pdf la imprimanta</text:p>
            <text:p>Arata statusul unei imprimante daca e pornita sau oprita si ce e de printat</text:p>
          </table:table-cell>
          <table:table-cell table:number-columns-repeated="1021" table:style-name="ce38"/>
          <table:table-cell table:number-columns-repeated="15360"/>
        </table:table-row>
        <table:table-row table:style-name="ro6">
          <table:table-cell office:value-type="string" table:style-name="ce19">
            <text:p>for i</text:p>
          </table:table-cell>
          <table:table-cell office:value-type="string" table:style-name="ce16">
            <text:p>for i in {1..10000}; do echo $i; done</text:p>
            <text:p>for i in `cat ip.txt`; do echo $i; done</text:p>
          </table:table-cell>
          <table:table-cell office:value-type="string" table:style-name="ce16">
            <text:p>Citeste fiecare linie din i, apoi afiseaza fiecare linie</text:p>
            <text:p/>
          </table:table-cell>
          <table:table-cell table:number-columns-repeated="1021" table:style-name="ce38"/>
          <table:table-cell table:number-columns-repeated="15360"/>
        </table:table-row>
        <table:table-row table:style-name="ro1">
          <table:table-cell office:value-type="string" table:style-name="ce19">
            <text:p>gcc g++ java</text:p>
          </table:table-cell>
          <table:table-cell table:number-columns-repeated="2" table:style-name="ce17"/>
          <table:table-cell table:number-columns-repeated="1021" table:style-name="ce38"/>
          <table:table-cell table:number-columns-repeated="15360"/>
        </table:table-row>
        <table:table-row table:style-name="ro6">
          <table:table-cell office:value-type="string" table:style-name="ce19">
            <text:p>tmux</text:p>
          </table:table-cell>
          <table:table-cell office:value-type="string" table:style-name="ce16">
            <text:p>ctrl + B <text:s text:c="2"/>Shift <text:s/>+ <text:s/>" <text:s/>(ghilimele) ( ca sa splituim pe orizontala) sau Shift + % ( <text:s/>verticala) <text:s text:c="5"/>ctrl + B si <text:s/>; <text:s/>( pentru a schimba ferestrele impartite)</text:p>
          </table:table-cell>
          <table:table-cell office:value-type="string" table:style-name="ce16">
            <text:p>Imparte sesiunea in doua sesiuni sau mai multe foarte folositor pentru</text:p>
            <text:p>urmarit loguri tailf /var/log/messages</text:p>
          </table:table-cell>
          <table:table-cell table:number-columns-repeated="1021" table:style-name="ce38"/>
          <table:table-cell table:number-columns-repeated="15360"/>
        </table:table-row>
        <table:table-row table:style-name="ro1">
          <table:table-cell office:value-type="string" table:style-name="ce19">
            <text:p>mc</text:p>
          </table:table-cell>
          <table:table-cell office:value-type="string" table:style-name="ce16">
            <text:p>Shift + = <text:s text:c="3"/>Scris * <text:s/>si apasat Enter</text:p>
          </table:table-cell>
          <table:table-cell office:value-type="string" table:style-name="ce16">
            <text:p>Selecteaza toate fisierele si foldere in Midnight Commander</text:p>
          </table:table-cell>
          <table:table-cell table:number-columns-repeated="1021" table:style-name="ce38"/>
          <table:table-cell table:number-columns-repeated="15360"/>
        </table:table-row>
        <table:table-row table:style-name="ro6">
          <table:table-cell office:value-type="string" table:style-name="ce19">
            <text:p>Base64</text:p>
          </table:table-cell>
          <table:table-cell office:value-type="string" table:style-name="ce16">
            <text:p>base64 exemplu.php</text:p>
            <text:p>base64 -d exemplu.php</text:p>
          </table:table-cell>
          <table:table-cell office:value-type="string" table:style-name="ce16">
            <text:p>Cripteaza continutul fisierului</text:p>
            <text:p>Decripteaza continutul fisierului</text:p>
          </table:table-cell>
          <table:table-cell table:number-columns-repeated="1021" table:style-name="ce38"/>
          <table:table-cell table:number-columns-repeated="15360"/>
        </table:table-row>
        <table:table-row table:style-name="ro6">
          <table:table-cell office:value-type="string" table:style-name="ce19">
            <text:p>md5sum</text:p>
          </table:table-cell>
          <table:table-cell office:value-type="string" table:style-name="ce16">
            <text:p>md5sum file</text:p>
          </table:table-cell>
          <table:table-cell office:value-type="string" table:style-name="ce16">
            <text:p>match or verify integrity of files that may have changed as a result of a faulty</text:p>
            <text:p>file transfer, a disk error or non-malicious interference.</text:p>
          </table:table-cell>
          <table:table-cell table:number-columns-repeated="1021" table:style-name="ce38"/>
          <table:table-cell table:number-columns-repeated="15360"/>
        </table:table-row>
        <table:table-row table:style-name="ro2">
          <table:table-cell office:value-type="string" table:style-name="ce19">
            <text:p>ZFS</text:p>
          </table:table-cell>
          <table:table-cell office:value-type="string" table:style-name="ce16">
            <text:p>wget https://github.com/zfsonlinux/zfs/releases/download/zfs-0.6.5.9/zfs-0.6.5.9.tar.gz</text:p>
            <text:p>yum install uuid libuuid-devel</text:p>
            <text:p>zpool status</text:p>
            <text:p>zpool status -x</text:p>
            <text:p>http://zfsonlinux.org/msg/ZFS-8000-9P/</text:p>
          </table:table-cell>
          <table:table-cell office:value-type="string" table:style-name="ce16">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8">
            <text:p>bar</text:p>
          </table:table-cell>
          <table:table-cell table:number-columns-repeated="16380"/>
        </table:table-row>
        <table:table-row table:style-name="ro24">
          <table:table-cell office:value-type="string" table:style-name="ce19">
            <text:p>cmd</text:p>
          </table:table-cell>
          <table:table-cell office:value-type="string" table:style-name="ce16">
            <text:p>ipconfig /flushdns</text:p>
            <text:p>Ipconfig /all</text:p>
            <text:p>msinfo32</text:p>
          </table:table-cell>
          <table:table-cell office:value-type="string" table:style-name="ce16">
            <text:p>Sterge tot cacheul din calculator</text:p>
            <text:p>Arata informatii despre toate placile de retea</text:p>
            <text:p>Afiseaza detalii despre componentele hardware din calculator</text:p>
          </table:table-cell>
          <table:table-cell table:number-columns-repeated="1021" table:style-name="ce38"/>
          <table:table-cell table:number-columns-repeated="15360"/>
        </table:table-row>
        <table:table-row table:style-name="ro6">
          <table:table-cell office:value-type="string" table:style-name="ce6">
            <text:p>export EDITOR=nano</text:p>
          </table:table-cell>
          <table:table-cell office:value-type="string" table:style-name="ce17">
            <text:p>export EDITOR=nano</text:p>
          </table:table-cell>
          <table:table-cell office:value-type="string" table:style-name="ce17">
            <text:p>Daca apare ecran albastru cand editam crontab -l . O sa apara nano .</text:p>
          </table:table-cell>
          <table:table-cell table:number-columns-repeated="1021" table:style-name="ce38"/>
          <table:table-cell table:number-columns-repeated="15360"/>
        </table:table-row>
        <table:table-row table:style-name="ro1">
          <table:table-cell table:style-name="ce29"/>
          <table:table-cell table:style-name="ce17"/>
          <table:table-cell table:number-columns-repeated="1022" table:style-name="ce38"/>
          <table:table-cell table:number-columns-repeated="15360"/>
        </table:table-row>
        <table:table-row table:style-name="ro1">
          <table:table-cell/>
          <table:table-cell table:style-name="ce19"/>
          <table:table-cell table:number-columns-repeated="16382"/>
        </table:table-row>
        <table:table-row table:number-rows-repeated="2" table:style-name="ro1">
          <table:table-cell/>
          <table:table-cell table:number-columns-repeated="2" table:style-name="ce17"/>
          <table:table-cell table:number-columns-repeated="16381"/>
        </table:table-row>
        <table:table-row table:style-name="ro1">
          <table:table-cell/>
          <table:table-cell table:style-name="ce46"/>
          <table:table-cell table:number-columns-repeated="16382"/>
        </table:table-row>
        <table:table-row table:number-rows-repeated="1048460" table:style-name="ro61">
          <table:table-cell table:number-columns-repeated="16384"/>
        </table:table-row>
      </table:table>
      <table:table table:name="Windows_configurari_comenzi" table:style-name="ta3">
        <table:table-column table:style-name="co18" table:default-cell-style-name="ce19"/>
        <table:table-column table:style-name="co19" table:default-cell-style-name="ce17"/>
        <table:table-column table:style-name="co3" table:number-columns-repeated="16382" table:default-cell-style-name="ce1"/>
        <table:table-row table:style-name="ro1">
          <table:table-cell office:value-type="string" table:style-name="ce10">
            <text:p>Serviciu</text:p>
          </table:table-cell>
          <table:table-cell office:value-type="string" table:style-name="ce37">
            <text:p>Descriere</text:p>
          </table:table-cell>
          <table:table-cell table:number-columns-repeated="16382" table:style-name="ce47"/>
        </table:table-row>
        <table:table-row table:style-name="ro66">
          <table:table-cell office:value-type="string" table:style-name="ce19">
            <text:p>Cygwin</text:p>
          </table:table-cell>
          <table:table-cell office:value-type="string" table:style-name="ce16">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9">
            <text:p>Startup programs</text:p>
          </table:table-cell>
          <table:table-cell office:value-type="string" table:style-name="ce17">
            <text:p>C:\Users\mihai\AppData\Roaming\Microsoft\Windows\Start Menu\Programs\Startup</text:p>
          </table:table-cell>
          <table:table-cell table:number-columns-repeated="16382"/>
        </table:table-row>
        <table:table-row table:style-name="ro1">
          <table:table-cell office:value-type="string" table:style-name="ce19">
            <text:p>Console tiger vncviewer</text:p>
          </table:table-cell>
          <table:table-cell office:value-type="string" table:style-name="ce17">
            <text:p>java.com/en/download/windows-64bit.jsp <text:s/>https://get.adobe.com/flashplayer/</text:p>
          </table:table-cell>
          <table:table-cell table:number-columns-repeated="16382"/>
        </table:table-row>
        <table:table-row table:style-name="ro66">
          <table:table-cell office:value-type="string" table:style-name="ce19">
            <text:p>VPN</text:p>
          </table:table-cell>
          <table:table-cell office:value-type="string" table:style-name="ce16">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24">
          <table:table-cell office:value-type="string" table:style-name="ce6">
            <text:p>Remote Desktop Connection</text:p>
            <text:p>Windows 8.1</text:p>
          </table:table-cell>
          <table:table-cell office:value-type="string" table:style-name="ce16">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9">
            <text:p>Monitor</text:p>
          </table:table-cell>
          <table:table-cell office:value-type="string" table:style-name="ce17">
            <text:p>Windows Key + P <text:s/>- Extend</text:p>
          </table:table-cell>
          <table:table-cell table:number-columns-repeated="16382"/>
        </table:table-row>
        <table:table-row table:style-name="ro5">
          <table:table-cell office:value-type="string" table:style-name="ce6">
            <text:p>Vmware Workstation</text:p>
          </table:table-cell>
          <table:table-cell office:value-type="string" table:style-name="ce16">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24">
          <table:table-cell office:value-type="string" table:style-name="ce19">
            <text:p>Semidedicate</text:p>
          </table:table-cell>
          <table:table-cell office:value-type="string" table:style-name="ce21">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9">
            <text:p>MSRA</text:p>
          </table:table-cell>
          <table:table-cell office:value-type="string" table:style-name="ce17">
            <text:p>Windows remote connect ca teamviewer</text:p>
          </table:table-cell>
          <table:table-cell table:number-columns-repeated="16382"/>
        </table:table-row>
        <table:table-row table:style-name="ro1">
          <table:table-cell office:value-type="string" table:style-name="ce19">
            <text:p>Sertizare</text:p>
          </table:table-cell>
          <table:table-cell office:value-type="string" table:style-name="ce17">
            <text:p>Unelte: <text:s/>Cleste Sertizare, Sfic Knipec, Cutter, Patent, Mufa RJ45, Scotchlock, cablu UTP cat 5, banda izolatoare. | Ordinea culorilor : AP P AV Al AAl V AM M</text:p>
          </table:table-cell>
          <table:table-cell table:number-columns-repeated="16382"/>
        </table:table-row>
        <table:table-row table:style-name="ro6">
          <table:table-cell office:value-type="string" table:style-name="ce6">
            <text:p>Firefox Secure Password</text:p>
            <text:p>Generator</text:p>
          </table:table-cell>
          <table:table-cell table:style-name="ce17"/>
          <table:table-cell table:number-columns-repeated="16382"/>
        </table:table-row>
        <table:table-row table:style-name="ro1">
          <table:table-cell office:value-type="string" table:style-name="ce19">
            <text:p>Windows</text:p>
          </table:table-cell>
          <table:table-cell office:value-type="string" table:style-name="ce48">
            <text:p>msinfo32 <text:s/>ipconfig /flushdns <text:s/>ipconfig /all <text:s text:c="3"/>tasklist /v <text:s text:c="2"/>clear-content numefisier <text:s text:c="2"/>get-content caleacatrefisier -wait</text:p>
          </table:table-cell>
          <table:table-cell table:number-columns-repeated="16382"/>
        </table:table-row>
        <table:table-row table:style-name="ro24">
          <table:table-cell office:value-type="string" table:style-name="ce49">
            <text:p>IDEA Intelij omorat pidul<text:s/></text:p>
            <text:p>cand ne da eroare 127.0.0.1<text:s/></text:p>
            <text:p>socket closed</text:p>
          </table:table-cell>
          <table:table-cell office:value-type="string" table:style-name="ce21">
            <text:p>CMD <text:s/>- netstat -ano | find "LISTENING" | find "8080" <text:s/>(luam numarul PID-ului)</text:p>
            <text:p>taskkill /pid zzzzz /f</text:p>
          </table:table-cell>
          <table:table-cell table:number-columns-repeated="16382"/>
        </table:table-row>
        <table:table-row table:style-name="ro1">
          <table:table-cell table:style-name="ce19"/>
          <table:table-cell table:style-name="ce50"/>
          <table:table-cell table:number-columns-repeated="16382"/>
        </table:table-row>
        <table:table-row table:number-rows-repeated="1048561" table:style-name="ro61">
          <table:table-cell table:number-columns-repeated="16384"/>
        </table:table-row>
      </table:table>
      <table:table table:name="Domeniu" table:style-name="ta4">
        <table:table-column table:style-name="co20" table:default-cell-style-name="ce53"/>
        <table:table-column table:style-name="co21" table:default-cell-style-name="ce54"/>
        <table:table-column table:style-name="co22" table:default-cell-style-name="ce54"/>
        <table:table-column table:style-name="co3" table:number-columns-repeated="16381" table:default-cell-style-name="ce1"/>
        <table:table-row table:style-name="ro1">
          <table:table-cell office:value-type="string" table:style-name="ce10">
            <text:p>Eroarea</text:p>
          </table:table-cell>
          <table:table-cell office:value-type="string" table:style-name="ce10">
            <text:p>Descriere</text:p>
          </table:table-cell>
          <table:table-cell office:value-type="string" table:style-name="ce10">
            <text:p>Comanda</text:p>
          </table:table-cell>
          <table:table-cell table:number-columns-repeated="16381" table:style-name="ce51"/>
        </table:table-row>
        <table:table-row table:style-name="ro1">
          <table:table-cell office:value-type="string" table:style-name="ce18">
            <text:p>400 Bad Request</text:p>
          </table:table-cell>
          <table:table-cell office:value-type="string" table:style-name="ce11">
            <text:p>Cu Browserele vechi sau problema de Https..</text:p>
          </table:table-cell>
          <table:table-cell table:style-name="ce11"/>
          <table:table-cell table:number-columns-repeated="16381"/>
        </table:table-row>
        <table:table-row table:style-name="ro6">
          <table:table-cell office:value-type="string" table:style-name="ce20">
            <office:annotation draw:style-name="a10" svg:x="4.575in" svg:y="0.475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21">
            <text:p>Daca la conectare pe site trebuie sa introduci username si parola</text:p>
            <text:p>si le scrii gresit iti da eroarea asta</text:p>
          </table:table-cell>
          <table:table-cell office:value-type="string" table:style-name="ce11">
            <text:p>.htpasswd</text:p>
          </table:table-cell>
          <table:table-cell table:number-columns-repeated="16381"/>
        </table:table-row>
        <table:table-row table:style-name="ro5">
          <table:table-cell office:value-type="string" table:style-name="ce18">
            <text:p>403 Forbidden You don't have permission to access / on this server</text:p>
          </table:table-cell>
          <table:table-cell office:value-type="string" table:style-name="ce21">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21">
            <text:p/>
            <text:p>Chmod 644 index.html la foldere trebuie chmod 645</text:p>
            <text:p/>
            <text:p/>
          </table:table-cell>
          <table:table-cell table:number-columns-repeated="16381"/>
        </table:table-row>
        <table:table-row table:style-name="ro24">
          <table:table-cell office:value-type="string" table:style-name="ce20">
            <text:p>404 Not Found <text:s text:c="3"/>The requested URL /test1/fisiergol was not found</text:p>
            <text:p>on this server.</text:p>
          </table:table-cell>
          <table:table-cell office:value-type="string" table:style-name="ce21">
            <text:p>URL gresit tastat de user</text:p>
            <text:p>Fisierul nu exista pe server</text:p>
            <text:p>Document root al serverului de verificat</text:p>
          </table:table-cell>
          <table:table-cell office:value-type="string" table:style-name="ce21">
            <text:p/>
            <text:p/>
            <text:p>cat /etc/httpd/conf/httpd.conf | grep DocumentRoot</text:p>
          </table:table-cell>
          <table:table-cell table:number-columns-repeated="16381"/>
        </table:table-row>
        <table:table-row table:style-name="ro5">
          <table:table-cell office:value-type="string" table:style-name="ce20">
            <text:p>500 Internal Server Error The server encountered an internal error or misconfiguration and was unable to complete your request.</text:p>
          </table:table-cell>
          <table:table-cell office:value-type="string" table:style-name="ce21">
            <text:p>Configuratie gresita in .htaccess</text:p>
            <text:p/>
            <text:p/>
            <text:p>Permisiunile scripturilor CGI si Perl sa aiba 755</text:p>
          </table:table-cell>
          <table:table-cell office:value-type="string" table:style-name="ce21">
            <text:p>.htaccess verificat <text:s/>si error logul <text:s text:c="2"/>(Invalid command perhaps misspelled or defined by a module not included in the server configuration )</text:p>
          </table:table-cell>
          <table:table-cell table:number-columns-repeated="16381"/>
        </table:table-row>
        <table:table-row table:style-name="ro24">
          <table:table-cell office:value-type="string" table:style-name="ce20">
            <text:p>502 Bad Gateway nginx</text:p>
          </table:table-cell>
          <table:table-cell office:value-type="string" table:style-name="ce21">
            <text:p>Apache down</text:p>
            <text:p>php-fpm down astfel siteul care este functional pe PHP numai primeste cereri (requests) de la nginx</text:p>
          </table:table-cell>
          <table:table-cell office:value-type="string" table:style-name="ce21">
            <text:p>service httpd restart <text:s text:c="2"/>(check logs sa vedem dc e down)</text:p>
            <text:p>service php-fpm restart</text:p>
            <text:p/>
          </table:table-cell>
          <table:table-cell table:number-columns-repeated="16381"/>
        </table:table-row>
        <table:table-row table:style-name="ro59">
          <table:table-cell office:value-type="string" table:style-name="ce20">
            <text:p>503 Service Unavailable</text:p>
          </table:table-cell>
          <table:table-cell office:value-type="string" table:style-name="ce21">
            <text:p>Serverul consuma foarte multe resurse la momentul respectiv</text:p>
            <text:p>sau se afla sub maintenance</text:p>
            <text:p>PHP-FPM nu poate sa scrie in .htaccess din cauza permisiunilor</text:p>
            <text:p/>
            <text:p/>
            <text:p>CageFS</text:p>
          </table:table-cell>
          <table:table-cell office:value-type="string" table:style-name="ce21">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6">
          <table:table-cell office:value-type="string" table:style-name="ce20">
            <text:p>504 Gateway Timeout</text:p>
          </table:table-cell>
          <table:table-cell office:value-type="string" table:style-name="ce21">
            <text:p>Se incarca greu siteul din cauza resurselor sau setarilor mici php</text:p>
            <text:p>Sau</text:p>
          </table:table-cell>
          <table:table-cell office:value-type="string" table:style-name="ce21">
            <text:p>max_execution_time = 300 <text:s/>memory_limit = 512</text:p>
            <text:p>max_input_time = 300 daca are nginx</text:p>
          </table:table-cell>
          <table:table-cell table:number-columns-repeated="16381"/>
        </table:table-row>
        <table:table-row table:style-name="ro2">
          <table:table-cell office:value-type="string" table:style-name="ce20">
            <text:p>508 Resource Limit Reached apare numai la cPanel cu WHM -</text:p>
            <text:p>Cloudlinux</text:p>
          </table:table-cell>
          <table:table-cell office:value-type="string" table:style-name="ce21">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21">
            <text:p>asic</text:p>
          </table:table-cell>
          <table:table-cell table:number-columns-repeated="16381"/>
        </table:table-row>
        <table:table-row table:style-name="ro58">
          <table:table-cell office:value-type="string" table:style-name="ce20">
            <text:p>www.zzzzzz’s server DNS address could not be found.</text:p>
            <text:p>ERR_NAME_NOT_RESOLVED</text:p>
            <text:p>ERR_NAME_RESOLUTION_FAILED</text:p>
            <text:p/>
            <text:p>DNS_Probe_Finished_NXDOMAIN</text:p>
          </table:table-cell>
          <table:table-cell office:value-type="string" table:style-name="ce21">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21">
            <text:p>Verificat zona DNS pe server sa fie corecta.</text:p>
            <text:p>Restartat serverul de DNS.</text:p>
            <text:p>Verificat portul 53 de DNS in firewall sa nu fie filtrat</text:p>
          </table:table-cell>
          <table:table-cell table:number-columns-repeated="16381"/>
        </table:table-row>
        <table:table-row table:style-name="ro75">
          <table:table-cell office:value-type="string" table:style-name="ce20">
            <text:p>ERR_CONNECTION_REFUSED</text:p>
            <text:p/>
            <text:p>No data received ERR_EMPTY_RESPONSE</text:p>
          </table:table-cell>
          <table:table-cell office:value-type="string" table:style-name="ce21">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21">
            <text:p/>
            <text:p/>
            <text:p>/scripts/rebuildvhosts sau /scripts/createvhosts.py</text:p>
          </table:table-cell>
          <table:table-cell table:number-columns-repeated="16381"/>
        </table:table-row>
        <table:table-row table:style-name="ro66">
          <table:table-cell office:value-type="string" table:style-name="ce18">
            <text:p>ERR_CONNECTION_TIMED_OUT took too long to respond.</text:p>
          </table:table-cell>
          <table:table-cell office:value-type="string" table:style-name="ce21">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21">
            <text:p/>
            <text:p>Iptables -I INPUT -p tcp -m tcp --dport 80 -j DROP</text:p>
            <text:p>telnet domeniu.ro 80 iptables | grep 80</text:p>
          </table:table-cell>
          <table:table-cell table:number-columns-repeated="16381"/>
        </table:table-row>
        <table:table-row table:style-name="ro58">
          <table:table-cell office:value-type="string" table:style-name="ce52">
            <text:p>If you are the owner of this website, please contact your hosting provider:</text:p>
            <text:p>It is possible you have reached this page because</text:p>
            <text:p>cgi-sys/defaultwebpage.cgi</text:p>
          </table:table-cell>
          <table:table-cell office:value-type="string" table:style-name="ce21">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21"/>
          <table:table-cell table:number-columns-repeated="16381"/>
        </table:table-row>
        <table:table-row table:style-name="ro1">
          <table:table-cell office:value-type="string" table:style-name="ce18">
            <office:annotation draw:style-name="a11" svg:x="0.891666666666667in" svg:y="1.54166666666667in" svg:width="9.46666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11"/>
          <table:table-cell table:number-columns-repeated="16381"/>
        </table:table-row>
        <table:table-row table:number-rows-repeated="23" table:style-name="ro1">
          <table:table-cell table:style-name="ce18"/>
          <table:table-cell table:number-columns-repeated="2" table:style-name="ce11"/>
          <table:table-cell table:number-columns-repeated="16381"/>
        </table:table-row>
        <table:table-row table:number-rows-repeated="1048538" table:style-name="ro61">
          <table:table-cell table:number-columns-repeated="16384"/>
        </table:table-row>
      </table:table>
      <table:table table:name="Loguri_Diverse" table:style-name="ta4">
        <table:table-column table:style-name="co23" table:default-cell-style-name="ce17"/>
        <table:table-column table:style-name="co24" table:default-cell-style-name="ce17"/>
        <table:table-column table:style-name="co25"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0">
            <text:p>Logul</text:p>
          </table:table-cell>
          <table:table-cell office:value-type="string" table:style-name="ce19">
            <text:p>Descriere</text:p>
          </table:table-cell>
          <table:table-cell office:value-type="string" table:style-name="ce10">
            <text:p>Config</text:p>
          </table:table-cell>
          <table:table-cell table:number-columns-repeated="1021" table:style-name="ce38"/>
          <table:table-cell table:number-columns-repeated="15360"/>
        </table:table-row>
        <table:table-row table:style-name="ro1">
          <table:table-cell office:value-type="string" table:style-name="ce55">
            <text:p>C:\app\SEBY\product\18.0.0\dbhomeXE\log\desktop-0biht5c\client<text:s text:c="2"/></text:p>
          </table:table-cell>
          <table:table-cell office:value-type="string" table:style-name="ce56">
            <text:p>Tns listener debug log</text:p>
          </table:table-cell>
          <table:table-cell table:style-name="ce10"/>
          <table:table-cell table:number-columns-repeated="1021" table:style-name="ce38"/>
          <table:table-cell table:number-columns-repeated="15360"/>
        </table:table-row>
        <table:table-row table:style-name="ro1">
          <table:table-cell office:value-type="string" table:style-name="ce55">
            <text:p>C:\Users\SEBY\AppData\Roaming\DBeaverData\workspace6\.metadata\dbeaver</text:p>
          </table:table-cell>
          <table:table-cell office:value-type="string" table:style-name="ce56">
            <text:p>Dbeaver debug</text:p>
          </table:table-cell>
          <table:table-cell table:style-name="ce10"/>
          <table:table-cell table:number-columns-repeated="1021" table:style-name="ce38"/>
          <table:table-cell table:number-columns-repeated="15360"/>
        </table:table-row>
        <table:table-row table:style-name="ro1">
          <table:table-cell office:value-type="string" table:style-name="ce56">
            <text:p>C:\app\SEBY\product\18.0.0\diag\tnslsnr\DESKTOP-0BIHT5C\listener\alert</text:p>
          </table:table-cell>
          <table:table-cell office:value-type="string" table:style-name="ce56">
            <text:p>Alert log</text:p>
          </table:table-cell>
          <table:table-cell table:style-name="ce10"/>
          <table:table-cell table:number-columns-repeated="1021" table:style-name="ce38"/>
          <table:table-cell table:number-columns-repeated="15360"/>
        </table:table-row>
        <table:table-row table:style-name="ro1">
          <table:table-cell office:value-type="string" table:style-name="ce17">
            <text:p>/usr/local/apache/domlogs/</text:p>
          </table:table-cell>
          <table:table-cell office:value-type="string" table:style-name="ce17">
            <text:p>Accesari pentru fiecare user pe domeniu</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apache/logs/error_log</text:p>
          </table:table-cell>
          <table:table-cell office:value-type="string" table:style-name="ce17">
            <text:p>Erori apache la toti si restarturile de Apache</text:p>
          </table:table-cell>
          <table:table-cell office:value-type="string" table:style-name="ce17">
            <text:p>/etc/apache2/conf/httpd.conf <text:s text:c="6"/>(httpd -V)</text:p>
          </table:table-cell>
          <table:table-cell table:number-columns-repeated="1021" table:style-name="ce38"/>
          <table:table-cell table:number-columns-repeated="15360"/>
        </table:table-row>
        <table:table-row table:style-name="ro1">
          <table:table-cell office:value-type="string" table:style-name="ce17">
            <office:annotation draw:style-name="a12" svg:x="2.35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7">
            <text:p>Exim mail loguri</text:p>
          </table:table-cell>
          <table:table-cell office:value-type="string" table:style-name="ce17">
            <text:p>/etc/exim.conf <text:s text:c="9"/>(exim -bV)</text:p>
          </table:table-cell>
          <table:table-cell table:number-columns-repeated="1021" table:style-name="ce38"/>
          <table:table-cell table:number-columns-repeated="15360"/>
        </table:table-row>
        <table:table-row table:style-name="ro1">
          <table:table-cell office:value-type="string" table:style-name="ce17">
            <text:p>/var/log/maillog <text:s text:c="5"/>mailq (postfix)</text:p>
          </table:table-cell>
          <table:table-cell office:value-type="string" table:style-name="ce17">
            <text:p>Mail loguri Dovecot si Postfix</text:p>
          </table:table-cell>
          <table:table-cell office:value-type="string" table:style-name="ce17">
            <text:p>/etc/dovecot/dovecot.conf <text:s text:c="5"/>(doveconf)</text:p>
          </table:table-cell>
          <table:table-cell office:value-type="string" table:style-name="ce38">
            <text:p>na</text:p>
          </table:table-cell>
          <table:table-cell table:number-columns-repeated="16380"/>
        </table:table-row>
        <table:table-row table:style-name="ro1">
          <table:table-cell office:value-type="string" table:style-name="ce17">
            <text:p>/home/user/public_html/error_log</text:p>
          </table:table-cell>
          <table:table-cell office:value-type="string" table:style-name="ce17">
            <text:p>Erori cPanel pentru php</text:p>
          </table:table-cell>
          <table:table-cell office:value-type="string" table:style-name="ce17">
            <text:p>php -i | grep -i Configuration</text:p>
          </table:table-cell>
          <table:table-cell table:number-columns-repeated="1021" table:style-name="ce38"/>
          <table:table-cell table:number-columns-repeated="15360"/>
        </table:table-row>
        <table:table-row table:style-name="ro1">
          <table:table-cell office:value-type="string" table:style-name="ce17">
            <text:p>/usr/local/cpanel/logs/error_log</text:p>
          </table:table-cell>
          <table:table-cell office:value-type="string" table:style-name="ce17">
            <text:p>Erori din cPanel</text:p>
          </table:table-cell>
          <table:table-cell office:value-type="string" table:style-name="ce17">
            <text:p>/var/cpanel/cpanel.config</text:p>
          </table:table-cell>
          <table:table-cell table:number-columns-repeated="1021" table:style-name="ce38"/>
          <table:table-cell table:number-columns-repeated="15360"/>
        </table:table-row>
        <table:table-row table:style-name="ro1">
          <table:table-cell office:value-type="string" table:style-name="ce17">
            <text:p>/usr/local/cpanel/logs/access_log</text:p>
          </table:table-cell>
          <table:table-cell office:value-type="string" table:style-name="ce17">
            <text:p>Acces din cPanel</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cpanel/logs/login_log</text:p>
          </table:table-cell>
          <table:table-cell office:value-type="string" table:style-name="ce17">
            <text:p>cPanel autentificari esuate</text:p>
          </table:table-cell>
          <table:table-cell table:style-name="ce17"/>
          <table:table-cell table:number-columns-repeated="1021" table:style-name="ce38"/>
          <table:table-cell table:number-columns-repeated="15360"/>
        </table:table-row>
        <table:table-row table:style-name="ro1">
          <table:table-cell office:value-type="string" table:style-name="ce17">
            <text:p>/var/named/data/named.run <text:s text:c="2"/>/var/named/</text:p>
          </table:table-cell>
          <table:table-cell office:value-type="string" table:style-name="ce17">
            <text:p>Zonele DNS si erori log</text:p>
          </table:table-cell>
          <table:table-cell office:value-type="string" table:style-name="ce17">
            <text:p>/etc/named.conf</text:p>
          </table:table-cell>
          <table:table-cell table:number-columns-repeated="1021" table:style-name="ce38"/>
          <table:table-cell table:number-columns-repeated="15360"/>
        </table:table-row>
        <table:table-row table:style-name="ro1">
          <table:table-cell office:value-type="string" table:style-name="ce17">
            <text:p>/var/lib/mysql</text:p>
          </table:table-cell>
          <table:table-cell office:value-type="string" table:style-name="ce17">
            <text:p>Mysql databases</text:p>
          </table:table-cell>
          <table:table-cell office:value-type="string" table:style-name="ce17">
            <text:p>/etc/my.cnf</text:p>
          </table:table-cell>
          <table:table-cell table:number-columns-repeated="1021" table:style-name="ce38"/>
          <table:table-cell table:number-columns-repeated="15360"/>
        </table:table-row>
        <table:table-row table:style-name="ro1">
          <table:table-cell office:value-type="string" table:style-name="ce17">
            <text:p>/var/log/lfd.log <text:s/>grep Ipdinlocatie /etc/csf/csf.deny</text:p>
          </table:table-cell>
          <table:table-cell office:value-type="string" table:style-name="ce17">
            <text:p>Firewall CSF</text:p>
          </table:table-cell>
          <table:table-cell office:value-type="string" table:style-name="ce17">
            <text:p>/etc/csf/csf.conf</text:p>
          </table:table-cell>
          <table:table-cell table:number-columns-repeated="1021" table:style-name="ce38"/>
          <table:table-cell table:number-columns-repeated="15360"/>
        </table:table-row>
        <table:table-row table:style-name="ro1">
          <table:table-cell office:value-type="string" table:style-name="ce30">
            <text:p>/usr/local/cpanel/logs/cphulkd_errors.log</text:p>
          </table:table-cell>
          <table:table-cell office:value-type="string" table:style-name="ce17">
            <text:p>cphulk erori</text:p>
          </table:table-cell>
          <table:table-cell office:value-type="string" table:style-name="ce17">
            <text:p>/var/cpanel/hulkd/conf</text:p>
          </table:table-cell>
          <table:table-cell table:number-columns-repeated="1021" table:style-name="ce38"/>
          <table:table-cell table:number-columns-repeated="15360"/>
        </table:table-row>
        <table:table-row table:style-name="ro1">
          <table:table-cell office:value-type="string" table:style-name="ce45">
            <text:p>clamscan /zzzz &gt; logfilelocation</text:p>
          </table:table-cell>
          <table:table-cell office:value-type="string" table:style-name="ce17">
            <text:p>Clam AV antivirus</text:p>
          </table:table-cell>
          <table:table-cell office:value-type="string" table:style-name="ce17">
            <text:p>/usr/local/cpanel/3rdparty/etc/clamd.conf</text:p>
          </table:table-cell>
          <table:table-cell table:number-columns-repeated="16381"/>
        </table:table-row>
        <table:table-row table:style-name="ro1">
          <table:table-cell office:value-type="string" table:style-name="ce17">
            <text:p>/usr/sbin/r1soft/log/cdp.log</text:p>
          </table:table-cell>
          <table:table-cell office:value-type="string" table:style-name="ce17">
            <text:p>R1 soft</text:p>
          </table:table-cell>
          <table:table-cell office:value-type="string" table:style-name="ce17">
            <text:p>/usr/sbin/r1soft/conf/agent_config</text:p>
          </table:table-cell>
          <table:table-cell table:number-columns-repeated="16381"/>
        </table:table-row>
        <table:table-row table:style-name="ro1">
          <table:table-cell office:value-type="string" table:style-name="ce17">
            <text:p>grep -R username /var/log/messages</text:p>
          </table:table-cell>
          <table:table-cell office:value-type="string" table:style-name="ce17">
            <text:p>Fisiere sterse, FTP acces</text:p>
          </table:table-cell>
          <table:table-cell table:style-name="ce17"/>
          <table:table-cell table:number-columns-repeated="16381"/>
        </table:table-row>
        <table:table-row table:style-name="ro1">
          <table:table-cell office:value-type="string" table:style-name="ce17">
            <text:p>/var/log/cron | grep username</text:p>
          </table:table-cell>
          <table:table-cell office:value-type="string" table:style-name="ce17">
            <text:p>Crontab</text:p>
          </table:table-cell>
          <table:table-cell table:style-name="ce17"/>
          <table:table-cell table:number-columns-repeated="16381"/>
        </table:table-row>
        <table:table-row table:style-name="ro1">
          <table:table-cell office:value-type="string" table:style-name="ce17">
            <text:p>/var/log/secure <text:s/>w,who,last -x</text:p>
          </table:table-cell>
          <table:table-cell office:value-type="string" table:style-name="ce16">
            <text:p>Vedem cine s-a logat si delogat</text:p>
          </table:table-cell>
          <table:table-cell office:value-type="string" table:style-name="ce17">
            <text:p>/etc/ssh/sshd_config</text:p>
          </table:table-cell>
          <table:table-cell table:number-columns-repeated="16381"/>
        </table:table-row>
        <table:table-row table:style-name="ro1">
          <table:table-cell office:value-type="string" table:style-name="ce17">
            <text:p>/root/.bash_history</text:p>
          </table:table-cell>
          <table:table-cell office:value-type="string" table:style-name="ce17">
            <text:p>Vedem comenzile scrise de root</text:p>
          </table:table-cell>
          <table:table-cell table:style-name="ce17"/>
          <table:table-cell table:number-columns-repeated="16381"/>
        </table:table-row>
        <table:table-row table:number-rows-repeated="1048554" table:style-name="ro61">
          <table:table-cell table:number-columns-repeated="16384"/>
        </table:table-row>
      </table:table>
      <table:table table:name="Mail" table:style-name="ta4">
        <table:table-column table:style-name="co26" table:default-cell-style-name="ce8"/>
        <table:table-column table:style-name="co27" table:default-cell-style-name="ce45"/>
        <table:table-column table:style-name="co28" table:default-cell-style-name="ce45"/>
        <table:table-column table:style-name="co17" table:number-columns-repeated="1021" table:default-cell-style-name="ce45"/>
        <table:table-column table:style-name="co3" table:number-columns-repeated="15360" table:default-cell-style-name="ce1"/>
        <table:table-row table:style-name="ro1">
          <table:table-cell office:value-type="string" table:style-name="ce57">
            <text:p>Descriere</text:p>
          </table:table-cell>
          <table:table-cell office:value-type="string" table:style-name="ce57">
            <text:p>Solutia</text:p>
          </table:table-cell>
          <table:table-cell office:value-type="string" table:style-name="ce57">
            <text:p>Comanda</text:p>
          </table:table-cell>
          <table:table-cell table:number-columns-repeated="16381"/>
        </table:table-row>
        <table:table-row table:style-name="ro2">
          <table:table-cell office:value-type="string" table:style-name="ce20">
            <office:annotation draw:style-name="a13" svg:x="0.791666666666667in" svg:y="0.075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21">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21">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5">
          <table:table-cell office:value-type="string" table:style-name="ce20">
            <text:p>Nu poate sa primeasca mailuri dar poate sa trimita</text:p>
          </table:table-cell>
          <table:table-cell office:value-type="string" table:style-name="ce21">
            <text:p>Spatiul quota depasita</text:p>
            <text:p>IP filtrat</text:p>
            <text:p>Sa nu aiba un mail forwarder care sa trimita catre alt mail, iar</text:p>
            <text:p>daca ai sa tina o copie in contul original.</text:p>
          </table:table-cell>
          <table:table-cell table:style-name="ce21"/>
          <table:table-cell table:number-columns-repeated="16381"/>
        </table:table-row>
        <table:table-row table:style-name="ro64">
          <table:table-cell office:value-type="string" table:style-name="ce20">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21">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21"/>
          <table:table-cell table:number-columns-repeated="16381"/>
        </table:table-row>
        <table:table-row table:style-name="ro66">
          <table:table-cell office:value-type="string" table:style-name="ce20">
            <text:p>telnet: connect to address 127.0.0.1: Connection refused</text:p>
          </table:table-cell>
          <table:table-cell office:value-type="string" table:style-name="ce21">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21">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6">
          <table:table-cell office:value-type="string" table:style-name="ce20">
            <text:p>DNS SETTINGS AND MX RECORDS</text:p>
          </table:table-cell>
          <table:table-cell office:value-type="string" table:style-name="ce21">
            <text:p>Sa vedem sa pointeze catre A record IP <text:s/>serverul nostru</text:p>
          </table:table-cell>
          <table:table-cell office:value-type="string" table:style-name="ce58">
            <text:p>dig domeniu</text:p>
            <text:p>echo test | mail email@domain.com</text:p>
          </table:table-cell>
          <table:table-cell table:number-columns-repeated="16381"/>
        </table:table-row>
        <table:table-row table:style-name="ro6">
          <table:table-cell office:value-type="string" table:style-name="ce59">
            <text:p>MAKE SURE THE EMAIL ACCOUNT IS CREATED</text:p>
          </table:table-cell>
          <table:table-cell office:value-type="string" table:style-name="ce21">
            <text:p>Cautam in acces log sa vedem daca a fost stearsa casuta.</text:p>
            <text:p>Outputul comenzii sa fie ceva cu : delpop&amp;email</text:p>
          </table:table-cell>
          <table:table-cell office:value-type="string" table:style-name="ce60">
            <text:p><text:s/>cat /usr/local/cpanel/logs/access_log | grep domeniu.ro | grep numele casutei din fata domeniului | grep del</text:p>
          </table:table-cell>
          <table:table-cell table:number-columns-repeated="16381"/>
        </table:table-row>
        <table:table-row table:style-name="ro5">
          <table:table-cell office:value-type="string" table:style-name="ce20">
            <text:p>SPAM se trimit mailurile adresei lui la alte adrese</text:p>
          </table:table-cell>
          <table:table-cell office:value-type="string" table:style-name="ce21">
            <text:p>cPanel - Authentification - DKIM SPF Enabled .</text:p>
            <text:p>Reverse DNS daca e facut</text:p>
            <text:p>Dmarc inregistrare de facut</text:p>
          </table:table-cell>
          <table:table-cell office:value-type="string" table:style-name="ce21">
            <text:p/>
            <text:p>host IP</text:p>
            <text:p>_dmarc 1200 IN TXT "v=DMARC1; p=none; sp=none; rf=afrf; pct=100; ri=86400"</text:p>
          </table:table-cell>
          <table:table-cell table:number-columns-repeated="16381"/>
        </table:table-row>
        <table:table-row table:style-name="ro6">
          <table:table-cell office:value-type="string" table:style-name="ce20">
            <text:p>recipient X was rejected by server = too many recipients: message rejected:</text:p>
          </table:table-cell>
          <table:table-cell office:value-type="string" table:style-name="ce21">
            <text:p>In cadrul unui email trebuie sa adaugati maxim 15 destinatari, conform parametrilor tehnici</text:p>
          </table:table-cell>
          <table:table-cell table:style-name="ce21"/>
          <table:table-cell table:number-columns-repeated="16381"/>
        </table:table-row>
        <table:table-row table:style-name="ro76">
          <table:table-cell office:value-type="string" table:style-name="ce20">
            <text:p>Mailuri lipsa</text:p>
          </table:table-cell>
          <table:table-cell office:value-type="string" table:style-name="ce21">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21"/>
          <table:table-cell table:number-columns-repeated="16381"/>
        </table:table-row>
        <table:table-row table:style-name="ro6">
          <table:table-cell office:value-type="string" table:style-name="ce18">
            <text:p>Mailuri foarte slow si Disk quota erori</text:p>
          </table:table-cell>
          <table:table-cell office:value-type="string" table:style-name="ce21">
            <text:p>Sa puna maxim 500 MB la casuta de mail numai mult. Altfel o sa I se</text:p>
            <text:p>incarce foarte greu mailurile la send si receive</text:p>
          </table:table-cell>
          <table:table-cell table:style-name="ce11"/>
          <table:table-cell table:number-columns-repeated="16381"/>
        </table:table-row>
        <table:table-row table:style-name="ro24">
          <table:table-cell office:value-type="string" table:style-name="ce20">
            <text:p>5.0.0. A message that you sent could not be delivered to one or more of its recipients. This is a permanent error. The following address(es) failed:</text:p>
          </table:table-cell>
          <table:table-cell office:value-type="string" table:style-name="ce21">
            <text:p>Adresa noastra se afla intr-un filtru de SPAM la adresa unde trimitem</text:p>
          </table:table-cell>
          <table:table-cell table:style-name="ce11"/>
          <table:table-cell table:number-columns-repeated="16381"/>
        </table:table-row>
        <table:table-row table:style-name="ro6">
          <table:table-cell office:value-type="string" table:style-name="ce20">
            <text:p>544 5.4.4 Error Host or domain name not found. Name service</text:p>
            <text:p>error</text:p>
          </table:table-cell>
          <table:table-cell office:value-type="string" table:style-name="ce21">
            <text:p>Una dintre adresele din TO CC BCC nu exista domeniul sau este</text:p>
            <text:p>scrisa gresit</text:p>
          </table:table-cell>
          <table:table-cell table:style-name="ce11"/>
          <table:table-cell table:number-columns-repeated="16381"/>
        </table:table-row>
        <table:table-row table:style-name="ro6">
          <table:table-cell office:value-type="string" table:style-name="ce18">
            <text:p>554 5.7.1 Relaying denied.</text:p>
          </table:table-cell>
          <table:table-cell office:value-type="string" table:style-name="ce21">
            <text:p>Sa bifeze Authentificare cu SMTP, sau poate serverul unde trimite</text:p>
            <text:p>este oprit</text:p>
          </table:table-cell>
          <table:table-cell table:style-name="ce11"/>
          <table:table-cell table:number-columns-repeated="16381"/>
        </table:table-row>
        <table:table-row table:style-name="ro24">
          <table:table-cell office:value-type="string" table:style-name="ce20">
            <text:p>554 5.7.1 Service unavailable; Client host [zz.zz.zz.zz] blocked</text:p>
            <text:p>Using numeleblacklistului</text:p>
          </table:table-cell>
          <table:table-cell office:value-type="string" table:style-name="ce21">
            <text:p>multirbl.valli.org/lookup/ cautam aici IP-ul lui daca este listat intr-o</text:p>
            <text:p>Lista de spam si vedem si numele blacklistului din eroare. Daca nu este sa ia legatura cu acel hostul acelui domeniu unde trimite.</text:p>
          </table:table-cell>
          <table:table-cell table:style-name="ce11"/>
          <table:table-cell table:number-columns-repeated="16381"/>
        </table:table-row>
        <table:table-row table:style-name="ro24">
          <table:table-cell office:value-type="string" table:style-name="ce20">
            <text:p>450 4.7.1 Sender address rejected: Greylisting in action</text:p>
            <text:p>, retry after zzz seconds</text:p>
          </table:table-cell>
          <table:table-cell office:value-type="string" table:style-name="ce21">
            <text:p>Exista un filtru pe serverul destinatarului pentru domeniul</text:p>
            <text:p>dumneavoastra. Observam ca acesta a fost eliminat intre timp</text:p>
            <text:p>si a fost trimis un mesaj cu succes catre adresademail</text:p>
          </table:table-cell>
          <table:table-cell table:style-name="ce11"/>
          <table:table-cell table:number-columns-repeated="16381"/>
        </table:table-row>
        <table:table-row table:style-name="ro1">
          <table:table-cell office:value-type="string" table:style-name="ce18">
            <text:p>Conexiunea cu serverul nostru a expirat</text:p>
          </table:table-cell>
          <table:table-cell office:value-type="string" table:style-name="ce11">
            <text:p>Restartat clientul de mail</text:p>
          </table:table-cell>
          <table:table-cell table:style-name="ce11"/>
          <table:table-cell table:number-columns-repeated="16381"/>
        </table:table-row>
        <table:table-row table:style-name="ro1">
          <table:table-cell office:value-type="string" table:style-name="ce8">
            <text:p>Rejecting banned content</text:p>
          </table:table-cell>
          <table:table-cell office:value-type="string" table:style-name="ce11">
            <text:p>Atasamentele nu sunt acceptate de serverul unde trimite</text:p>
          </table:table-cell>
          <table:table-cell table:style-name="ce11"/>
          <table:table-cell table:number-columns-repeated="16381"/>
        </table:table-row>
        <table:table-row table:style-name="ro1">
          <table:table-cell office:value-type="string" table:style-name="ce18">
            <text:p>User unknown in virtual mailbox table</text:p>
          </table:table-cell>
          <table:table-cell office:value-type="string" table:style-name="ce11">
            <text:p>Adresa nu exista pe serverul destinatie</text:p>
          </table:table-cell>
          <table:table-cell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style-name="ro6">
          <table:table-cell office:value-type="string" table:style-name="ce20">
            <text:p>ENABLE MAIL - cPanel - DNS Functions - Edit MX Entry - Edit domeniu - Remote Mail Exchanger ii da disable</text:p>
          </table:table-cell>
          <table:table-cell table:number-columns-repeated="2"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number-rows-repeated="1048552" table:style-name="ro61">
          <table:table-cell table:number-columns-repeated="16384"/>
        </table:table-row>
      </table:table>
      <table:table table:name="Gramatica" table:style-name="ta5">
        <table:table-column table:style-name="co29" table:default-cell-style-name="ce19"/>
        <table:table-column table:style-name="co30" table:default-cell-style-name="ce17"/>
        <table:table-column table:style-name="co31" table:default-cell-style-name="ce17"/>
        <table:table-column table:style-name="co32" table:number-columns-repeated="1021" table:default-cell-style-name="ce1"/>
        <table:table-column table:style-name="co3" table:number-columns-repeated="15360" table:default-cell-style-name="ce1"/>
        <table:table-row table:style-name="ro1">
          <table:table-cell table:style-name="ce19"/>
          <table:table-cell table:number-columns-repeated="2" table:style-name="ce17"/>
          <table:table-cell table:number-columns-repeated="16381" table:style-name="ce51"/>
        </table:table-row>
        <table:table-row table:style-name="ro1">
          <table:table-cell office:value-type="string" table:style-name="ce19">
            <text:p>nu mai</text:p>
          </table:table-cell>
          <table:table-cell office:value-type="string" table:style-name="ce17">
            <text:p>atunci când e o opoziţie între un „înainte” când se întâmpla</text:p>
            <text:p>Ceva şi un „acum”,</text:p>
          </table:table-cell>
          <table:table-cell office:value-type="string" table:style-name="ce17">
            <text:p>Nu mai stiu ce sa zic</text:p>
          </table:table-cell>
          <table:table-cell table:number-columns-repeated="16381" table:style-name="ce51"/>
        </table:table-row>
        <table:table-row table:style-name="ro1">
          <table:table-cell office:value-type="string" table:style-name="ce19">
            <text:p>numai</text:p>
          </table:table-cell>
          <table:table-cell office:value-type="string" table:style-name="ce17">
            <text:p>Egal cu “doar”</text:p>
          </table:table-cell>
          <table:table-cell office:value-type="string" table:style-name="ce17">
            <text:p>Am numai o oră la dispoziţie.</text:p>
          </table:table-cell>
          <table:table-cell table:number-columns-repeated="16381"/>
        </table:table-row>
        <table:table-row table:style-name="ro1">
          <table:table-cell office:value-type="string" table:style-name="ce19">
            <text:p>doar</text:p>
          </table:table-cell>
          <table:table-cell office:value-type="string" table:style-name="ce17">
            <text:p>Exprima ideea unei delimitari sau restrictii</text:p>
          </table:table-cell>
          <table:table-cell office:value-type="string" table:style-name="ce17">
            <text:p>Am doar o sută de lei.</text:p>
          </table:table-cell>
          <table:table-cell table:number-columns-repeated="16381"/>
        </table:table-row>
        <table:table-row table:style-name="ro1">
          <table:table-cell office:value-type="string" table:style-name="ce19">
            <text:p>decat</text:p>
          </table:table-cell>
          <table:table-cell office:value-type="string" table:style-name="ce17">
            <text:p>numai in propozitii negative cu “nu” in fata sau comparatii</text:p>
          </table:table-cell>
          <table:table-cell office:value-type="string" table:style-name="ce17">
            <text:p>Nu am decât o sută de lei. | Este mai înalt decât tine.</text:p>
          </table:table-cell>
          <table:table-cell table:number-columns-repeated="16381"/>
        </table:table-row>
        <table:table-row table:style-name="ro1">
          <table:table-cell office:value-type="string" table:style-name="ce19">
            <text:p>de cat</text:p>
          </table:table-cell>
          <table:table-cell office:value-type="string" table:style-name="ce17">
            <text:p>Când expresia este formată dintr-o prepoziţie şi un pronume</text:p>
            <text:p>Relativ / interogativ:</text:p>
          </table:table-cell>
          <table:table-cell office:value-type="string" table:style-name="ce16">
            <text:p>De cât ai nevoie?</text:p>
          </table:table-cell>
          <table:table-cell table:number-columns-repeated="16381"/>
        </table:table-row>
        <table:table-row table:style-name="ro1">
          <table:table-cell office:value-type="string" table:style-name="ce19">
            <text:p>Asigurati-va</text:p>
          </table:table-cell>
          <table:table-cell office:value-type="string" table:style-name="ce17">
            <text:p>Va asigurati</text:p>
          </table:table-cell>
          <table:table-cell office:value-type="string" table:style-name="ce45">
            <text:p>Asigurați-vă ca introduceți.</text:p>
          </table:table-cell>
          <table:table-cell table:number-columns-repeated="16381"/>
        </table:table-row>
        <table:table-row table:style-name="ro1">
          <table:table-cell office:value-type="string" table:style-name="ce19">
            <text:p>V-ati autentificat?</text:p>
          </table:table-cell>
          <table:table-cell table:number-columns-repeated="2" table:style-name="ce17"/>
          <table:table-cell table:number-columns-repeated="16381"/>
        </table:table-row>
        <table:table-row table:style-name="ro1">
          <table:table-cell office:value-type="string" table:style-name="ce19">
            <text:p>creeza</text:p>
          </table:table-cell>
          <table:table-cell table:number-columns-repeated="2" table:style-name="ce17"/>
          <table:table-cell table:number-columns-repeated="16381"/>
        </table:table-row>
        <table:table-row table:style-name="ro1">
          <table:table-cell office:value-type="string" table:style-name="ce19">
            <text:p>Ni-l transmiteti</text:p>
          </table:table-cell>
          <table:table-cell table:number-columns-repeated="2" table:style-name="ce17"/>
          <table:table-cell table:number-columns-repeated="16381"/>
        </table:table-row>
        <table:table-row table:style-name="ro1">
          <table:table-cell office:value-type="string" table:style-name="ce8">
            <text:p>Intr-adevar</text:p>
          </table:table-cell>
          <table:table-cell table:number-columns-repeated="2" table:style-name="ce17"/>
          <table:table-cell table:number-columns-repeated="16381"/>
        </table:table-row>
        <table:table-row table:number-rows-repeated="1048565" table:style-name="ro6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EBY</meta:initial-creator>
    <dc:creator>Windows User</dc:creator>
    <meta:creation-date>2017-04-19T14:21:54Z</meta:creation-date>
    <dc:date>2021-01-16T10:12:36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